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ans-serif" svg:font-family="Verdana, sans-serif" style:font-family-generic="system"/>
    <style:font-face style:name="Segoe UI" svg:font-family="Segoe UI" style:font-family-generic="swiss" style:font-pitch="variable" svg:panose-1="2 11 5 2 4 2 4 2 2 3"/>
    <style:font-face style:name="Consolas, Menlo, 'courier new'," svg:font-family="Consolas, Menlo, 'courier new',"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T6" style:parent-style-name="DefaultParagraphFont" style:family="text">
      <style:text-properties fo:font-weight="bold" style:font-weight-asian="bold" style:font-weight-complex="bold" fo:color="#1C1C1C"/>
    </style:style>
    <style:style style:name="T7" style:parent-style-name="DefaultParagraphFont" style:family="text">
      <style:text-properties fo:font-weight="bold" style:font-weight-asian="bold" style:font-weight-complex="bold"/>
    </style:style>
    <style:style style:name="P8" style:parent-style-name="Textbody" style:family="paragraph"/>
    <style:style style:name="T9" style:parent-style-name="DefaultParagraphFont" style:family="text">
      <style:text-properties fo:font-weight="bold" style:font-weight-asian="bold" style:font-weight-complex="bold"/>
    </style:style>
    <style:style style:name="P10" style:parent-style-name="Textbody" style:family="paragraph"/>
    <style:style style:name="T11" style:parent-style-name="DefaultParagraphFont" style:family="text">
      <style:text-properties fo:font-weight="bold" style:font-weight-asian="bold" style:font-weight-complex="bold"/>
    </style:style>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HorizontalLine" style:family="paragraph">
      <style:paragraph-properties fo:margin-bottom="0.0972in" fo:line-height="115%"/>
    </style:style>
    <style:style style:name="P17" style:parent-style-name="Heading3" style:family="paragraph">
      <style:paragraph-properties fo:margin-top="0in" fo:margin-bottom="0.0972in" fo:line-height="115%"/>
    </style:style>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HorizontalLine" style:family="paragraph">
      <style:paragraph-properties fo:margin-bottom="0.0972in" fo:line-height="115%"/>
    </style:style>
    <style:style style:name="P24" style:parent-style-name="Heading3" style:family="paragraph">
      <style:paragraph-properties fo:margin-top="0in" fo:margin-bottom="0.0972in" fo:line-height="115%"/>
    </style:style>
    <style:style style:name="P25" style:parent-style-name="Textbody" style:family="paragraph">
      <style:text-properties fo:font-weight="bold" style:font-weight-asian="bold" style:font-weight-complex="bold"/>
    </style:style>
    <style:style style:name="P26" style:parent-style-name="PreformattedText" style:family="paragraph">
      <style:paragraph-properties fo:margin-bottom="0.0972in" fo:line-height="115%"/>
    </style:style>
    <style:style style:name="P27" style:parent-style-name="HorizontalLine" style:family="paragraph">
      <style:paragraph-properties fo:margin-bottom="0.0972in" fo:line-height="115%"/>
    </style:style>
    <style:style style:name="P28" style:parent-style-name="Heading3" style:family="paragraph">
      <style:paragraph-properties fo:margin-top="0in" fo:margin-bottom="0.0972in" fo:line-height="115%"/>
    </style:style>
    <style:style style:name="P29" style:parent-style-name="PreformattedText" style:family="paragraph">
      <style:paragraph-properties fo:margin-bottom="0.0972in" fo:line-height="115%"/>
    </style:style>
    <style:style style:name="P30" style:parent-style-name="PreformattedText" style:family="paragraph">
      <style:paragraph-properties fo:margin-bottom="0.0972in" fo:line-height="115%"/>
    </style:style>
    <style:style style:name="P31" style:parent-style-name="PreformattedText" style:family="paragraph">
      <style:paragraph-properties fo:margin-bottom="0.0972in" fo:line-height="115%"/>
    </style:style>
    <style:style style:name="P32" style:parent-style-name="PreformattedText" style:family="paragraph">
      <style:paragraph-properties fo:margin-bottom="0.0972in" fo:line-height="115%"/>
    </style:style>
    <style:style style:name="P33" style:parent-style-name="Textbody" style:family="paragraph"/>
    <style:style style:name="P34" style:parent-style-name="Textbody" style:family="paragraph"/>
    <style:style style:name="P35" style:parent-style-name="HorizontalLine" style:family="paragraph">
      <style:paragraph-properties fo:margin-bottom="0.0972in" fo:line-height="115%"/>
    </style:style>
    <style:style style:name="P36" style:parent-style-name="Heading3" style:family="paragraph">
      <style:paragraph-properties fo:margin-top="0in" fo:margin-bottom="0.0972in" fo:line-height="115%"/>
    </style:style>
    <style:style style:name="P37" style:parent-style-name="PreformattedText" style:family="paragraph">
      <style:paragraph-properties fo:margin-bottom="0.0972in" fo:line-height="115%"/>
    </style:style>
    <style:style style:name="P38" style:parent-style-name="PreformattedText" style:family="paragraph">
      <style:paragraph-properties fo:margin-bottom="0.0972in" fo:line-height="115%"/>
    </style:style>
    <style:style style:name="P39" style:parent-style-name="PreformattedText" style:family="paragraph">
      <style:paragraph-properties fo:margin-bottom="0.0972in" fo:line-height="115%"/>
    </style:style>
    <style:style style:name="P40" style:parent-style-name="PreformattedText" style:family="paragraph">
      <style:paragraph-properties fo:margin-bottom="0.0972in" fo:line-height="115%"/>
    </style:style>
    <style:style style:name="P41" style:parent-style-name="HorizontalLine" style:family="paragraph">
      <style:paragraph-properties fo:margin-bottom="0.0972in" fo:line-height="115%"/>
    </style:style>
    <style:style style:name="P42" style:parent-style-name="Heading3" style:family="paragraph">
      <style:paragraph-properties fo:margin-top="0in" fo:margin-bottom="0.0972in" fo:line-height="115%"/>
    </style:style>
    <style:style style:name="TableColumn44" style:family="table-column">
      <style:table-column-properties style:column-width="0.8166in" style:use-optimal-column-width="false"/>
    </style:style>
    <style:style style:name="TableColumn45" style:family="table-column">
      <style:table-column-properties style:column-width="1.2159in" style:use-optimal-column-width="false"/>
    </style:style>
    <style:style style:name="TableColumn46" style:family="table-column">
      <style:table-column-properties style:column-width="0.8013in" style:use-optimal-column-width="false"/>
    </style:style>
    <style:style style:name="Table43" style:family="table">
      <style:table-properties style:width="2.834in" fo:margin-left="-0.0069in" table:align="left"/>
    </style:style>
    <style:style style:name="TableRow47" style:family="table-row">
      <style:table-row-properties style:use-optimal-row-height="false"/>
    </style:style>
    <style:style style:name="TableCell48" style:family="table-cell">
      <style:table-cell-properties fo:border="none" style:writing-mode="lr-tb" style:vertical-align="middle" fo:padding-top="0.0194in" fo:padding-left="0.0194in" fo:padding-bottom="0.0194in" fo:padding-right="0.0194in"/>
    </style:style>
    <style:style style:name="TableCell49" style:family="table-cell">
      <style:table-cell-properties fo:border="none" style:writing-mode="lr-tb" style:vertical-align="middle" fo:padding-top="0.0194in" fo:padding-left="0.0194in" fo:padding-bottom="0.0194in" fo:padding-right="0.0194in"/>
    </style:style>
    <style:style style:name="TableCell50" style:family="table-cell">
      <style:table-cell-properties fo:border="none" style:writing-mode="lr-tb" style:vertical-align="middle" fo:padding-top="0.0194in" fo:padding-left="0.0194in" fo:padding-bottom="0.0194in" fo:padding-right="0.0194in"/>
    </style:style>
    <style:style style:name="TableRow51" style:family="table-row">
      <style:table-row-properties style:use-optimal-row-height="false"/>
    </style:style>
    <style:style style:name="TableCell52" style:family="table-cell">
      <style:table-cell-properties fo:border="none" style:writing-mode="lr-tb" style:vertical-align="middle" fo:padding-top="0.0194in" fo:padding-left="0.0194in" fo:padding-bottom="0.0194in" fo:padding-right="0.0194in"/>
    </style:style>
    <style:style style:name="TableCell53" style:family="table-cell">
      <style:table-cell-properties fo:border="none" style:writing-mode="lr-tb" style:vertical-align="middle" fo:padding-top="0.0194in" fo:padding-left="0.0194in" fo:padding-bottom="0.0194in" fo:padding-right="0.0194in"/>
    </style:style>
    <style:style style:name="TableCell54" style:family="table-cell">
      <style:table-cell-properties fo:border="none" style:writing-mode="lr-tb" style:vertical-align="middle" fo:padding-top="0.0194in" fo:padding-left="0.0194in" fo:padding-bottom="0.0194in" fo:padding-right="0.0194in"/>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TableCell57" style:family="table-cell">
      <style:table-cell-properties fo:border="none" style:writing-mode="lr-tb" style:vertical-align="middle" fo:padding-top="0.0194in" fo:padding-left="0.0194in" fo:padding-bottom="0.0194in" fo:padding-right="0.0194in"/>
    </style:style>
    <style:style style:name="TableCell58" style:family="table-cell">
      <style:table-cell-properties fo:border="none" style:writing-mode="lr-tb" style:vertical-align="middle" fo:padding-top="0.0194in" fo:padding-left="0.0194in" fo:padding-bottom="0.0194in" fo:padding-right="0.0194in"/>
    </style:style>
    <style:style style:name="TableRow59" style:family="table-row">
      <style:table-row-properties style:min-row-height="0.4534in" style:use-optimal-row-height="false"/>
    </style:style>
    <style:style style:name="TableCell60" style:family="table-cell">
      <style:table-cell-properties fo:border="none" style:writing-mode="lr-tb" style:vertical-align="middle" fo:padding-top="0.0194in" fo:padding-left="0.0194in" fo:padding-bottom="0.0194in" fo:padding-right="0.0194in"/>
    </style:style>
    <style:style style:name="TableCell61" style:family="table-cell">
      <style:table-cell-properties fo:border="none" style:writing-mode="lr-tb" style:vertical-align="middle" fo:padding-top="0.0194in" fo:padding-left="0.0194in" fo:padding-bottom="0.0194in" fo:padding-right="0.0194in"/>
    </style:style>
    <style:style style:name="TableCell62" style:family="table-cell">
      <style:table-cell-properties fo:border="none" style:writing-mode="lr-tb" style:vertical-align="middle" fo:padding-top="0.0194in" fo:padding-left="0.0194in" fo:padding-bottom="0.0194in" fo:padding-right="0.0194in"/>
    </style:style>
    <style:style style:name="TableRow63" style:family="table-row">
      <style:table-row-properties style:min-row-height="0.4534in" style:use-optimal-row-height="false"/>
    </style:style>
    <style:style style:name="TableCell64" style:family="table-cell">
      <style:table-cell-properties fo:border="none" style:writing-mode="lr-tb" style:vertical-align="middle" fo:padding-top="0.0194in" fo:padding-left="0.0194in" fo:padding-bottom="0.0194in" fo:padding-right="0.0194in"/>
    </style:style>
    <style:style style:name="TableCell65" style:family="table-cell">
      <style:table-cell-properties fo:border="none" style:writing-mode="lr-tb" style:vertical-align="middle" fo:padding-top="0.0194in" fo:padding-left="0.0194in" fo:padding-bottom="0.0194in" fo:padding-right="0.0194in"/>
    </style:style>
    <style:style style:name="TableCell66" style:family="table-cell">
      <style:table-cell-properties fo:border="none" style:writing-mode="lr-tb" style:vertical-align="middle" fo:padding-top="0.0194in" fo:padding-left="0.0194in" fo:padding-bottom="0.0194in" fo:padding-right="0.0194in"/>
    </style:style>
    <style:style style:name="P67" style:parent-style-name="HorizontalLine" style:family="paragraph">
      <style:paragraph-properties fo:margin-bottom="0.0972in" fo:line-height="115%"/>
    </style:style>
    <style:style style:name="P68" style:parent-style-name="Heading3" style:family="paragraph">
      <style:paragraph-properties fo:margin-top="0in" fo:margin-bottom="0.0972in" fo:line-height="115%"/>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PreformattedText" style:family="paragraph">
      <style:paragraph-properties fo:margin-bottom="0.0972in" fo:line-height="115%"/>
    </style:style>
    <style:style style:name="P72" style:parent-style-name="PreformattedText" style:family="paragraph">
      <style:paragraph-properties fo:margin-bottom="0.0972in" fo:line-height="115%"/>
    </style:style>
    <style:style style:name="P73" style:parent-style-name="PreformattedText" style:family="paragraph">
      <style:paragraph-properties fo:margin-bottom="0.0972in" fo:line-height="115%"/>
    </style:style>
    <style:style style:name="P74" style:parent-style-name="HorizontalLine" style:family="paragraph">
      <style:paragraph-properties fo:margin-bottom="0.0972in" fo:line-height="115%"/>
    </style:style>
    <style:style style:name="P75" style:parent-style-name="Heading3" style:family="paragraph">
      <style:paragraph-properties fo:margin-top="0in" fo:margin-bottom="0.0972in" fo:line-height="115%"/>
    </style:style>
    <style:style style:name="P76" style:parent-style-name="PreformattedText" style:family="paragraph">
      <style:paragraph-properties fo:margin-bottom="0.0972in" fo:line-height="115%"/>
    </style:style>
    <style:style style:name="P77" style:parent-style-name="PreformattedText" style:family="paragraph">
      <style:paragraph-properties fo:margin-bottom="0.0972in" fo:line-height="115%"/>
    </style:style>
    <style:style style:name="P78" style:parent-style-name="PreformattedText" style:family="paragraph">
      <style:paragraph-properties fo:margin-bottom="0.0972in" fo:line-height="115%"/>
    </style:style>
    <style:style style:name="P79" style:parent-style-name="PreformattedText" style:family="paragraph">
      <style:paragraph-properties fo:margin-bottom="0.0972in" fo:line-height="115%"/>
    </style:style>
    <style:style style:name="P80" style:parent-style-name="PreformattedText" style:family="paragraph">
      <style:paragraph-properties fo:margin-bottom="0.0972in" fo:line-height="115%"/>
    </style:style>
    <style:style style:name="P81" style:parent-style-name="PreformattedText" style:family="paragraph">
      <style:paragraph-properties fo:margin-bottom="0.0972in" fo:line-height="115%"/>
    </style:style>
    <style:style style:name="P82" style:parent-style-name="PreformattedText" style:family="paragraph">
      <style:paragraph-properties fo:margin-bottom="0.0972in" fo:line-height="115%"/>
    </style:style>
    <style:style style:name="P83" style:parent-style-name="PreformattedText" style:family="paragraph">
      <style:paragraph-properties fo:margin-bottom="0.0972in" fo:line-height="115%"/>
    </style:style>
    <style:style style:name="P84" style:parent-style-name="PreformattedText" style:family="paragraph">
      <style:paragraph-properties fo:margin-bottom="0.0972in" fo:line-height="115%"/>
    </style:style>
    <style:style style:name="P85" style:parent-style-name="PreformattedText" style:family="paragraph">
      <style:paragraph-properties fo:margin-bottom="0.0972in" fo:line-height="115%"/>
    </style:style>
    <style:style style:name="P86" style:parent-style-name="PreformattedText" style:family="paragraph">
      <style:paragraph-properties fo:margin-bottom="0.0972in" fo:line-height="115%"/>
    </style:style>
    <style:style style:name="P87" style:parent-style-name="PreformattedText" style:family="paragraph">
      <style:paragraph-properties fo:margin-bottom="0.0972in" fo:line-height="115%"/>
    </style:style>
    <style:style style:name="P88" style:parent-style-name="PreformattedText" style:family="paragraph">
      <style:paragraph-properties fo:margin-bottom="0.0972in" fo:line-height="115%"/>
    </style:style>
    <style:style style:name="P89" style:parent-style-name="PreformattedText" style:family="paragraph">
      <style:paragraph-properties fo:margin-bottom="0.0972in" fo:line-height="115%"/>
    </style:style>
    <style:style style:name="P90" style:parent-style-name="PreformattedText" style:family="paragraph">
      <style:paragraph-properties fo:margin-bottom="0.0972in" fo:line-height="115%"/>
    </style:style>
    <style:style style:name="P91" style:parent-style-name="HorizontalLine" style:family="paragraph">
      <style:paragraph-properties fo:margin-bottom="0.0972in" fo:line-height="115%"/>
    </style:style>
    <style:style style:name="P92" style:parent-style-name="Heading3" style:family="paragraph">
      <style:paragraph-properties fo:margin-top="0in" fo:margin-bottom="0.0972in" fo:line-height="115%"/>
    </style:style>
    <style:style style:name="P93" style:parent-style-name="PreformattedText" style:family="paragraph">
      <style:paragraph-properties fo:margin-bottom="0.0972in" fo:line-height="115%"/>
    </style:style>
    <style:style style:name="P94" style:parent-style-name="PreformattedText" style:family="paragraph">
      <style:paragraph-properties fo:margin-bottom="0.0972in" fo:line-height="115%"/>
    </style:style>
    <style:style style:name="P95" style:parent-style-name="PreformattedText" style:family="paragraph">
      <style:paragraph-properties fo:margin-bottom="0.0972in" fo:line-height="115%"/>
    </style:style>
    <style:style style:name="P96" style:parent-style-name="HorizontalLine" style:family="paragraph">
      <style:paragraph-properties fo:margin-bottom="0.0972in" fo:line-height="115%"/>
    </style:style>
    <style:style style:name="P97" style:parent-style-name="Textbody" style:family="paragraph"/>
    <style:style style:name="P98" style:parent-style-name="Textbody" style:family="paragraph"/>
    <style:style style:name="P99" style:parent-style-name="Heading2" style:family="paragraph">
      <style:paragraph-properties fo:margin-top="0in" fo:margin-bottom="0.0972in" fo:line-height="115%"/>
    </style:style>
    <style:style style:name="P100" style:parent-style-name="HorizontalLine" style:family="paragraph">
      <style:paragraph-properties fo:margin-bottom="0.0972in" fo:line-height="115%"/>
    </style:style>
    <style:style style:name="P101" style:parent-style-name="Heading3" style:family="paragraph">
      <style:paragraph-properties fo:margin-top="0in" fo:margin-bottom="0.0972in" fo:line-height="115%"/>
    </style:style>
    <style:style style:name="TableColumn103" style:family="table-column">
      <style:table-column-properties style:column-width="0.75in" style:use-optimal-column-width="false"/>
    </style:style>
    <style:style style:name="TableColumn104" style:family="table-column">
      <style:table-column-properties style:column-width="1.493in" style:use-optimal-column-width="false"/>
    </style:style>
    <style:style style:name="TableColumn105" style:family="table-column">
      <style:table-column-properties style:column-width="0.7027in" style:use-optimal-column-width="false"/>
    </style:style>
    <style:style style:name="TableColumn106" style:family="table-column">
      <style:table-column-properties style:column-width="0.5583in" style:use-optimal-column-width="false"/>
    </style:style>
    <style:style style:name="Table102" style:family="table">
      <style:table-properties style:width="3.5041in" fo:margin-left="-0.0069in" table:align="left"/>
    </style:style>
    <style:style style:name="TableRow107" style:family="table-row">
      <style:table-row-properties style:use-optimal-row-height="false"/>
    </style:style>
    <style:style style:name="TableCell108" style:family="table-cell">
      <style:table-cell-properties fo:border="none" style:writing-mode="lr-tb" style:vertical-align="middle" fo:padding-top="0.0194in" fo:padding-left="0.0194in" fo:padding-bottom="0.0194in" fo:padding-right="0.0194in"/>
    </style:style>
    <style:style style:name="TableCell109" style:family="table-cell">
      <style:table-cell-properties fo:border="none" style:writing-mode="lr-tb" style:vertical-align="middle" fo:padding-top="0.0194in" fo:padding-left="0.0194in" fo:padding-bottom="0.0194in" fo:padding-right="0.0194in"/>
    </style:style>
    <style:style style:name="TableCell110" style:family="table-cell">
      <style:table-cell-properties fo:border="none" style:writing-mode="lr-tb" style:vertical-align="middle" fo:padding-top="0.0194in" fo:padding-left="0.0194in" fo:padding-bottom="0.0194in" fo:padding-right="0.0194in"/>
    </style:style>
    <style:style style:name="TableCell111" style:family="table-cell">
      <style:table-cell-properties fo:border="none" style:writing-mode="lr-tb" style:vertical-align="middle" fo:padding-top="0.0194in" fo:padding-left="0.0194in" fo:padding-bottom="0.0194in" fo:padding-right="0.0194in"/>
    </style:style>
    <style:style style:name="TableRow112" style:family="table-row">
      <style:table-row-properties style:use-optimal-row-height="false"/>
    </style:style>
    <style:style style:name="TableCell113" style:family="table-cell">
      <style:table-cell-properties fo:border="none" style:writing-mode="lr-tb" style:vertical-align="middle" fo:padding-top="0.0194in" fo:padding-left="0.0194in" fo:padding-bottom="0.0194in" fo:padding-right="0.0194in"/>
    </style:style>
    <style:style style:name="TableCell114" style:family="table-cell">
      <style:table-cell-properties fo:border="none" style:writing-mode="lr-tb" style:vertical-align="middle" fo:padding-top="0.0194in" fo:padding-left="0.0194in" fo:padding-bottom="0.0194in" fo:padding-right="0.0194in"/>
    </style:style>
    <style:style style:name="TableCell115" style:family="table-cell">
      <style:table-cell-properties fo:border="none" style:writing-mode="lr-tb" style:vertical-align="middle" fo:padding-top="0.0194in" fo:padding-left="0.0194in" fo:padding-bottom="0.0194in" fo:padding-right="0.0194in"/>
    </style:style>
    <style:style style:name="TableCell116" style:family="table-cell">
      <style:table-cell-properties fo:border="none" style:writing-mode="lr-tb" style:vertical-align="middle" fo:padding-top="0.0194in" fo:padding-left="0.0194in" fo:padding-bottom="0.0194in" fo:padding-right="0.0194in"/>
    </style:style>
    <style:style style:name="TableRow117" style:family="table-row">
      <style:table-row-properties style:use-optimal-row-height="false"/>
    </style:style>
    <style:style style:name="TableCell118" style:family="table-cell">
      <style:table-cell-properties fo:border="none" style:writing-mode="lr-tb" style:vertical-align="middle" fo:padding-top="0.0194in" fo:padding-left="0.0194in" fo:padding-bottom="0.0194in" fo:padding-right="0.0194in"/>
    </style:style>
    <style:style style:name="TableCell119" style:family="table-cell">
      <style:table-cell-properties fo:border="none" style:writing-mode="lr-tb" style:vertical-align="middle" fo:padding-top="0.0194in" fo:padding-left="0.0194in" fo:padding-bottom="0.0194in" fo:padding-right="0.0194in"/>
    </style:style>
    <style:style style:name="TableCell120" style:family="table-cell">
      <style:table-cell-properties fo:border="none" style:writing-mode="lr-tb" style:vertical-align="middle" fo:padding-top="0.0194in" fo:padding-left="0.0194in" fo:padding-bottom="0.0194in" fo:padding-right="0.0194in"/>
    </style:style>
    <style:style style:name="TableCell121" style:family="table-cell">
      <style:table-cell-properties fo:border="none" style:writing-mode="lr-tb" style:vertical-align="middle" fo:padding-top="0.0194in" fo:padding-left="0.0194in" fo:padding-bottom="0.0194in" fo:padding-right="0.0194in"/>
    </style:style>
    <style:style style:name="TableRow122" style:family="table-row">
      <style:table-row-properties style:use-optimal-row-height="false"/>
    </style:style>
    <style:style style:name="TableCell123" style:family="table-cell">
      <style:table-cell-properties fo:border="none" style:writing-mode="lr-tb" style:vertical-align="middle" fo:padding-top="0.0194in" fo:padding-left="0.0194in" fo:padding-bottom="0.0194in" fo:padding-right="0.0194in"/>
    </style:style>
    <style:style style:name="TableCell124" style:family="table-cell">
      <style:table-cell-properties fo:border="none" style:writing-mode="lr-tb" style:vertical-align="middle" fo:padding-top="0.0194in" fo:padding-left="0.0194in" fo:padding-bottom="0.0194in" fo:padding-right="0.0194in"/>
    </style:style>
    <style:style style:name="TableCell125" style:family="table-cell">
      <style:table-cell-properties fo:border="none" style:writing-mode="lr-tb" style:vertical-align="middle" fo:padding-top="0.0194in" fo:padding-left="0.0194in" fo:padding-bottom="0.0194in" fo:padding-right="0.0194in"/>
    </style:style>
    <style:style style:name="TableCell126" style:family="table-cell">
      <style:table-cell-properties fo:border="none" style:writing-mode="lr-tb" style:vertical-align="middle" fo:padding-top="0.0194in" fo:padding-left="0.0194in" fo:padding-bottom="0.0194in" fo:padding-right="0.0194in"/>
    </style:style>
    <style:style style:name="TableRow127" style:family="table-row">
      <style:table-row-properties style:use-optimal-row-height="false"/>
    </style:style>
    <style:style style:name="TableCell128" style:family="table-cell">
      <style:table-cell-properties fo:border="none" style:writing-mode="lr-tb" style:vertical-align="middle" fo:padding-top="0.0194in" fo:padding-left="0.0194in" fo:padding-bottom="0.0194in" fo:padding-right="0.0194in"/>
    </style:style>
    <style:style style:name="TableCell129" style:family="table-cell">
      <style:table-cell-properties fo:border="none" style:writing-mode="lr-tb" style:vertical-align="middle" fo:padding-top="0.0194in" fo:padding-left="0.0194in" fo:padding-bottom="0.0194in" fo:padding-right="0.0194in"/>
    </style:style>
    <style:style style:name="TableCell130" style:family="table-cell">
      <style:table-cell-properties fo:border="none" style:writing-mode="lr-tb" style:vertical-align="middle" fo:padding-top="0.0194in" fo:padding-left="0.0194in" fo:padding-bottom="0.0194in" fo:padding-right="0.0194in"/>
    </style:style>
    <style:style style:name="TableCell131" style:family="table-cell">
      <style:table-cell-properties fo:border="none" style:writing-mode="lr-tb" style:vertical-align="middle" fo:padding-top="0.0194in" fo:padding-left="0.0194in" fo:padding-bottom="0.0194in" fo:padding-right="0.0194in"/>
    </style:style>
    <style:style style:name="TableRow132" style:family="table-row">
      <style:table-row-properties style:use-optimal-row-height="false"/>
    </style:style>
    <style:style style:name="TableCell133" style:family="table-cell">
      <style:table-cell-properties fo:border="none" style:writing-mode="lr-tb" style:vertical-align="middle" fo:padding-top="0.0194in" fo:padding-left="0.0194in" fo:padding-bottom="0.0194in" fo:padding-right="0.0194in"/>
    </style:style>
    <style:style style:name="TableCell134" style:family="table-cell">
      <style:table-cell-properties fo:border="none" style:writing-mode="lr-tb" style:vertical-align="middle" fo:padding-top="0.0194in" fo:padding-left="0.0194in" fo:padding-bottom="0.0194in" fo:padding-right="0.0194in"/>
    </style:style>
    <style:style style:name="TableCell135" style:family="table-cell">
      <style:table-cell-properties fo:border="none" style:writing-mode="lr-tb" style:vertical-align="middle" fo:padding-top="0.0194in" fo:padding-left="0.0194in" fo:padding-bottom="0.0194in" fo:padding-right="0.0194in"/>
    </style:style>
    <style:style style:name="TableCell136" style:family="table-cell">
      <style:table-cell-properties fo:border="none" style:writing-mode="lr-tb" style:vertical-align="middle" fo:padding-top="0.0194in" fo:padding-left="0.0194in" fo:padding-bottom="0.0194in" fo:padding-right="0.0194in"/>
    </style:style>
    <style:style style:name="P137" style:parent-style-name="HorizontalLine" style:family="paragraph">
      <style:paragraph-properties fo:margin-bottom="0.0972in" fo:line-height="115%"/>
    </style:style>
    <style:style style:name="P138" style:parent-style-name="Heading3" style:family="paragraph">
      <style:paragraph-properties fo:margin-top="0in" fo:margin-bottom="0.0972in" fo:line-height="115%"/>
    </style:style>
    <style:style style:name="TableColumn140" style:family="table-column">
      <style:table-column-properties style:column-width="0.75in" style:use-optimal-column-width="false"/>
    </style:style>
    <style:style style:name="TableColumn141" style:family="table-column">
      <style:table-column-properties style:column-width="1.3256in" style:use-optimal-column-width="false"/>
    </style:style>
    <style:style style:name="TableColumn142" style:family="table-column">
      <style:table-column-properties style:column-width="0.7027in" style:use-optimal-column-width="false"/>
    </style:style>
    <style:style style:name="TableColumn143" style:family="table-column">
      <style:table-column-properties style:column-width="0.6541in" style:use-optimal-column-width="false"/>
    </style:style>
    <style:style style:name="Table139" style:family="table">
      <style:table-properties style:width="3.4326in" fo:margin-left="-0.0069in" table:align="left"/>
    </style:style>
    <style:style style:name="TableRow144" style:family="table-row">
      <style:table-row-properties style:use-optimal-row-height="false"/>
    </style:style>
    <style:style style:name="TableCell145" style:family="table-cell">
      <style:table-cell-properties fo:border="none" style:writing-mode="lr-tb" style:vertical-align="middle" fo:padding-top="0.0194in" fo:padding-left="0.0194in" fo:padding-bottom="0.0194in" fo:padding-right="0.0194in"/>
    </style:style>
    <style:style style:name="TableCell146" style:family="table-cell">
      <style:table-cell-properties fo:border="none" style:writing-mode="lr-tb" style:vertical-align="middle" fo:padding-top="0.0194in" fo:padding-left="0.0194in" fo:padding-bottom="0.0194in" fo:padding-right="0.0194in"/>
    </style:style>
    <style:style style:name="TableCell147" style:family="table-cell">
      <style:table-cell-properties fo:border="none" style:writing-mode="lr-tb" style:vertical-align="middle" fo:padding-top="0.0194in" fo:padding-left="0.0194in" fo:padding-bottom="0.0194in" fo:padding-right="0.0194in"/>
    </style:style>
    <style:style style:name="TableCell148" style:family="table-cell">
      <style:table-cell-properties fo:border="none" style:writing-mode="lr-tb" style:vertical-align="middle" fo:padding-top="0.0194in" fo:padding-left="0.0194in" fo:padding-bottom="0.0194in" fo:padding-right="0.0194in"/>
    </style:style>
    <style:style style:name="TableRow149" style:family="table-row">
      <style:table-row-properties style:use-optimal-row-height="false"/>
    </style:style>
    <style:style style:name="TableCell150" style:family="table-cell">
      <style:table-cell-properties fo:border="none" style:writing-mode="lr-tb" style:vertical-align="middle" fo:padding-top="0.0194in" fo:padding-left="0.0194in" fo:padding-bottom="0.0194in" fo:padding-right="0.0194in"/>
    </style:style>
    <style:style style:name="TableCell151" style:family="table-cell">
      <style:table-cell-properties fo:border="none" style:writing-mode="lr-tb" style:vertical-align="middle" fo:padding-top="0.0194in" fo:padding-left="0.0194in" fo:padding-bottom="0.0194in" fo:padding-right="0.0194in"/>
    </style:style>
    <style:style style:name="TableCell152" style:family="table-cell">
      <style:table-cell-properties fo:border="none" style:writing-mode="lr-tb" style:vertical-align="middle" fo:padding-top="0.0194in" fo:padding-left="0.0194in" fo:padding-bottom="0.0194in" fo:padding-right="0.0194in"/>
    </style:style>
    <style:style style:name="TableCell153" style:family="table-cell">
      <style:table-cell-properties fo:border="none" style:writing-mode="lr-tb" style:vertical-align="middle" fo:padding-top="0.0194in" fo:padding-left="0.0194in" fo:padding-bottom="0.0194in" fo:padding-right="0.0194in"/>
    </style:style>
    <style:style style:name="TableRow154" style:family="table-row">
      <style:table-row-properties style:use-optimal-row-height="false"/>
    </style:style>
    <style:style style:name="TableCell155" style:family="table-cell">
      <style:table-cell-properties fo:border="none" style:writing-mode="lr-tb" style:vertical-align="middle" fo:padding-top="0.0194in" fo:padding-left="0.0194in" fo:padding-bottom="0.0194in" fo:padding-right="0.0194in"/>
    </style:style>
    <style:style style:name="TableCell156" style:family="table-cell">
      <style:table-cell-properties fo:border="none" style:writing-mode="lr-tb" style:vertical-align="middle" fo:padding-top="0.0194in" fo:padding-left="0.0194in" fo:padding-bottom="0.0194in" fo:padding-right="0.0194in"/>
    </style:style>
    <style:style style:name="TableCell157" style:family="table-cell">
      <style:table-cell-properties fo:border="none" style:writing-mode="lr-tb" style:vertical-align="middle" fo:padding-top="0.0194in" fo:padding-left="0.0194in" fo:padding-bottom="0.0194in" fo:padding-right="0.0194in"/>
    </style:style>
    <style:style style:name="TableCell158" style:family="table-cell">
      <style:table-cell-properties fo:border="none" style:writing-mode="lr-tb" style:vertical-align="middle" fo:padding-top="0.0194in" fo:padding-left="0.0194in" fo:padding-bottom="0.0194in" fo:padding-right="0.0194in"/>
    </style:style>
    <style:style style:name="TableRow159" style:family="table-row">
      <style:table-row-properties style:use-optimal-row-height="false"/>
    </style:style>
    <style:style style:name="TableCell160" style:family="table-cell">
      <style:table-cell-properties fo:border="none" style:writing-mode="lr-tb" style:vertical-align="middle" fo:padding-top="0.0194in" fo:padding-left="0.0194in" fo:padding-bottom="0.0194in" fo:padding-right="0.0194in"/>
    </style:style>
    <style:style style:name="TableCell161" style:family="table-cell">
      <style:table-cell-properties fo:border="none" style:writing-mode="lr-tb" style:vertical-align="middle" fo:padding-top="0.0194in" fo:padding-left="0.0194in" fo:padding-bottom="0.0194in" fo:padding-right="0.0194in"/>
    </style:style>
    <style:style style:name="TableCell162" style:family="table-cell">
      <style:table-cell-properties fo:border="none" style:writing-mode="lr-tb" style:vertical-align="middle" fo:padding-top="0.0194in" fo:padding-left="0.0194in" fo:padding-bottom="0.0194in" fo:padding-right="0.0194in"/>
    </style:style>
    <style:style style:name="TableCell163" style:family="table-cell">
      <style:table-cell-properties fo:border="none" style:writing-mode="lr-tb" style:vertical-align="middle" fo:padding-top="0.0194in" fo:padding-left="0.0194in" fo:padding-bottom="0.0194in" fo:padding-right="0.0194in"/>
    </style:style>
    <style:style style:name="TableRow164" style:family="table-row">
      <style:table-row-properties style:use-optimal-row-height="false"/>
    </style:style>
    <style:style style:name="TableCell165" style:family="table-cell">
      <style:table-cell-properties fo:border="none" style:writing-mode="lr-tb" style:vertical-align="middle" fo:padding-top="0.0194in" fo:padding-left="0.0194in" fo:padding-bottom="0.0194in" fo:padding-right="0.0194in"/>
    </style:style>
    <style:style style:name="TableCell166" style:family="table-cell">
      <style:table-cell-properties fo:border="none" style:writing-mode="lr-tb" style:vertical-align="middle" fo:padding-top="0.0194in" fo:padding-left="0.0194in" fo:padding-bottom="0.0194in" fo:padding-right="0.0194in"/>
    </style:style>
    <style:style style:name="TableCell167" style:family="table-cell">
      <style:table-cell-properties fo:border="none" style:writing-mode="lr-tb" style:vertical-align="middle" fo:padding-top="0.0194in" fo:padding-left="0.0194in" fo:padding-bottom="0.0194in" fo:padding-right="0.0194in"/>
    </style:style>
    <style:style style:name="TableCell168" style:family="table-cell">
      <style:table-cell-properties fo:border="none" style:writing-mode="lr-tb" style:vertical-align="middle" fo:padding-top="0.0194in" fo:padding-left="0.0194in" fo:padding-bottom="0.0194in" fo:padding-right="0.0194in"/>
    </style:style>
    <style:style style:name="TableRow169" style:family="table-row">
      <style:table-row-properties style:use-optimal-row-height="false"/>
    </style:style>
    <style:style style:name="TableCell170" style:family="table-cell">
      <style:table-cell-properties fo:border="none" style:writing-mode="lr-tb" style:vertical-align="middle" fo:padding-top="0.0194in" fo:padding-left="0.0194in" fo:padding-bottom="0.0194in" fo:padding-right="0.0194in"/>
    </style:style>
    <style:style style:name="TableCell171" style:family="table-cell">
      <style:table-cell-properties fo:border="none" style:writing-mode="lr-tb" style:vertical-align="middle" fo:padding-top="0.0194in" fo:padding-left="0.0194in" fo:padding-bottom="0.0194in" fo:padding-right="0.0194in"/>
    </style:style>
    <style:style style:name="TableCell172" style:family="table-cell">
      <style:table-cell-properties fo:border="none" style:writing-mode="lr-tb" style:vertical-align="middle" fo:padding-top="0.0194in" fo:padding-left="0.0194in" fo:padding-bottom="0.0194in" fo:padding-right="0.0194in"/>
    </style:style>
    <style:style style:name="TableCell173" style:family="table-cell">
      <style:table-cell-properties fo:border="none" style:writing-mode="lr-tb" style:vertical-align="middle" fo:padding-top="0.0194in" fo:padding-left="0.0194in" fo:padding-bottom="0.0194in" fo:padding-right="0.0194in"/>
    </style:style>
    <style:style style:name="TableRow174" style:family="table-row">
      <style:table-row-properties style:use-optimal-row-height="false"/>
    </style:style>
    <style:style style:name="TableCell175" style:family="table-cell">
      <style:table-cell-properties fo:border="none" style:writing-mode="lr-tb" style:vertical-align="middle" fo:padding-top="0.0194in" fo:padding-left="0.0194in" fo:padding-bottom="0.0194in" fo:padding-right="0.0194in"/>
    </style:style>
    <style:style style:name="TableCell176" style:family="table-cell">
      <style:table-cell-properties fo:border="none" style:writing-mode="lr-tb" style:vertical-align="middle" fo:padding-top="0.0194in" fo:padding-left="0.0194in" fo:padding-bottom="0.0194in" fo:padding-right="0.0194in"/>
    </style:style>
    <style:style style:name="TableCell177" style:family="table-cell">
      <style:table-cell-properties fo:border="none" style:writing-mode="lr-tb" style:vertical-align="middle" fo:padding-top="0.0194in" fo:padding-left="0.0194in" fo:padding-bottom="0.0194in" fo:padding-right="0.0194in"/>
    </style:style>
    <style:style style:name="TableCell178" style:family="table-cell">
      <style:table-cell-properties fo:border="none" style:writing-mode="lr-tb" style:vertical-align="middle" fo:padding-top="0.0194in" fo:padding-left="0.0194in" fo:padding-bottom="0.0194in" fo:padding-right="0.0194in"/>
    </style:style>
    <style:style style:name="P179" style:parent-style-name="HorizontalLine" style:family="paragraph">
      <style:paragraph-properties fo:margin-bottom="0.0972in" fo:line-height="115%"/>
    </style:style>
    <style:style style:name="P180" style:parent-style-name="Heading3" style:family="paragraph">
      <style:paragraph-properties fo:margin-top="0in" fo:margin-bottom="0.0972in" fo:line-height="115%"/>
    </style:style>
    <style:style style:name="TableColumn182" style:family="table-column">
      <style:table-column-properties style:column-width="0.75in" style:use-optimal-column-width="false"/>
    </style:style>
    <style:style style:name="TableColumn183" style:family="table-column">
      <style:table-column-properties style:column-width="0.9847in" style:use-optimal-column-width="false"/>
    </style:style>
    <style:style style:name="TableColumn184" style:family="table-column">
      <style:table-column-properties style:column-width="0.7027in" style:use-optimal-column-width="false"/>
    </style:style>
    <style:style style:name="TableColumn185" style:family="table-column">
      <style:table-column-properties style:column-width="0.8868in" style:use-optimal-column-width="false"/>
    </style:style>
    <style:style style:name="Table181" style:family="table">
      <style:table-properties style:width="3.3243in" fo:margin-left="-0.0069in" table:align="left"/>
    </style:style>
    <style:style style:name="TableRow186" style:family="table-row">
      <style:table-row-properties style:use-optimal-row-height="false"/>
    </style:style>
    <style:style style:name="TableCell187" style:family="table-cell">
      <style:table-cell-properties fo:border="none" style:writing-mode="lr-tb" style:vertical-align="middle" fo:padding-top="0.0194in" fo:padding-left="0.0194in" fo:padding-bottom="0.0194in" fo:padding-right="0.0194in"/>
    </style:style>
    <style:style style:name="TableCell188" style:family="table-cell">
      <style:table-cell-properties fo:border="none" style:writing-mode="lr-tb" style:vertical-align="middle" fo:padding-top="0.0194in" fo:padding-left="0.0194in" fo:padding-bottom="0.0194in" fo:padding-right="0.0194in"/>
    </style:style>
    <style:style style:name="TableCell189" style:family="table-cell">
      <style:table-cell-properties fo:border="none" style:writing-mode="lr-tb" style:vertical-align="middle" fo:padding-top="0.0194in" fo:padding-left="0.0194in" fo:padding-bottom="0.0194in" fo:padding-right="0.0194in"/>
    </style:style>
    <style:style style:name="TableCell190" style:family="table-cell">
      <style:table-cell-properties fo:border="none" style:writing-mode="lr-tb" style:vertical-align="middle" fo:padding-top="0.0194in" fo:padding-left="0.0194in" fo:padding-bottom="0.0194in" fo:padding-right="0.0194in"/>
    </style:style>
    <style:style style:name="TableRow191" style:family="table-row">
      <style:table-row-properties style:use-optimal-row-height="false"/>
    </style:style>
    <style:style style:name="TableCell192" style:family="table-cell">
      <style:table-cell-properties fo:border="none" style:writing-mode="lr-tb" style:vertical-align="middle" fo:padding-top="0.0194in" fo:padding-left="0.0194in" fo:padding-bottom="0.0194in" fo:padding-right="0.0194in"/>
    </style:style>
    <style:style style:name="TableCell193" style:family="table-cell">
      <style:table-cell-properties fo:border="none" style:writing-mode="lr-tb" style:vertical-align="middle" fo:padding-top="0.0194in" fo:padding-left="0.0194in" fo:padding-bottom="0.0194in" fo:padding-right="0.0194in"/>
    </style:style>
    <style:style style:name="TableCell194" style:family="table-cell">
      <style:table-cell-properties fo:border="none" style:writing-mode="lr-tb" style:vertical-align="middle" fo:padding-top="0.0194in" fo:padding-left="0.0194in" fo:padding-bottom="0.0194in" fo:padding-right="0.0194in"/>
    </style:style>
    <style:style style:name="TableCell195" style:family="table-cell">
      <style:table-cell-properties fo:border="none" style:writing-mode="lr-tb" style:vertical-align="middle" fo:padding-top="0.0194in" fo:padding-left="0.0194in" fo:padding-bottom="0.0194in" fo:padding-right="0.0194in"/>
    </style:style>
    <style:style style:name="TableRow196" style:family="table-row">
      <style:table-row-properties style:use-optimal-row-height="false"/>
    </style:style>
    <style:style style:name="TableCell197" style:family="table-cell">
      <style:table-cell-properties fo:border="none" style:writing-mode="lr-tb" style:vertical-align="middle" fo:padding-top="0.0194in" fo:padding-left="0.0194in" fo:padding-bottom="0.0194in" fo:padding-right="0.0194in"/>
    </style:style>
    <style:style style:name="TableCell198" style:family="table-cell">
      <style:table-cell-properties fo:border="none" style:writing-mode="lr-tb" style:vertical-align="middle" fo:padding-top="0.0194in" fo:padding-left="0.0194in" fo:padding-bottom="0.0194in" fo:padding-right="0.0194in"/>
    </style:style>
    <style:style style:name="P199" style:parent-style-name="TableContents" style:family="paragraph">
      <style:text-properties fo:font-size="2pt" style:font-size-asian="2pt" style:font-size-complex="2pt"/>
    </style:style>
    <style:style style:name="TableCell200" style:family="table-cell">
      <style:table-cell-properties fo:border="none" style:writing-mode="lr-tb" style:vertical-align="middle" fo:padding-top="0.0194in" fo:padding-left="0.0194in" fo:padding-bottom="0.0194in" fo:padding-right="0.0194in"/>
    </style:style>
    <style:style style:name="TableCell201" style:family="table-cell">
      <style:table-cell-properties fo:border="none" style:writing-mode="lr-tb" style:vertical-align="middle" fo:padding-top="0.0194in" fo:padding-left="0.0194in" fo:padding-bottom="0.0194in" fo:padding-right="0.0194in"/>
    </style:style>
    <style:style style:name="TableRow202" style:family="table-row">
      <style:table-row-properties style:use-optimal-row-height="false"/>
    </style:style>
    <style:style style:name="TableCell203" style:family="table-cell">
      <style:table-cell-properties fo:border="none" style:writing-mode="lr-tb" style:vertical-align="middle" fo:padding-top="0.0194in" fo:padding-left="0.0194in" fo:padding-bottom="0.0194in" fo:padding-right="0.0194in"/>
    </style:style>
    <style:style style:name="TableCell204" style:family="table-cell">
      <style:table-cell-properties fo:border="none" style:writing-mode="lr-tb" style:vertical-align="middle" fo:padding-top="0.0194in" fo:padding-left="0.0194in" fo:padding-bottom="0.0194in" fo:padding-right="0.0194in"/>
    </style:style>
    <style:style style:name="TableCell205" style:family="table-cell">
      <style:table-cell-properties fo:border="none" style:writing-mode="lr-tb" style:vertical-align="middle" fo:padding-top="0.0194in" fo:padding-left="0.0194in" fo:padding-bottom="0.0194in" fo:padding-right="0.0194in"/>
    </style:style>
    <style:style style:name="TableCell206" style:family="table-cell">
      <style:table-cell-properties fo:border="none" style:writing-mode="lr-tb" style:vertical-align="middle" fo:padding-top="0.0194in" fo:padding-left="0.0194in" fo:padding-bottom="0.0194in" fo:padding-right="0.0194in"/>
    </style:style>
    <style:style style:name="P207" style:parent-style-name="HorizontalLine" style:family="paragraph">
      <style:paragraph-properties fo:margin-bottom="0.0972in" fo:line-height="115%"/>
    </style:style>
    <style:style style:name="P208" style:parent-style-name="Heading3" style:family="paragraph">
      <style:paragraph-properties fo:margin-top="0in" fo:margin-bottom="0.0972in" fo:line-height="115%"/>
    </style:style>
    <style:style style:name="TableColumn210" style:family="table-column">
      <style:table-column-properties style:column-width="0.75in" style:use-optimal-column-width="false"/>
    </style:style>
    <style:style style:name="TableColumn211" style:family="table-column">
      <style:table-column-properties style:column-width="1.4062in" style:use-optimal-column-width="false"/>
    </style:style>
    <style:style style:name="TableColumn212" style:family="table-column">
      <style:table-column-properties style:column-width="0.7027in" style:use-optimal-column-width="false"/>
    </style:style>
    <style:style style:name="TableColumn213" style:family="table-column">
      <style:table-column-properties style:column-width="1.0048in" style:use-optimal-column-width="false"/>
    </style:style>
    <style:style style:name="Table209" style:family="table">
      <style:table-properties style:width="3.8638in" fo:margin-left="-0.0069in" table:align="left"/>
    </style:style>
    <style:style style:name="TableRow214" style:family="table-row">
      <style:table-row-properties style:use-optimal-row-height="false"/>
    </style:style>
    <style:style style:name="TableCell215" style:family="table-cell">
      <style:table-cell-properties fo:border="none" style:writing-mode="lr-tb" style:vertical-align="middle" fo:padding-top="0.0194in" fo:padding-left="0.0194in" fo:padding-bottom="0.0194in" fo:padding-right="0.0194in"/>
    </style:style>
    <style:style style:name="TableCell216" style:family="table-cell">
      <style:table-cell-properties fo:border="none" style:writing-mode="lr-tb" style:vertical-align="middle" fo:padding-top="0.0194in" fo:padding-left="0.0194in" fo:padding-bottom="0.0194in" fo:padding-right="0.0194in"/>
    </style:style>
    <style:style style:name="TableCell217" style:family="table-cell">
      <style:table-cell-properties fo:border="none" style:writing-mode="lr-tb" style:vertical-align="middle" fo:padding-top="0.0194in" fo:padding-left="0.0194in" fo:padding-bottom="0.0194in" fo:padding-right="0.0194in"/>
    </style:style>
    <style:style style:name="TableCell218" style:family="table-cell">
      <style:table-cell-properties fo:border="none" style:writing-mode="lr-tb" style:vertical-align="middle" fo:padding-top="0.0194in" fo:padding-left="0.0194in" fo:padding-bottom="0.0194in" fo:padding-right="0.0194in"/>
    </style:style>
    <style:style style:name="TableRow219" style:family="table-row">
      <style:table-row-properties style:use-optimal-row-height="false"/>
    </style:style>
    <style:style style:name="TableCell220" style:family="table-cell">
      <style:table-cell-properties fo:border="none" style:writing-mode="lr-tb" style:vertical-align="middle" fo:padding-top="0.0194in" fo:padding-left="0.0194in" fo:padding-bottom="0.0194in" fo:padding-right="0.0194in"/>
    </style:style>
    <style:style style:name="TableCell221" style:family="table-cell">
      <style:table-cell-properties fo:border="none" style:writing-mode="lr-tb" style:vertical-align="middle" fo:padding-top="0.0194in" fo:padding-left="0.0194in" fo:padding-bottom="0.0194in" fo:padding-right="0.0194in"/>
    </style:style>
    <style:style style:name="TableCell222" style:family="table-cell">
      <style:table-cell-properties fo:border="none" style:writing-mode="lr-tb" style:vertical-align="middle" fo:padding-top="0.0194in" fo:padding-left="0.0194in" fo:padding-bottom="0.0194in" fo:padding-right="0.0194in"/>
    </style:style>
    <style:style style:name="TableCell223" style:family="table-cell">
      <style:table-cell-properties fo:border="none" style:writing-mode="lr-tb" style:vertical-align="middle" fo:padding-top="0.0194in" fo:padding-left="0.0194in" fo:padding-bottom="0.0194in" fo:padding-right="0.0194in"/>
    </style:style>
    <style:style style:name="TableRow224" style:family="table-row">
      <style:table-row-properties style:use-optimal-row-height="false"/>
    </style:style>
    <style:style style:name="TableCell225" style:family="table-cell">
      <style:table-cell-properties fo:border="none" style:writing-mode="lr-tb" style:vertical-align="middle" fo:padding-top="0.0194in" fo:padding-left="0.0194in" fo:padding-bottom="0.0194in" fo:padding-right="0.0194in"/>
    </style:style>
    <style:style style:name="TableCell226" style:family="table-cell">
      <style:table-cell-properties fo:border="none" style:writing-mode="lr-tb" style:vertical-align="middle" fo:padding-top="0.0194in" fo:padding-left="0.0194in" fo:padding-bottom="0.0194in" fo:padding-right="0.0194in"/>
    </style:style>
    <style:style style:name="TableCell227" style:family="table-cell">
      <style:table-cell-properties fo:border="none" style:writing-mode="lr-tb" style:vertical-align="middle" fo:padding-top="0.0194in" fo:padding-left="0.0194in" fo:padding-bottom="0.0194in" fo:padding-right="0.0194in"/>
    </style:style>
    <style:style style:name="TableCell228" style:family="table-cell">
      <style:table-cell-properties fo:border="none" style:writing-mode="lr-tb" style:vertical-align="middle" fo:padding-top="0.0194in" fo:padding-left="0.0194in" fo:padding-bottom="0.0194in" fo:padding-right="0.0194in"/>
    </style:style>
    <style:style style:name="TableRow229" style:family="table-row">
      <style:table-row-properties style:use-optimal-row-height="false"/>
    </style:style>
    <style:style style:name="TableCell230" style:family="table-cell">
      <style:table-cell-properties fo:border="none" style:writing-mode="lr-tb" style:vertical-align="middle" fo:padding-top="0.0194in" fo:padding-left="0.0194in" fo:padding-bottom="0.0194in" fo:padding-right="0.0194in"/>
    </style:style>
    <style:style style:name="TableCell231" style:family="table-cell">
      <style:table-cell-properties fo:border="none" style:writing-mode="lr-tb" style:vertical-align="middle" fo:padding-top="0.0194in" fo:padding-left="0.0194in" fo:padding-bottom="0.0194in" fo:padding-right="0.0194in"/>
    </style:style>
    <style:style style:name="TableCell232" style:family="table-cell">
      <style:table-cell-properties fo:border="none" style:writing-mode="lr-tb" style:vertical-align="middle" fo:padding-top="0.0194in" fo:padding-left="0.0194in" fo:padding-bottom="0.0194in" fo:padding-right="0.0194in"/>
    </style:style>
    <style:style style:name="TableCell233" style:family="table-cell">
      <style:table-cell-properties fo:border="none" style:writing-mode="lr-tb" style:vertical-align="middle" fo:padding-top="0.0194in" fo:padding-left="0.0194in" fo:padding-bottom="0.0194in" fo:padding-right="0.0194in"/>
    </style:style>
    <style:style style:name="TableRow234" style:family="table-row">
      <style:table-row-properties style:use-optimal-row-height="false"/>
    </style:style>
    <style:style style:name="TableCell235" style:family="table-cell">
      <style:table-cell-properties fo:border="none" style:writing-mode="lr-tb" style:vertical-align="middle" fo:padding-top="0.0194in" fo:padding-left="0.0194in" fo:padding-bottom="0.0194in" fo:padding-right="0.0194in"/>
    </style:style>
    <style:style style:name="TableCell236" style:family="table-cell">
      <style:table-cell-properties fo:border="none" style:writing-mode="lr-tb" style:vertical-align="middle" fo:padding-top="0.0194in" fo:padding-left="0.0194in" fo:padding-bottom="0.0194in" fo:padding-right="0.0194in"/>
    </style:style>
    <style:style style:name="TableCell237" style:family="table-cell">
      <style:table-cell-properties fo:border="none" style:writing-mode="lr-tb" style:vertical-align="middle" fo:padding-top="0.0194in" fo:padding-left="0.0194in" fo:padding-bottom="0.0194in" fo:padding-right="0.0194in"/>
    </style:style>
    <style:style style:name="TableCell238" style:family="table-cell">
      <style:table-cell-properties fo:border="none" style:writing-mode="lr-tb" style:vertical-align="middle" fo:padding-top="0.0194in" fo:padding-left="0.0194in" fo:padding-bottom="0.0194in" fo:padding-right="0.0194in"/>
    </style:style>
    <style:style style:name="TableRow239" style:family="table-row">
      <style:table-row-properties style:use-optimal-row-height="false"/>
    </style:style>
    <style:style style:name="TableCell240" style:family="table-cell">
      <style:table-cell-properties fo:border="none" style:writing-mode="lr-tb" style:vertical-align="middle" fo:padding-top="0.0194in" fo:padding-left="0.0194in" fo:padding-bottom="0.0194in" fo:padding-right="0.0194in"/>
    </style:style>
    <style:style style:name="TableCell241" style:family="table-cell">
      <style:table-cell-properties fo:border="none" style:writing-mode="lr-tb" style:vertical-align="middle" fo:padding-top="0.0194in" fo:padding-left="0.0194in" fo:padding-bottom="0.0194in" fo:padding-right="0.0194in"/>
    </style:style>
    <style:style style:name="TableCell242" style:family="table-cell">
      <style:table-cell-properties fo:border="none" style:writing-mode="lr-tb" style:vertical-align="middle" fo:padding-top="0.0194in" fo:padding-left="0.0194in" fo:padding-bottom="0.0194in" fo:padding-right="0.0194in"/>
    </style:style>
    <style:style style:name="TableCell243" style:family="table-cell">
      <style:table-cell-properties fo:border="none" style:writing-mode="lr-tb" style:vertical-align="middle" fo:padding-top="0.0194in" fo:padding-left="0.0194in" fo:padding-bottom="0.0194in" fo:padding-right="0.0194in"/>
    </style:style>
    <style:style style:name="TableRow244" style:family="table-row">
      <style:table-row-properties style:use-optimal-row-height="false"/>
    </style:style>
    <style:style style:name="TableCell245" style:family="table-cell">
      <style:table-cell-properties fo:border="none" style:writing-mode="lr-tb" style:vertical-align="middle" fo:padding-top="0.0194in" fo:padding-left="0.0194in" fo:padding-bottom="0.0194in" fo:padding-right="0.0194in"/>
    </style:style>
    <style:style style:name="TableCell246" style:family="table-cell">
      <style:table-cell-properties fo:border="none" style:writing-mode="lr-tb" style:vertical-align="middle" fo:padding-top="0.0194in" fo:padding-left="0.0194in" fo:padding-bottom="0.0194in" fo:padding-right="0.0194in"/>
    </style:style>
    <style:style style:name="TableCell247" style:family="table-cell">
      <style:table-cell-properties fo:border="none" style:writing-mode="lr-tb" style:vertical-align="middle" fo:padding-top="0.0194in" fo:padding-left="0.0194in" fo:padding-bottom="0.0194in" fo:padding-right="0.0194in"/>
    </style:style>
    <style:style style:name="TableCell248" style:family="table-cell">
      <style:table-cell-properties fo:border="none" style:writing-mode="lr-tb" style:vertical-align="middle" fo:padding-top="0.0194in" fo:padding-left="0.0194in" fo:padding-bottom="0.0194in" fo:padding-right="0.0194in"/>
    </style:style>
    <style:style style:name="P249" style:parent-style-name="HorizontalLine" style:family="paragraph">
      <style:paragraph-properties fo:margin-bottom="0.0972in" fo:line-height="115%"/>
    </style:style>
    <style:style style:name="P250" style:parent-style-name="Heading3" style:family="paragraph">
      <style:paragraph-properties fo:margin-top="0in" fo:margin-bottom="0.0972in" fo:line-height="115%"/>
    </style:style>
    <style:style style:name="TableColumn252" style:family="table-column">
      <style:table-column-properties style:column-width="0.75in" style:use-optimal-column-width="false"/>
    </style:style>
    <style:style style:name="TableColumn253" style:family="table-column">
      <style:table-column-properties style:column-width="0.8041in" style:use-optimal-column-width="false"/>
    </style:style>
    <style:style style:name="TableColumn254" style:family="table-column">
      <style:table-column-properties style:column-width="0.7027in" style:use-optimal-column-width="false"/>
    </style:style>
    <style:style style:name="TableColumn255" style:family="table-column">
      <style:table-column-properties style:column-width="1.0048in" style:use-optimal-column-width="false"/>
    </style:style>
    <style:style style:name="Table251" style:family="table">
      <style:table-properties style:width="3.2618in" fo:margin-left="-0.0069in" table:align="left"/>
    </style:style>
    <style:style style:name="TableRow256" style:family="table-row">
      <style:table-row-properties style:use-optimal-row-height="false"/>
    </style:style>
    <style:style style:name="TableCell257" style:family="table-cell">
      <style:table-cell-properties fo:border="none" style:writing-mode="lr-tb" style:vertical-align="middle" fo:padding-top="0.0194in" fo:padding-left="0.0194in" fo:padding-bottom="0.0194in" fo:padding-right="0.0194in"/>
    </style:style>
    <style:style style:name="TableCell258" style:family="table-cell">
      <style:table-cell-properties fo:border="none" style:writing-mode="lr-tb" style:vertical-align="middle" fo:padding-top="0.0194in" fo:padding-left="0.0194in" fo:padding-bottom="0.0194in" fo:padding-right="0.0194in"/>
    </style:style>
    <style:style style:name="TableCell259" style:family="table-cell">
      <style:table-cell-properties fo:border="none" style:writing-mode="lr-tb" style:vertical-align="middle" fo:padding-top="0.0194in" fo:padding-left="0.0194in" fo:padding-bottom="0.0194in" fo:padding-right="0.0194in"/>
    </style:style>
    <style:style style:name="TableCell260" style:family="table-cell">
      <style:table-cell-properties fo:border="none" style:writing-mode="lr-tb" style:vertical-align="middle" fo:padding-top="0.0194in" fo:padding-left="0.0194in" fo:padding-bottom="0.0194in" fo:padding-right="0.0194in"/>
    </style:style>
    <style:style style:name="TableRow261" style:family="table-row">
      <style:table-row-properties style:use-optimal-row-height="false"/>
    </style:style>
    <style:style style:name="TableCell262" style:family="table-cell">
      <style:table-cell-properties fo:border="none" style:writing-mode="lr-tb" style:vertical-align="middle" fo:padding-top="0.0194in" fo:padding-left="0.0194in" fo:padding-bottom="0.0194in" fo:padding-right="0.0194in"/>
    </style:style>
    <style:style style:name="TableCell263" style:family="table-cell">
      <style:table-cell-properties fo:border="none" style:writing-mode="lr-tb" style:vertical-align="middle" fo:padding-top="0.0194in" fo:padding-left="0.0194in" fo:padding-bottom="0.0194in" fo:padding-right="0.0194in"/>
    </style:style>
    <style:style style:name="TableCell264" style:family="table-cell">
      <style:table-cell-properties fo:border="none" style:writing-mode="lr-tb" style:vertical-align="middle" fo:padding-top="0.0194in" fo:padding-left="0.0194in" fo:padding-bottom="0.0194in" fo:padding-right="0.0194in"/>
    </style:style>
    <style:style style:name="TableCell265" style:family="table-cell">
      <style:table-cell-properties fo:border="none" style:writing-mode="lr-tb" style:vertical-align="middle" fo:padding-top="0.0194in" fo:padding-left="0.0194in" fo:padding-bottom="0.0194in" fo:padding-right="0.0194in"/>
    </style:style>
    <style:style style:name="TableRow266" style:family="table-row">
      <style:table-row-properties style:use-optimal-row-height="false"/>
    </style:style>
    <style:style style:name="TableCell267" style:family="table-cell">
      <style:table-cell-properties fo:border="none" style:writing-mode="lr-tb" style:vertical-align="middle" fo:padding-top="0.0194in" fo:padding-left="0.0194in" fo:padding-bottom="0.0194in" fo:padding-right="0.0194in"/>
    </style:style>
    <style:style style:name="TableCell268" style:family="table-cell">
      <style:table-cell-properties fo:border="none" style:writing-mode="lr-tb" style:vertical-align="middle" fo:padding-top="0.0194in" fo:padding-left="0.0194in" fo:padding-bottom="0.0194in" fo:padding-right="0.0194in"/>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style:writing-mode="lr-tb" style:vertical-align="middle" fo:padding-top="0.0194in" fo:padding-left="0.0194in" fo:padding-bottom="0.0194in" fo:padding-right="0.0194in"/>
    </style:style>
    <style:style style:name="P271" style:parent-style-name="Textbody" style:family="paragraph"/>
    <style:style style:name="P272" style:parent-style-name="HorizontalLine" style:family="paragraph">
      <style:paragraph-properties fo:margin-bottom="0.0972in" fo:line-height="115%"/>
    </style:style>
    <style:style style:name="P273" style:parent-style-name="Heading3" style:family="paragraph">
      <style:paragraph-properties fo:margin-top="0in" fo:margin-bottom="0.0972in" fo:line-height="115%"/>
    </style:style>
    <style:style style:name="TableColumn275" style:family="table-column">
      <style:table-column-properties style:column-width="0.75in" style:use-optimal-column-width="false"/>
    </style:style>
    <style:style style:name="TableColumn276" style:family="table-column">
      <style:table-column-properties style:column-width="0.7812in" style:use-optimal-column-width="false"/>
    </style:style>
    <style:style style:name="TableColumn277" style:family="table-column">
      <style:table-column-properties style:column-width="0.7027in" style:use-optimal-column-width="false"/>
    </style:style>
    <style:style style:name="TableColumn278" style:family="table-column">
      <style:table-column-properties style:column-width="0.5583in" style:use-optimal-column-width="false"/>
    </style:style>
    <style:style style:name="Table274" style:family="table">
      <style:table-properties style:width="2.7923in" fo:margin-left="-0.0069in" table:align="left"/>
    </style:style>
    <style:style style:name="TableRow279" style:family="table-row">
      <style:table-row-properties style:use-optimal-row-height="false"/>
    </style:style>
    <style:style style:name="TableCell280" style:family="table-cell">
      <style:table-cell-properties fo:border="none" style:writing-mode="lr-tb" style:vertical-align="middle" fo:padding-top="0.0194in" fo:padding-left="0.0194in" fo:padding-bottom="0.0194in" fo:padding-right="0.0194in"/>
    </style:style>
    <style:style style:name="TableCell281" style:family="table-cell">
      <style:table-cell-properties fo:border="none" style:writing-mode="lr-tb" style:vertical-align="middle" fo:padding-top="0.0194in" fo:padding-left="0.0194in" fo:padding-bottom="0.0194in" fo:padding-right="0.0194in"/>
    </style:style>
    <style:style style:name="TableCell282" style:family="table-cell">
      <style:table-cell-properties fo:border="none" style:writing-mode="lr-tb" style:vertical-align="middle" fo:padding-top="0.0194in" fo:padding-left="0.0194in" fo:padding-bottom="0.0194in" fo:padding-right="0.0194in"/>
    </style:style>
    <style:style style:name="TableCell283" style:family="table-cell">
      <style:table-cell-properties fo:border="none" style:writing-mode="lr-tb" style:vertical-align="middle" fo:padding-top="0.0194in" fo:padding-left="0.0194in" fo:padding-bottom="0.0194in" fo:padding-right="0.0194in"/>
    </style:style>
    <style:style style:name="TableRow284" style:family="table-row">
      <style:table-row-properties style:use-optimal-row-height="false"/>
    </style:style>
    <style:style style:name="TableCell285" style:family="table-cell">
      <style:table-cell-properties fo:border="none" style:writing-mode="lr-tb" style:vertical-align="middle" fo:padding-top="0.0194in" fo:padding-left="0.0194in" fo:padding-bottom="0.0194in" fo:padding-right="0.0194in"/>
    </style:style>
    <style:style style:name="TableCell286" style:family="table-cell">
      <style:table-cell-properties fo:border="none" style:writing-mode="lr-tb" style:vertical-align="middle" fo:padding-top="0.0194in" fo:padding-left="0.0194in" fo:padding-bottom="0.0194in" fo:padding-right="0.0194in"/>
    </style:style>
    <style:style style:name="TableCell287" style:family="table-cell">
      <style:table-cell-properties fo:border="none" style:writing-mode="lr-tb" style:vertical-align="middle" fo:padding-top="0.0194in" fo:padding-left="0.0194in" fo:padding-bottom="0.0194in" fo:padding-right="0.0194in"/>
    </style:style>
    <style:style style:name="TableCell288" style:family="table-cell">
      <style:table-cell-properties fo:border="none" style:writing-mode="lr-tb" style:vertical-align="middle" fo:padding-top="0.0194in" fo:padding-left="0.0194in" fo:padding-bottom="0.0194in" fo:padding-right="0.0194in"/>
    </style:style>
    <style:style style:name="TableRow289" style:family="table-row">
      <style:table-row-properties style:use-optimal-row-height="false"/>
    </style:style>
    <style:style style:name="TableCell290" style:family="table-cell">
      <style:table-cell-properties fo:border="none" style:writing-mode="lr-tb" style:vertical-align="middle" fo:padding-top="0.0194in" fo:padding-left="0.0194in" fo:padding-bottom="0.0194in" fo:padding-right="0.0194in"/>
    </style:style>
    <style:style style:name="TableCell291" style:family="table-cell">
      <style:table-cell-properties fo:border="none" style:writing-mode="lr-tb" style:vertical-align="middle" fo:padding-top="0.0194in" fo:padding-left="0.0194in" fo:padding-bottom="0.0194in" fo:padding-right="0.0194in"/>
    </style:style>
    <style:style style:name="TableCell292" style:family="table-cell">
      <style:table-cell-properties fo:border="none" style:writing-mode="lr-tb" style:vertical-align="middle" fo:padding-top="0.0194in" fo:padding-left="0.0194in" fo:padding-bottom="0.0194in" fo:padding-right="0.0194in"/>
    </style:style>
    <style:style style:name="TableCell293" style:family="table-cell">
      <style:table-cell-properties fo:border="none" style:writing-mode="lr-tb" style:vertical-align="middle" fo:padding-top="0.0194in" fo:padding-left="0.0194in" fo:padding-bottom="0.0194in" fo:padding-right="0.0194in"/>
    </style:style>
    <style:style style:name="TableRow294" style:family="table-row">
      <style:table-row-properties style:use-optimal-row-height="false"/>
    </style:style>
    <style:style style:name="TableCell295" style:family="table-cell">
      <style:table-cell-properties fo:border="none" style:writing-mode="lr-tb" style:vertical-align="middle" fo:padding-top="0.0194in" fo:padding-left="0.0194in" fo:padding-bottom="0.0194in" fo:padding-right="0.0194in"/>
    </style:style>
    <style:style style:name="TableCell296" style:family="table-cell">
      <style:table-cell-properties fo:border="none" style:writing-mode="lr-tb" style:vertical-align="middle" fo:padding-top="0.0194in" fo:padding-left="0.0194in" fo:padding-bottom="0.0194in" fo:padding-right="0.0194in"/>
    </style:style>
    <style:style style:name="TableCell297" style:family="table-cell">
      <style:table-cell-properties fo:border="none" style:writing-mode="lr-tb" style:vertical-align="middle" fo:padding-top="0.0194in" fo:padding-left="0.0194in" fo:padding-bottom="0.0194in" fo:padding-right="0.0194in"/>
    </style:style>
    <style:style style:name="TableCell298" style:family="table-cell">
      <style:table-cell-properties fo:border="none" style:writing-mode="lr-tb" style:vertical-align="middle" fo:padding-top="0.0194in" fo:padding-left="0.0194in" fo:padding-bottom="0.0194in" fo:padding-right="0.0194in"/>
    </style:style>
    <style:style style:name="TableRow299" style:family="table-row">
      <style:table-row-properties style:use-optimal-row-height="false"/>
    </style:style>
    <style:style style:name="TableCell300" style:family="table-cell">
      <style:table-cell-properties fo:border="none" style:writing-mode="lr-tb" style:vertical-align="middle" fo:padding-top="0.0194in" fo:padding-left="0.0194in" fo:padding-bottom="0.0194in" fo:padding-right="0.0194in"/>
    </style:style>
    <style:style style:name="TableCell301" style:family="table-cell">
      <style:table-cell-properties fo:border="none" style:writing-mode="lr-tb" style:vertical-align="middle" fo:padding-top="0.0194in" fo:padding-left="0.0194in" fo:padding-bottom="0.0194in" fo:padding-right="0.0194in"/>
    </style:style>
    <style:style style:name="TableCell302" style:family="table-cell">
      <style:table-cell-properties fo:border="none" style:writing-mode="lr-tb" style:vertical-align="middle" fo:padding-top="0.0194in" fo:padding-left="0.0194in" fo:padding-bottom="0.0194in" fo:padding-right="0.0194in"/>
    </style:style>
    <style:style style:name="TableCell303" style:family="table-cell">
      <style:table-cell-properties fo:border="none" style:writing-mode="lr-tb" style:vertical-align="middle" fo:padding-top="0.0194in" fo:padding-left="0.0194in" fo:padding-bottom="0.0194in" fo:padding-right="0.0194in"/>
    </style:style>
    <style:style style:name="TableRow304" style:family="table-row">
      <style:table-row-properties style:use-optimal-row-height="false"/>
    </style:style>
    <style:style style:name="TableCell305" style:family="table-cell">
      <style:table-cell-properties fo:border="none" style:writing-mode="lr-tb" style:vertical-align="middle" fo:padding-top="0.0194in" fo:padding-left="0.0194in" fo:padding-bottom="0.0194in" fo:padding-right="0.0194in"/>
    </style:style>
    <style:style style:name="TableCell306" style:family="table-cell">
      <style:table-cell-properties fo:border="none" style:writing-mode="lr-tb" style:vertical-align="middle" fo:padding-top="0.0194in" fo:padding-left="0.0194in" fo:padding-bottom="0.0194in" fo:padding-right="0.0194in"/>
    </style:style>
    <style:style style:name="TableCell307" style:family="table-cell">
      <style:table-cell-properties fo:border="none" style:writing-mode="lr-tb" style:vertical-align="middle" fo:padding-top="0.0194in" fo:padding-left="0.0194in" fo:padding-bottom="0.0194in" fo:padding-right="0.0194in"/>
    </style:style>
    <style:style style:name="TableCell308" style:family="table-cell">
      <style:table-cell-properties fo:border="none" style:writing-mode="lr-tb" style:vertical-align="middle" fo:padding-top="0.0194in" fo:padding-left="0.0194in" fo:padding-bottom="0.0194in" fo:padding-right="0.0194in"/>
    </style:style>
    <style:style style:name="TableRow309" style:family="table-row">
      <style:table-row-properties style:use-optimal-row-height="false"/>
    </style:style>
    <style:style style:name="TableCell310" style:family="table-cell">
      <style:table-cell-properties fo:border="none" style:writing-mode="lr-tb" style:vertical-align="middle" fo:padding-top="0.0194in" fo:padding-left="0.0194in" fo:padding-bottom="0.0194in" fo:padding-right="0.0194in"/>
    </style:style>
    <style:style style:name="TableCell311" style:family="table-cell">
      <style:table-cell-properties fo:border="none" style:writing-mode="lr-tb" style:vertical-align="middle" fo:padding-top="0.0194in" fo:padding-left="0.0194in" fo:padding-bottom="0.0194in" fo:padding-right="0.0194in"/>
    </style:style>
    <style:style style:name="TableCell312" style:family="table-cell">
      <style:table-cell-properties fo:border="none" style:writing-mode="lr-tb" style:vertical-align="middle" fo:padding-top="0.0194in" fo:padding-left="0.0194in" fo:padding-bottom="0.0194in" fo:padding-right="0.0194in"/>
    </style:style>
    <style:style style:name="TableCell313" style:family="table-cell">
      <style:table-cell-properties fo:border="none" style:writing-mode="lr-tb" style:vertical-align="middle" fo:padding-top="0.0194in" fo:padding-left="0.0194in" fo:padding-bottom="0.0194in" fo:padding-right="0.0194in"/>
    </style:style>
    <style:style style:name="P314" style:parent-style-name="HorizontalLine" style:family="paragraph">
      <style:paragraph-properties fo:margin-bottom="0.0972in" fo:line-height="115%"/>
    </style:style>
    <style:style style:name="P315" style:parent-style-name="Heading3" style:family="paragraph">
      <style:paragraph-properties fo:margin-top="0in" fo:margin-bottom="0.0972in" fo:line-height="115%"/>
    </style:style>
    <style:style style:name="P316" style:parent-style-name="PreformattedText" style:family="paragraph">
      <style:paragraph-properties fo:margin-bottom="0.0972in" fo:line-height="115%"/>
    </style:style>
    <style:style style:name="P317" style:parent-style-name="PreformattedText" style:family="paragraph">
      <style:paragraph-properties fo:margin-bottom="0.0972in" fo:line-height="115%"/>
    </style:style>
    <style:style style:name="P318" style:parent-style-name="PreformattedText" style:family="paragraph">
      <style:paragraph-properties fo:margin-bottom="0.0972in" fo:line-height="115%"/>
    </style:style>
    <style:style style:name="P319" style:parent-style-name="HorizontalLine" style:family="paragraph">
      <style:paragraph-properties fo:margin-bottom="0.0972in" fo:line-height="115%"/>
    </style:style>
    <style:style style:name="P320" style:parent-style-name="Textbody" style:family="paragraph"/>
    <style:style style:name="P321" style:parent-style-name="Textbody" style:family="paragraph"/>
    <style:style style:name="P322" style:parent-style-name="Textbody" style:family="paragraph"/>
    <style:style style:name="P323" style:parent-style-name="Textbody" style:family="paragraph"/>
    <style:style style:name="P324" style:parent-style-name="Textbody" style:family="paragraph"/>
    <style:style style:name="P325" style:parent-style-name="Textbody" style:family="paragraph"/>
    <style:style style:name="P326" style:parent-style-name="Textbody" style:family="paragraph"/>
    <style:style style:name="P327" style:parent-style-name="Textbody" style:family="paragraph"/>
    <style:style style:name="P328" style:parent-style-name="HorizontalLine" style:family="paragraph">
      <style:paragraph-properties fo:margin-bottom="0.0972in" fo:line-height="115%"/>
    </style:style>
    <style:style style:name="P329" style:parent-style-name="Heading3" style:family="paragraph">
      <style:paragraph-properties fo:margin-top="0in" fo:margin-bottom="0.0972in" fo:line-height="115%"/>
    </style:style>
    <style:style style:name="P330" style:parent-style-name="Heading4" style:family="paragraph">
      <style:paragraph-properties fo:margin-top="0in" fo:margin-bottom="0.0972in" fo:line-height="115%"/>
    </style:style>
    <style:style style:name="P331" style:parent-style-name="PreformattedText" style:family="paragraph">
      <style:paragraph-properties fo:margin-bottom="0.0972in" fo:line-height="115%"/>
    </style:style>
    <style:style style:name="P332" style:parent-style-name="PreformattedText" style:family="paragraph">
      <style:paragraph-properties fo:margin-bottom="0.0972in" fo:line-height="115%"/>
    </style:style>
    <style:style style:name="P333" style:parent-style-name="PreformattedText" style:family="paragraph">
      <style:paragraph-properties fo:margin-bottom="0.0972in" fo:line-height="115%"/>
    </style:style>
    <style:style style:name="P334" style:parent-style-name="Heading4" style:family="paragraph">
      <style:paragraph-properties fo:margin-top="0in" fo:margin-bottom="0.0972in" fo:line-height="115%"/>
    </style:style>
    <style:style style:name="P335" style:parent-style-name="PreformattedText" style:family="paragraph">
      <style:paragraph-properties fo:margin-bottom="0.0972in" fo:line-height="115%"/>
    </style:style>
    <style:style style:name="P336" style:parent-style-name="PreformattedText" style:family="paragraph">
      <style:paragraph-properties fo:margin-bottom="0.0972in" fo:line-height="115%"/>
    </style:style>
    <style:style style:name="P337" style:parent-style-name="PreformattedText" style:family="paragraph">
      <style:paragraph-properties fo:margin-bottom="0.0972in" fo:line-height="115%"/>
    </style:style>
    <style:style style:name="P338" style:parent-style-name="PreformattedText" style:family="paragraph">
      <style:paragraph-properties fo:margin-bottom="0.0972in" fo:line-height="115%"/>
    </style:style>
    <style:style style:name="P339" style:parent-style-name="PreformattedText" style:family="paragraph">
      <style:paragraph-properties fo:margin-bottom="0.0972in" fo:line-height="115%"/>
    </style:style>
    <style:style style:name="P340" style:parent-style-name="PreformattedText" style:family="paragraph">
      <style:paragraph-properties fo:margin-bottom="0.0972in" fo:line-height="115%"/>
    </style:style>
    <style:style style:name="P341" style:parent-style-name="PreformattedText" style:family="paragraph">
      <style:paragraph-properties fo:margin-bottom="0.0972in" fo:line-height="115%"/>
    </style:style>
    <style:style style:name="P342" style:parent-style-name="PreformattedText" style:family="paragraph">
      <style:paragraph-properties fo:margin-bottom="0.0972in" fo:line-height="115%"/>
    </style:style>
    <style:style style:name="P343" style:parent-style-name="PreformattedText" style:family="paragraph">
      <style:paragraph-properties fo:margin-bottom="0.0972in" fo:line-height="115%"/>
    </style:style>
    <style:style style:name="P344" style:parent-style-name="PreformattedText" style:family="paragraph">
      <style:paragraph-properties fo:margin-bottom="0.0972in" fo:line-height="115%"/>
    </style:style>
    <style:style style:name="P345" style:parent-style-name="PreformattedText" style:family="paragraph">
      <style:paragraph-properties fo:margin-bottom="0.0972in" fo:line-height="115%"/>
    </style:style>
    <style:style style:name="P346" style:parent-style-name="PreformattedText" style:family="paragraph">
      <style:paragraph-properties fo:margin-bottom="0.0972in" fo:line-height="115%"/>
    </style:style>
    <style:style style:name="P347" style:parent-style-name="HorizontalLine" style:family="paragraph">
      <style:paragraph-properties fo:margin-bottom="0.0972in" fo:line-height="115%"/>
    </style:style>
    <style:style style:name="P348" style:parent-style-name="Heading3" style:family="paragraph">
      <style:paragraph-properties fo:margin-top="0in" fo:margin-bottom="0.0972in" fo:line-height="115%"/>
    </style:style>
    <style:style style:name="P349" style:parent-style-name="Heading4" style:family="paragraph">
      <style:paragraph-properties fo:margin-top="0in" fo:margin-bottom="0.0972in" fo:line-height="115%"/>
    </style:style>
    <style:style style:name="P350" style:parent-style-name="PreformattedText" style:family="paragraph">
      <style:paragraph-properties fo:margin-bottom="0.0972in" fo:line-height="115%"/>
    </style:style>
    <style:style style:name="P351" style:parent-style-name="PreformattedText" style:family="paragraph">
      <style:paragraph-properties fo:margin-bottom="0.0972in" fo:line-height="115%"/>
    </style:style>
    <style:style style:name="P352" style:parent-style-name="PreformattedText" style:family="paragraph">
      <style:paragraph-properties fo:margin-bottom="0.0972in" fo:line-height="115%"/>
    </style:style>
    <style:style style:name="P353" style:parent-style-name="PreformattedText" style:family="paragraph">
      <style:paragraph-properties fo:margin-bottom="0.0972in" fo:line-height="115%"/>
    </style:style>
    <style:style style:name="P354" style:parent-style-name="PreformattedText" style:family="paragraph">
      <style:paragraph-properties fo:margin-bottom="0.0972in" fo:line-height="115%"/>
    </style:style>
    <style:style style:name="P355" style:parent-style-name="Heading4" style:family="paragraph">
      <style:paragraph-properties fo:margin-top="0in" fo:margin-bottom="0.0972in" fo:line-height="115%"/>
    </style:style>
    <style:style style:name="P356" style:parent-style-name="PreformattedText" style:family="paragraph">
      <style:paragraph-properties fo:margin-bottom="0.0972in" fo:line-height="115%"/>
    </style:style>
    <style:style style:name="P357" style:parent-style-name="PreformattedText" style:family="paragraph">
      <style:paragraph-properties fo:margin-bottom="0.0972in" fo:line-height="115%"/>
    </style:style>
    <style:style style:name="P358" style:parent-style-name="PreformattedText" style:family="paragraph">
      <style:paragraph-properties fo:margin-bottom="0.0972in" fo:line-height="115%"/>
    </style:style>
    <style:style style:name="P359" style:parent-style-name="PreformattedText" style:family="paragraph">
      <style:paragraph-properties fo:margin-bottom="0.0972in" fo:line-height="115%"/>
    </style:style>
    <style:style style:name="P360" style:parent-style-name="PreformattedText" style:family="paragraph">
      <style:paragraph-properties fo:margin-bottom="0.0972in" fo:line-height="115%"/>
    </style:style>
    <style:style style:name="P361" style:parent-style-name="PreformattedText" style:family="paragraph">
      <style:paragraph-properties fo:margin-bottom="0.0972in" fo:line-height="115%"/>
    </style:style>
    <style:style style:name="P362" style:parent-style-name="PreformattedText" style:family="paragraph">
      <style:paragraph-properties fo:margin-bottom="0.0972in" fo:line-height="115%"/>
    </style:style>
    <style:style style:name="P363" style:parent-style-name="PreformattedText" style:family="paragraph">
      <style:paragraph-properties fo:margin-bottom="0.0972in" fo:line-height="115%"/>
    </style:style>
    <style:style style:name="P364" style:parent-style-name="PreformattedText" style:family="paragraph">
      <style:paragraph-properties fo:margin-bottom="0.0972in" fo:line-height="115%"/>
    </style:style>
    <style:style style:name="P365" style:parent-style-name="PreformattedText" style:family="paragraph">
      <style:paragraph-properties fo:margin-bottom="0.0972in" fo:line-height="115%"/>
    </style:style>
    <style:style style:name="P366" style:parent-style-name="PreformattedText" style:family="paragraph">
      <style:paragraph-properties fo:margin-bottom="0.0972in" fo:line-height="115%"/>
    </style:style>
    <style:style style:name="P367" style:parent-style-name="PreformattedText" style:family="paragraph">
      <style:paragraph-properties fo:margin-bottom="0.0972in" fo:line-height="115%"/>
    </style:style>
    <style:style style:name="P368" style:parent-style-name="PreformattedText" style:family="paragraph">
      <style:paragraph-properties fo:margin-bottom="0.0972in" fo:line-height="115%"/>
    </style:style>
    <style:style style:name="P369" style:parent-style-name="PreformattedText" style:family="paragraph">
      <style:paragraph-properties fo:margin-bottom="0.0972in" fo:line-height="115%"/>
    </style:style>
    <style:style style:name="P370" style:parent-style-name="HorizontalLine" style:family="paragraph">
      <style:paragraph-properties fo:margin-bottom="0.0972in" fo:line-height="115%"/>
    </style:style>
    <style:style style:name="P371" style:parent-style-name="Heading3" style:family="paragraph">
      <style:paragraph-properties fo:margin-top="0in" fo:margin-bottom="0.0972in" fo:line-height="115%"/>
    </style:style>
    <style:style style:name="P372" style:parent-style-name="Heading4" style:family="paragraph">
      <style:paragraph-properties fo:margin-top="0in" fo:margin-bottom="0.0972in" fo:line-height="115%"/>
    </style:style>
    <style:style style:name="P373" style:parent-style-name="PreformattedText" style:family="paragraph">
      <style:paragraph-properties fo:margin-bottom="0.0972in" fo:line-height="115%"/>
    </style:style>
    <style:style style:name="P374" style:parent-style-name="PreformattedText" style:family="paragraph">
      <style:paragraph-properties fo:margin-bottom="0.0972in" fo:line-height="115%"/>
    </style:style>
    <style:style style:name="P375" style:parent-style-name="PreformattedText" style:family="paragraph">
      <style:paragraph-properties fo:margin-bottom="0.0972in" fo:line-height="115%"/>
    </style:style>
    <style:style style:name="P376" style:parent-style-name="PreformattedText" style:family="paragraph">
      <style:paragraph-properties fo:margin-bottom="0.0972in" fo:line-height="115%"/>
    </style:style>
    <style:style style:name="P377" style:parent-style-name="PreformattedText" style:family="paragraph">
      <style:paragraph-properties fo:margin-bottom="0.0972in" fo:line-height="115%"/>
    </style:style>
    <style:style style:name="P378" style:parent-style-name="PreformattedText" style:family="paragraph">
      <style:paragraph-properties fo:margin-bottom="0.0972in" fo:line-height="115%"/>
    </style:style>
    <style:style style:name="P379" style:parent-style-name="PreformattedText" style:family="paragraph">
      <style:paragraph-properties fo:margin-bottom="0.0972in" fo:line-height="115%"/>
    </style:style>
    <style:style style:name="P380" style:parent-style-name="Heading4" style:family="paragraph">
      <style:paragraph-properties fo:margin-top="0in" fo:margin-bottom="0.0972in" fo:line-height="115%"/>
    </style:style>
    <style:style style:name="P381" style:parent-style-name="PreformattedText" style:family="paragraph">
      <style:paragraph-properties fo:margin-bottom="0.0972in" fo:line-height="115%"/>
    </style:style>
    <style:style style:name="P382" style:parent-style-name="PreformattedText" style:family="paragraph">
      <style:paragraph-properties fo:margin-bottom="0.0972in" fo:line-height="115%"/>
    </style:style>
    <style:style style:name="P383" style:parent-style-name="PreformattedText" style:family="paragraph">
      <style:paragraph-properties fo:margin-bottom="0.0972in" fo:line-height="115%"/>
    </style:style>
    <style:style style:name="P384" style:parent-style-name="PreformattedText" style:family="paragraph">
      <style:paragraph-properties fo:margin-bottom="0.0972in" fo:line-height="115%"/>
    </style:style>
    <style:style style:name="P385" style:parent-style-name="PreformattedText" style:family="paragraph">
      <style:paragraph-properties fo:margin-bottom="0.0972in" fo:line-height="115%"/>
    </style:style>
    <style:style style:name="P386" style:parent-style-name="PreformattedText" style:family="paragraph">
      <style:paragraph-properties fo:margin-bottom="0.0972in" fo:line-height="115%"/>
    </style:style>
    <style:style style:name="P387" style:parent-style-name="PreformattedText" style:family="paragraph">
      <style:paragraph-properties fo:margin-bottom="0.0972in" fo:line-height="115%"/>
    </style:style>
    <style:style style:name="P388" style:parent-style-name="PreformattedText" style:family="paragraph">
      <style:paragraph-properties fo:margin-bottom="0.0972in" fo:line-height="115%"/>
    </style:style>
    <style:style style:name="P389" style:parent-style-name="PreformattedText" style:family="paragraph">
      <style:paragraph-properties fo:margin-bottom="0.0972in" fo:line-height="115%"/>
    </style:style>
    <style:style style:name="P390" style:parent-style-name="PreformattedText" style:family="paragraph">
      <style:paragraph-properties fo:margin-bottom="0.0972in" fo:line-height="115%"/>
    </style:style>
    <style:style style:name="P391" style:parent-style-name="PreformattedText" style:family="paragraph">
      <style:paragraph-properties fo:margin-bottom="0.0972in" fo:line-height="115%"/>
    </style:style>
    <style:style style:name="P392" style:parent-style-name="PreformattedText" style:family="paragraph">
      <style:paragraph-properties fo:margin-bottom="0.0972in" fo:line-height="115%"/>
    </style:style>
    <style:style style:name="P393" style:parent-style-name="PreformattedText" style:family="paragraph">
      <style:paragraph-properties fo:margin-bottom="0.0972in" fo:line-height="115%"/>
    </style:style>
    <style:style style:name="P394" style:parent-style-name="PreformattedText" style:family="paragraph">
      <style:paragraph-properties fo:margin-bottom="0.0972in" fo:line-height="115%"/>
    </style:style>
    <style:style style:name="P395" style:parent-style-name="PreformattedText" style:family="paragraph">
      <style:paragraph-properties fo:margin-bottom="0.0972in" fo:line-height="115%"/>
    </style:style>
    <style:style style:name="P396" style:parent-style-name="PreformattedText" style:family="paragraph">
      <style:paragraph-properties fo:margin-bottom="0.0972in" fo:line-height="115%"/>
    </style:style>
    <style:style style:name="P397" style:parent-style-name="HorizontalLine" style:family="paragraph">
      <style:paragraph-properties fo:margin-bottom="0.0972in" fo:line-height="115%"/>
    </style:style>
    <style:style style:name="P398" style:parent-style-name="Heading3" style:family="paragraph">
      <style:paragraph-properties fo:margin-top="0in" fo:margin-bottom="0.0972in" fo:line-height="115%"/>
    </style:style>
    <style:style style:name="P399" style:parent-style-name="Heading4" style:family="paragraph">
      <style:paragraph-properties fo:margin-top="0in" fo:margin-bottom="0.0972in" fo:line-height="115%"/>
    </style:style>
    <style:style style:name="P400" style:parent-style-name="PreformattedText" style:family="paragraph">
      <style:paragraph-properties fo:margin-bottom="0.0972in" fo:line-height="115%"/>
    </style:style>
    <style:style style:name="P401" style:parent-style-name="PreformattedText" style:family="paragraph">
      <style:paragraph-properties fo:margin-bottom="0.0972in" fo:line-height="115%"/>
    </style:style>
    <style:style style:name="P402" style:parent-style-name="PreformattedText" style:family="paragraph">
      <style:paragraph-properties fo:margin-bottom="0.0972in" fo:line-height="115%"/>
    </style:style>
    <style:style style:name="P403" style:parent-style-name="PreformattedText" style:family="paragraph">
      <style:paragraph-properties fo:margin-bottom="0.0972in" fo:line-height="115%"/>
    </style:style>
    <style:style style:name="P404" style:parent-style-name="PreformattedText" style:family="paragraph">
      <style:paragraph-properties fo:margin-bottom="0.0972in" fo:line-height="115%"/>
    </style:style>
    <style:style style:name="P405" style:parent-style-name="PreformattedText" style:family="paragraph">
      <style:paragraph-properties fo:margin-bottom="0.0972in" fo:line-height="115%"/>
    </style:style>
    <style:style style:name="P406" style:parent-style-name="PreformattedText" style:family="paragraph">
      <style:paragraph-properties fo:margin-bottom="0.0972in" fo:line-height="115%"/>
    </style:style>
    <style:style style:name="P407" style:parent-style-name="PreformattedText" style:family="paragraph">
      <style:paragraph-properties fo:margin-bottom="0.0972in" fo:line-height="115%"/>
    </style:style>
    <style:style style:name="P408" style:parent-style-name="PreformattedText" style:family="paragraph">
      <style:paragraph-properties fo:margin-bottom="0.0972in" fo:line-height="115%"/>
    </style:style>
    <style:style style:name="P409" style:parent-style-name="PreformattedText" style:family="paragraph">
      <style:paragraph-properties fo:margin-bottom="0.0972in" fo:line-height="115%"/>
    </style:style>
    <style:style style:name="P410" style:parent-style-name="PreformattedText" style:family="paragraph">
      <style:paragraph-properties fo:margin-bottom="0.0972in" fo:line-height="115%"/>
    </style:style>
    <style:style style:name="P411" style:parent-style-name="Heading4" style:family="paragraph">
      <style:paragraph-properties fo:margin-top="0in" fo:margin-bottom="0.0972in" fo:line-height="115%"/>
    </style:style>
    <style:style style:name="P412" style:parent-style-name="PreformattedText" style:family="paragraph">
      <style:paragraph-properties fo:margin-bottom="0.0972in" fo:line-height="115%"/>
    </style:style>
    <style:style style:name="P413" style:parent-style-name="PreformattedText" style:family="paragraph">
      <style:paragraph-properties fo:margin-bottom="0.0972in" fo:line-height="115%"/>
    </style:style>
    <style:style style:name="P414" style:parent-style-name="PreformattedText" style:family="paragraph">
      <style:paragraph-properties fo:margin-bottom="0.0972in" fo:line-height="115%"/>
    </style:style>
    <style:style style:name="P415" style:parent-style-name="PreformattedText" style:family="paragraph">
      <style:paragraph-properties fo:margin-bottom="0.0972in" fo:line-height="115%"/>
    </style:style>
    <style:style style:name="P416" style:parent-style-name="PreformattedText" style:family="paragraph">
      <style:paragraph-properties fo:margin-bottom="0.0972in" fo:line-height="115%"/>
    </style:style>
    <style:style style:name="P417" style:parent-style-name="PreformattedText" style:family="paragraph">
      <style:paragraph-properties fo:margin-bottom="0.0972in" fo:line-height="115%"/>
    </style:style>
    <style:style style:name="P418" style:parent-style-name="PreformattedText" style:family="paragraph">
      <style:paragraph-properties fo:margin-bottom="0.0972in" fo:line-height="115%"/>
    </style:style>
    <style:style style:name="P419" style:parent-style-name="PreformattedText" style:family="paragraph">
      <style:paragraph-properties fo:margin-bottom="0.0972in" fo:line-height="115%"/>
    </style:style>
    <style:style style:name="P420" style:parent-style-name="PreformattedText" style:family="paragraph">
      <style:paragraph-properties fo:margin-bottom="0.0972in" fo:line-height="115%"/>
    </style:style>
    <style:style style:name="P421" style:parent-style-name="PreformattedText" style:family="paragraph">
      <style:paragraph-properties fo:margin-bottom="0.0972in" fo:line-height="115%"/>
    </style:style>
    <style:style style:name="P422" style:parent-style-name="PreformattedText" style:family="paragraph">
      <style:paragraph-properties fo:margin-bottom="0.0972in" fo:line-height="115%"/>
    </style:style>
    <style:style style:name="P423" style:parent-style-name="PreformattedText" style:family="paragraph">
      <style:paragraph-properties fo:margin-bottom="0.0972in" fo:line-height="115%"/>
    </style:style>
    <style:style style:name="P424" style:parent-style-name="PreformattedText" style:family="paragraph">
      <style:paragraph-properties fo:margin-bottom="0.0972in" fo:line-height="115%"/>
    </style:style>
    <style:style style:name="P425" style:parent-style-name="PreformattedText" style:family="paragraph">
      <style:paragraph-properties fo:margin-bottom="0.0972in" fo:line-height="115%"/>
    </style:style>
    <style:style style:name="P426" style:parent-style-name="PreformattedText" style:family="paragraph">
      <style:paragraph-properties fo:margin-bottom="0.0972in" fo:line-height="115%"/>
    </style:style>
    <style:style style:name="P427" style:parent-style-name="PreformattedText" style:family="paragraph">
      <style:paragraph-properties fo:margin-bottom="0.0972in" fo:line-height="115%"/>
    </style:style>
    <style:style style:name="P428" style:parent-style-name="PreformattedText" style:family="paragraph">
      <style:paragraph-properties fo:margin-bottom="0.0972in" fo:line-height="115%"/>
    </style:style>
    <style:style style:name="P429" style:parent-style-name="PreformattedText" style:family="paragraph">
      <style:paragraph-properties fo:margin-bottom="0.0972in" fo:line-height="115%"/>
    </style:style>
    <style:style style:name="P430" style:parent-style-name="PreformattedText" style:family="paragraph">
      <style:paragraph-properties fo:margin-bottom="0.0972in" fo:line-height="115%"/>
    </style:style>
    <style:style style:name="P431" style:parent-style-name="PreformattedText" style:family="paragraph">
      <style:paragraph-properties fo:margin-bottom="0.0972in" fo:line-height="115%"/>
    </style:style>
    <style:style style:name="P432" style:parent-style-name="PreformattedText" style:family="paragraph">
      <style:paragraph-properties fo:margin-bottom="0.0972in" fo:line-height="115%"/>
    </style:style>
    <style:style style:name="P433" style:parent-style-name="PreformattedText" style:family="paragraph">
      <style:paragraph-properties fo:margin-bottom="0.0972in" fo:line-height="115%"/>
    </style:style>
    <style:style style:name="P434" style:parent-style-name="PreformattedText" style:family="paragraph">
      <style:paragraph-properties fo:margin-bottom="0.0972in" fo:line-height="115%"/>
    </style:style>
    <style:style style:name="P435" style:parent-style-name="PreformattedText" style:family="paragraph">
      <style:paragraph-properties fo:margin-bottom="0.0972in" fo:line-height="115%"/>
    </style:style>
    <style:style style:name="P436" style:parent-style-name="PreformattedText" style:family="paragraph">
      <style:paragraph-properties fo:margin-bottom="0.0972in" fo:line-height="115%"/>
    </style:style>
    <style:style style:name="P437" style:parent-style-name="HorizontalLine" style:family="paragraph">
      <style:paragraph-properties fo:margin-bottom="0.0972in" fo:line-height="115%"/>
    </style:style>
    <style:style style:name="P438" style:parent-style-name="Heading3" style:family="paragraph">
      <style:paragraph-properties fo:margin-top="0in" fo:margin-bottom="0.0972in" fo:line-height="115%"/>
    </style:style>
    <style:style style:name="TableColumn440" style:family="table-column">
      <style:table-column-properties style:column-width="1.2937in" style:use-optimal-column-width="false"/>
    </style:style>
    <style:style style:name="TableColumn441" style:family="table-column">
      <style:table-column-properties style:column-width="3.2944in" style:use-optimal-column-width="false"/>
    </style:style>
    <style:style style:name="TableColumn442" style:family="table-column">
      <style:table-column-properties style:column-width="2.3368in" style:use-optimal-column-width="false"/>
    </style:style>
    <style:style style:name="Table439" style:family="table">
      <style:table-properties style:width="6.925in" fo:margin-left="-0.0069in" table:align="left"/>
    </style:style>
    <style:style style:name="TableRow443" style:family="table-row">
      <style:table-row-properties style:use-optimal-row-height="false"/>
    </style:style>
    <style:style style:name="TableCell444" style:family="table-cell">
      <style:table-cell-properties fo:border="none" style:writing-mode="lr-tb" style:vertical-align="middle" fo:padding-top="0.0194in" fo:padding-left="0.0194in" fo:padding-bottom="0.0194in" fo:padding-right="0.0194in"/>
    </style:style>
    <style:style style:name="TableCell445" style:family="table-cell">
      <style:table-cell-properties fo:border="none" style:writing-mode="lr-tb" style:vertical-align="middle" fo:padding-top="0.0194in" fo:padding-left="0.0194in" fo:padding-bottom="0.0194in" fo:padding-right="0.0194in"/>
    </style:style>
    <style:style style:name="TableCell446" style:family="table-cell">
      <style:table-cell-properties fo:border="none" style:writing-mode="lr-tb" style:vertical-align="middle" fo:padding-top="0.0194in" fo:padding-left="0.0194in" fo:padding-bottom="0.0194in" fo:padding-right="0.0194in"/>
    </style:style>
    <style:style style:name="TableRow447" style:family="table-row">
      <style:table-row-properties style:use-optimal-row-height="false"/>
    </style:style>
    <style:style style:name="TableCell448" style:family="table-cell">
      <style:table-cell-properties fo:border="none" style:writing-mode="lr-tb" style:vertical-align="middle" fo:padding-top="0.0194in" fo:padding-left="0.0194in" fo:padding-bottom="0.0194in" fo:padding-right="0.0194in"/>
    </style:style>
    <style:style style:name="TableCell449" style:family="table-cell">
      <style:table-cell-properties fo:border="none" style:writing-mode="lr-tb" style:vertical-align="middle" fo:padding-top="0.0194in" fo:padding-left="0.0194in" fo:padding-bottom="0.0194in" fo:padding-right="0.0194in"/>
    </style:style>
    <style:style style:name="TableCell450" style:family="table-cell">
      <style:table-cell-properties fo:border="none" style:writing-mode="lr-tb" style:vertical-align="middle" fo:padding-top="0.0194in" fo:padding-left="0.0194in" fo:padding-bottom="0.0194in" fo:padding-right="0.0194in"/>
    </style:style>
    <style:style style:name="TableRow451" style:family="table-row">
      <style:table-row-properties style:use-optimal-row-height="false"/>
    </style:style>
    <style:style style:name="TableCell452" style:family="table-cell">
      <style:table-cell-properties fo:border="none" style:writing-mode="lr-tb" style:vertical-align="middle" fo:padding-top="0.0194in" fo:padding-left="0.0194in" fo:padding-bottom="0.0194in" fo:padding-right="0.0194in"/>
    </style:style>
    <style:style style:name="TableCell453" style:family="table-cell">
      <style:table-cell-properties fo:border="none" style:writing-mode="lr-tb" style:vertical-align="middle" fo:padding-top="0.0194in" fo:padding-left="0.0194in" fo:padding-bottom="0.0194in" fo:padding-right="0.0194in"/>
    </style:style>
    <style:style style:name="TableCell454" style:family="table-cell">
      <style:table-cell-properties fo:border="none" style:writing-mode="lr-tb" style:vertical-align="middle" fo:padding-top="0.0194in" fo:padding-left="0.0194in" fo:padding-bottom="0.0194in" fo:padding-right="0.0194in"/>
    </style:style>
    <style:style style:name="TableRow455" style:family="table-row">
      <style:table-row-properties style:use-optimal-row-height="false"/>
    </style:style>
    <style:style style:name="TableCell456" style:family="table-cell">
      <style:table-cell-properties fo:border="none" style:writing-mode="lr-tb" style:vertical-align="middle" fo:padding-top="0.0194in" fo:padding-left="0.0194in" fo:padding-bottom="0.0194in" fo:padding-right="0.0194in"/>
    </style:style>
    <style:style style:name="TableCell457" style:family="table-cell">
      <style:table-cell-properties fo:border="none" style:writing-mode="lr-tb" style:vertical-align="middle" fo:padding-top="0.0194in" fo:padding-left="0.0194in" fo:padding-bottom="0.0194in" fo:padding-right="0.0194in"/>
    </style:style>
    <style:style style:name="TableCell458" style:family="table-cell">
      <style:table-cell-properties fo:border="none" style:writing-mode="lr-tb" style:vertical-align="middle" fo:padding-top="0.0194in" fo:padding-left="0.0194in" fo:padding-bottom="0.0194in" fo:padding-right="0.0194in"/>
    </style:style>
    <style:style style:name="TableRow459" style:family="table-row">
      <style:table-row-properties style:use-optimal-row-height="false"/>
    </style:style>
    <style:style style:name="TableCell460" style:family="table-cell">
      <style:table-cell-properties fo:border="none" style:writing-mode="lr-tb" style:vertical-align="middle" fo:padding-top="0.0194in" fo:padding-left="0.0194in" fo:padding-bottom="0.0194in" fo:padding-right="0.0194in"/>
    </style:style>
    <style:style style:name="TableCell461" style:family="table-cell">
      <style:table-cell-properties fo:border="none" style:writing-mode="lr-tb" style:vertical-align="middle" fo:padding-top="0.0194in" fo:padding-left="0.0194in" fo:padding-bottom="0.0194in" fo:padding-right="0.0194in"/>
    </style:style>
    <style:style style:name="TableCell462" style:family="table-cell">
      <style:table-cell-properties fo:border="none" style:writing-mode="lr-tb" style:vertical-align="middle" fo:padding-top="0.0194in" fo:padding-left="0.0194in" fo:padding-bottom="0.0194in" fo:padding-right="0.0194in"/>
    </style:style>
    <style:style style:name="P463" style:parent-style-name="HorizontalLine" style:family="paragraph">
      <style:paragraph-properties fo:margin-bottom="0.0972in" fo:line-height="115%"/>
    </style:style>
    <style:style style:name="P464" style:parent-style-name="Textbody" style:family="paragraph"/>
    <style:style style:name="P465" style:parent-style-name="Textbody" style:family="paragraph"/>
    <style:style style:name="P466" style:parent-style-name="Textbody" style:family="paragraph"/>
    <style:style style:name="P467" style:parent-style-name="HorizontalLine" style:family="paragraph">
      <style:paragraph-properties fo:margin-bottom="0.0972in" fo:line-height="115%"/>
    </style:style>
    <style:style style:name="P468" style:parent-style-name="Heading3" style:family="paragraph">
      <style:paragraph-properties fo:margin-top="0in" fo:margin-bottom="0.0972in" fo:line-height="115%"/>
    </style:style>
    <style:style style:name="P469" style:parent-style-name="Heading4" style:family="paragraph">
      <style:paragraph-properties fo:margin-top="0in" fo:margin-bottom="0.0972in" fo:line-height="115%"/>
    </style:style>
    <style:style style:name="P470" style:parent-style-name="PreformattedText" style:family="paragraph">
      <style:paragraph-properties fo:margin-bottom="0.0972in" fo:line-height="115%"/>
    </style:style>
    <style:style style:name="P471" style:parent-style-name="PreformattedText" style:family="paragraph">
      <style:paragraph-properties fo:margin-bottom="0.0972in" fo:line-height="115%"/>
    </style:style>
    <style:style style:name="P472" style:parent-style-name="PreformattedText" style:family="paragraph">
      <style:paragraph-properties fo:margin-bottom="0.0972in" fo:line-height="115%"/>
    </style:style>
    <style:style style:name="P473" style:parent-style-name="Heading4" style:family="paragraph">
      <style:paragraph-properties fo:margin-top="0in" fo:margin-bottom="0.0972in" fo:line-height="115%"/>
    </style:style>
    <style:style style:name="P474" style:parent-style-name="Textbody" style:family="paragraph"/>
    <style:style style:name="P475" style:parent-style-name="Textbody" style:family="paragraph"/>
    <style:style style:name="P476" style:parent-style-name="Heading4" style:family="paragraph">
      <style:paragraph-properties fo:margin-top="0in" fo:margin-bottom="0.0972in" fo:line-height="115%"/>
    </style:style>
    <style:style style:name="P477" style:parent-style-name="Textbody" style:family="paragraph"/>
    <style:style style:name="P478" style:parent-style-name="Textbody" style:family="paragraph"/>
    <style:style style:name="P479" style:parent-style-name="Heading4" style:family="paragraph">
      <style:paragraph-properties fo:margin-top="0in" fo:margin-bottom="0.0972in" fo:line-height="115%"/>
    </style:style>
    <style:style style:name="P480" style:parent-style-name="PreformattedText" style:family="paragraph">
      <style:paragraph-properties fo:margin-bottom="0.0972in" fo:line-height="115%"/>
    </style:style>
    <style:style style:name="P481" style:parent-style-name="PreformattedText" style:family="paragraph">
      <style:paragraph-properties fo:margin-bottom="0.0972in" fo:line-height="115%"/>
    </style:style>
    <style:style style:name="P482" style:parent-style-name="PreformattedText" style:family="paragraph">
      <style:paragraph-properties fo:margin-bottom="0.0972in" fo:line-height="115%"/>
    </style:style>
    <style:style style:name="P483" style:parent-style-name="PreformattedText" style:family="paragraph">
      <style:paragraph-properties fo:margin-bottom="0.0972in" fo:line-height="115%"/>
    </style:style>
    <style:style style:name="P484" style:parent-style-name="PreformattedText" style:family="paragraph">
      <style:paragraph-properties fo:margin-bottom="0.0972in" fo:line-height="115%"/>
    </style:style>
    <style:style style:name="P485" style:parent-style-name="HorizontalLine" style:family="paragraph">
      <style:paragraph-properties fo:margin-bottom="0.0972in" fo:line-height="115%"/>
    </style:style>
    <style:style style:name="P486" style:parent-style-name="Heading3" style:family="paragraph">
      <style:paragraph-properties fo:margin-top="0in" fo:margin-bottom="0.0972in" fo:line-height="115%"/>
    </style:style>
    <style:style style:name="P487" style:parent-style-name="Heading3" style:family="paragraph">
      <style:paragraph-properties fo:margin-top="0in" fo:margin-bottom="0.0972in" fo:line-height="115%"/>
    </style:style>
    <style:style style:name="P488" style:parent-style-name="Heading4" style:family="paragraph">
      <style:paragraph-properties fo:margin-top="0in" fo:margin-bottom="0.0972in" fo:line-height="115%"/>
    </style:style>
    <style:style style:name="P489" style:parent-style-name="PreformattedText" style:family="paragraph">
      <style:paragraph-properties fo:margin-bottom="0.0972in" fo:line-height="115%"/>
    </style:style>
    <style:style style:name="P490" style:parent-style-name="PreformattedText" style:family="paragraph">
      <style:paragraph-properties fo:margin-bottom="0.0972in" fo:line-height="115%"/>
    </style:style>
    <style:style style:name="P491" style:parent-style-name="PreformattedText" style:family="paragraph">
      <style:paragraph-properties fo:margin-bottom="0.0972in" fo:line-height="115%"/>
    </style:style>
    <style:style style:name="P492" style:parent-style-name="Heading4" style:family="paragraph">
      <style:paragraph-properties fo:margin-top="0in" fo:margin-bottom="0.0972in" fo:line-height="115%"/>
    </style:style>
    <style:style style:name="P493" style:parent-style-name="Textbody" style:family="paragraph"/>
    <style:style style:name="P494" style:parent-style-name="Textbody" style:family="paragraph"/>
    <style:style style:name="P495" style:parent-style-name="Heading4" style:family="paragraph">
      <style:paragraph-properties fo:margin-top="0in" fo:margin-bottom="0.0972in" fo:line-height="115%"/>
    </style:style>
    <style:style style:name="P496" style:parent-style-name="Textbody" style:family="paragraph"/>
    <style:style style:name="P497" style:parent-style-name="Textbody" style:family="paragraph"/>
    <style:style style:name="P498" style:parent-style-name="Heading4" style:family="paragraph">
      <style:paragraph-properties fo:margin-top="0in" fo:margin-bottom="0.0972in" fo:line-height="115%"/>
    </style:style>
    <style:style style:name="P499" style:parent-style-name="PreformattedText" style:family="paragraph">
      <style:paragraph-properties fo:margin-bottom="0.0972in" fo:line-height="115%"/>
    </style:style>
    <style:style style:name="P500" style:parent-style-name="PreformattedText" style:family="paragraph">
      <style:paragraph-properties fo:margin-bottom="0.0972in" fo:line-height="115%"/>
    </style:style>
    <style:style style:name="P501" style:parent-style-name="PreformattedText" style:family="paragraph">
      <style:paragraph-properties fo:margin-bottom="0.0972in" fo:line-height="115%"/>
    </style:style>
    <style:style style:name="P502" style:parent-style-name="HorizontalLine" style:family="paragraph">
      <style:paragraph-properties fo:margin-bottom="0.0972in" fo:line-height="115%"/>
    </style:style>
    <style:style style:name="P503" style:parent-style-name="Heading3" style:family="paragraph">
      <style:paragraph-properties fo:margin-top="0in" fo:margin-bottom="0.0972in" fo:line-height="115%"/>
    </style:style>
    <style:style style:name="P504" style:parent-style-name="Heading4" style:family="paragraph">
      <style:paragraph-properties fo:margin-top="0in" fo:margin-bottom="0.0972in" fo:line-height="115%"/>
    </style:style>
    <style:style style:name="P505" style:parent-style-name="PreformattedText" style:family="paragraph">
      <style:paragraph-properties fo:margin-bottom="0.0972in" fo:line-height="115%"/>
    </style:style>
    <style:style style:name="P506" style:parent-style-name="PreformattedText" style:family="paragraph">
      <style:paragraph-properties fo:margin-bottom="0.0972in" fo:line-height="115%"/>
    </style:style>
    <style:style style:name="P507" style:parent-style-name="PreformattedText" style:family="paragraph">
      <style:paragraph-properties fo:margin-bottom="0.0972in" fo:line-height="115%"/>
    </style:style>
    <style:style style:name="P508" style:parent-style-name="Heading4" style:family="paragraph">
      <style:paragraph-properties fo:margin-top="0in" fo:margin-bottom="0.0972in" fo:line-height="115%"/>
    </style:style>
    <style:style style:name="P509" style:parent-style-name="Textbody" style:family="paragraph"/>
    <style:style style:name="P510" style:parent-style-name="Textbody" style:family="paragraph"/>
    <style:style style:name="P511" style:parent-style-name="Heading4" style:family="paragraph">
      <style:paragraph-properties fo:margin-top="0in" fo:margin-bottom="0.0972in" fo:line-height="115%"/>
    </style:style>
    <style:style style:name="P512" style:parent-style-name="Textbody" style:family="paragraph"/>
    <style:style style:name="P513" style:parent-style-name="Textbody" style:family="paragraph"/>
    <style:style style:name="P514" style:parent-style-name="Heading4" style:family="paragraph">
      <style:paragraph-properties fo:margin-top="0in" fo:margin-bottom="0.0972in" fo:line-height="115%"/>
    </style:style>
    <style:style style:name="P515" style:parent-style-name="PreformattedText" style:family="paragraph">
      <style:paragraph-properties fo:margin-bottom="0.0972in" fo:line-height="115%"/>
    </style:style>
    <style:style style:name="P516" style:parent-style-name="PreformattedText" style:family="paragraph">
      <style:paragraph-properties fo:margin-bottom="0.0972in" fo:line-height="115%"/>
    </style:style>
    <style:style style:name="P517" style:parent-style-name="PreformattedText" style:family="paragraph">
      <style:paragraph-properties fo:margin-bottom="0.0972in" fo:line-height="115%"/>
    </style:style>
    <style:style style:name="P518" style:parent-style-name="PreformattedText" style:family="paragraph">
      <style:paragraph-properties fo:margin-bottom="0.0972in" fo:line-height="115%"/>
    </style:style>
    <style:style style:name="P519" style:parent-style-name="PreformattedText" style:family="paragraph">
      <style:paragraph-properties fo:margin-bottom="0.0972in" fo:line-height="115%"/>
    </style:style>
    <style:style style:name="P520" style:parent-style-name="HorizontalLine" style:family="paragraph">
      <style:paragraph-properties fo:margin-bottom="0.0972in" fo:line-height="115%"/>
    </style:style>
    <style:style style:name="P521" style:parent-style-name="Heading3" style:family="paragraph">
      <style:paragraph-properties fo:margin-top="0in" fo:margin-bottom="0.0972in" fo:line-height="115%"/>
    </style:style>
    <style:style style:name="TableColumn523" style:family="table-column">
      <style:table-column-properties style:column-width="1.5277in" style:use-optimal-column-width="false"/>
    </style:style>
    <style:style style:name="TableColumn524" style:family="table-column">
      <style:table-column-properties style:column-width="1.4611in" style:use-optimal-column-width="false"/>
    </style:style>
    <style:style style:name="TableColumn525" style:family="table-column">
      <style:table-column-properties style:column-width="2.3777in" style:use-optimal-column-width="false"/>
    </style:style>
    <style:style style:name="TableColumn526" style:family="table-column">
      <style:table-column-properties style:column-width="1.5583in" style:use-optimal-column-width="false"/>
    </style:style>
    <style:style style:name="Table522" style:family="table">
      <style:table-properties style:width="6.925in" fo:margin-left="-0.0069in" table:align="left"/>
    </style:style>
    <style:style style:name="TableRow527" style:family="table-row">
      <style:table-row-properties style:use-optimal-row-height="false"/>
    </style:style>
    <style:style style:name="TableCell528" style:family="table-cell">
      <style:table-cell-properties fo:border="none" style:writing-mode="lr-tb" style:vertical-align="middle" fo:padding-top="0.0194in" fo:padding-left="0.0194in" fo:padding-bottom="0.0194in" fo:padding-right="0.0194in"/>
    </style:style>
    <style:style style:name="TableCell529" style:family="table-cell">
      <style:table-cell-properties fo:border="none" style:writing-mode="lr-tb" style:vertical-align="middle" fo:padding-top="0.0194in" fo:padding-left="0.0194in" fo:padding-bottom="0.0194in" fo:padding-right="0.0194in"/>
    </style:style>
    <style:style style:name="TableCell530" style:family="table-cell">
      <style:table-cell-properties fo:border="none" style:writing-mode="lr-tb" style:vertical-align="middle" fo:padding-top="0.0194in" fo:padding-left="0.0194in" fo:padding-bottom="0.0194in" fo:padding-right="0.0194in"/>
    </style:style>
    <style:style style:name="TableCell531" style:family="table-cell">
      <style:table-cell-properties fo:border="none" style:writing-mode="lr-tb" style:vertical-align="middle" fo:padding-top="0.0194in" fo:padding-left="0.0194in" fo:padding-bottom="0.0194in" fo:padding-right="0.0194in"/>
    </style:style>
    <style:style style:name="TableRow532" style:family="table-row">
      <style:table-row-properties style:use-optimal-row-height="false"/>
    </style:style>
    <style:style style:name="TableCell533" style:family="table-cell">
      <style:table-cell-properties fo:border="none" style:writing-mode="lr-tb" style:vertical-align="middle" fo:padding-top="0.0194in" fo:padding-left="0.0194in" fo:padding-bottom="0.0194in" fo:padding-right="0.0194in"/>
    </style:style>
    <style:style style:name="TableCell534" style:family="table-cell">
      <style:table-cell-properties fo:border="none" style:writing-mode="lr-tb" style:vertical-align="middle" fo:padding-top="0.0194in" fo:padding-left="0.0194in" fo:padding-bottom="0.0194in" fo:padding-right="0.0194in"/>
    </style:style>
    <style:style style:name="TableCell535" style:family="table-cell">
      <style:table-cell-properties fo:border="none" style:writing-mode="lr-tb" style:vertical-align="middle" fo:padding-top="0.0194in" fo:padding-left="0.0194in" fo:padding-bottom="0.0194in" fo:padding-right="0.0194in"/>
    </style:style>
    <style:style style:name="TableCell536" style:family="table-cell">
      <style:table-cell-properties fo:border="none" style:writing-mode="lr-tb" style:vertical-align="middle" fo:padding-top="0.0194in" fo:padding-left="0.0194in" fo:padding-bottom="0.0194in" fo:padding-right="0.0194in"/>
    </style:style>
    <style:style style:name="TableRow537" style:family="table-row">
      <style:table-row-properties style:use-optimal-row-height="false"/>
    </style:style>
    <style:style style:name="TableCell538" style:family="table-cell">
      <style:table-cell-properties fo:border="none" style:writing-mode="lr-tb" style:vertical-align="middle" fo:padding-top="0.0194in" fo:padding-left="0.0194in" fo:padding-bottom="0.0194in" fo:padding-right="0.0194in"/>
    </style:style>
    <style:style style:name="TableCell539" style:family="table-cell">
      <style:table-cell-properties fo:border="none" style:writing-mode="lr-tb" style:vertical-align="middle" fo:padding-top="0.0194in" fo:padding-left="0.0194in" fo:padding-bottom="0.0194in" fo:padding-right="0.0194in"/>
    </style:style>
    <style:style style:name="TableCell540" style:family="table-cell">
      <style:table-cell-properties fo:border="none" style:writing-mode="lr-tb" style:vertical-align="middle" fo:padding-top="0.0194in" fo:padding-left="0.0194in" fo:padding-bottom="0.0194in" fo:padding-right="0.0194in"/>
    </style:style>
    <style:style style:name="TableCell541" style:family="table-cell">
      <style:table-cell-properties fo:border="none" style:writing-mode="lr-tb" style:vertical-align="middle" fo:padding-top="0.0194in" fo:padding-left="0.0194in" fo:padding-bottom="0.0194in" fo:padding-right="0.0194in"/>
    </style:style>
    <style:style style:name="TableRow542" style:family="table-row">
      <style:table-row-properties style:use-optimal-row-height="false"/>
    </style:style>
    <style:style style:name="TableCell543" style:family="table-cell">
      <style:table-cell-properties fo:border="none" style:writing-mode="lr-tb" style:vertical-align="middle" fo:padding-top="0.0194in" fo:padding-left="0.0194in" fo:padding-bottom="0.0194in" fo:padding-right="0.0194in"/>
    </style:style>
    <style:style style:name="TableCell544" style:family="table-cell">
      <style:table-cell-properties fo:border="none" style:writing-mode="lr-tb" style:vertical-align="middle" fo:padding-top="0.0194in" fo:padding-left="0.0194in" fo:padding-bottom="0.0194in" fo:padding-right="0.0194in"/>
    </style:style>
    <style:style style:name="TableCell545" style:family="table-cell">
      <style:table-cell-properties fo:border="none" style:writing-mode="lr-tb" style:vertical-align="middle" fo:padding-top="0.0194in" fo:padding-left="0.0194in" fo:padding-bottom="0.0194in" fo:padding-right="0.0194in"/>
    </style:style>
    <style:style style:name="TableCell546" style:family="table-cell">
      <style:table-cell-properties fo:border="none" style:writing-mode="lr-tb" style:vertical-align="middle" fo:padding-top="0.0194in" fo:padding-left="0.0194in" fo:padding-bottom="0.0194in" fo:padding-right="0.0194in"/>
    </style:style>
    <style:style style:name="TableRow547" style:family="table-row">
      <style:table-row-properties style:use-optimal-row-height="false"/>
    </style:style>
    <style:style style:name="TableCell548" style:family="table-cell">
      <style:table-cell-properties fo:border="none" style:writing-mode="lr-tb" style:vertical-align="middle" fo:padding-top="0.0194in" fo:padding-left="0.0194in" fo:padding-bottom="0.0194in" fo:padding-right="0.0194in"/>
    </style:style>
    <style:style style:name="TableCell549" style:family="table-cell">
      <style:table-cell-properties fo:border="none" style:writing-mode="lr-tb" style:vertical-align="middle" fo:padding-top="0.0194in" fo:padding-left="0.0194in" fo:padding-bottom="0.0194in" fo:padding-right="0.0194in"/>
    </style:style>
    <style:style style:name="TableCell550" style:family="table-cell">
      <style:table-cell-properties fo:border="none" style:writing-mode="lr-tb" style:vertical-align="middle" fo:padding-top="0.0194in" fo:padding-left="0.0194in" fo:padding-bottom="0.0194in" fo:padding-right="0.0194in"/>
    </style:style>
    <style:style style:name="TableCell551" style:family="table-cell">
      <style:table-cell-properties fo:border="none" style:writing-mode="lr-tb" style:vertical-align="middle" fo:padding-top="0.0194in" fo:padding-left="0.0194in" fo:padding-bottom="0.0194in" fo:padding-right="0.0194in"/>
    </style:style>
    <style:style style:name="P552" style:parent-style-name="HorizontalLine" style:family="paragraph">
      <style:paragraph-properties fo:margin-bottom="0.0972in" fo:line-height="115%"/>
    </style:style>
    <style:style style:name="P553" style:parent-style-name="Heading3" style:family="paragraph">
      <style:paragraph-properties fo:margin-top="0in" fo:margin-bottom="0.0972in" fo:line-height="115%"/>
    </style:style>
    <style:style style:name="P554" style:parent-style-name="Textbody" style:family="paragraph"/>
    <style:style style:name="P555" style:parent-style-name="Textbody" style:family="paragraph"/>
    <style:style style:name="P556" style:parent-style-name="Textbody" style:family="paragraph"/>
    <style:style style:name="P557" style:parent-style-name="HorizontalLine" style:family="paragraph">
      <style:paragraph-properties fo:margin-bottom="0.0972in" fo:line-height="115%"/>
    </style:style>
    <style:style style:name="P558" style:parent-style-name="Textbody" style:family="paragraph"/>
    <style:style style:name="P559" style:parent-style-name="Textbody" style:family="paragraph"/>
    <style:style style:name="P560" style:parent-style-name="Textbody" style:family="paragraph"/>
    <style:style style:name="P561" style:parent-style-name="Heading3" style:family="paragraph">
      <style:paragraph-properties fo:margin-top="0in" fo:margin-bottom="0.0972in" fo:line-height="115%"/>
    </style:style>
    <style:style style:name="P562" style:parent-style-name="Heading4" style:family="paragraph">
      <style:paragraph-properties fo:margin-top="0in" fo:margin-bottom="0.0972in" fo:line-height="115%"/>
    </style:style>
    <style:style style:name="P563" style:parent-style-name="PreformattedText" style:family="paragraph">
      <style:paragraph-properties fo:margin-bottom="0.0972in" fo:line-height="115%"/>
    </style:style>
    <style:style style:name="P564" style:parent-style-name="PreformattedText" style:family="paragraph">
      <style:paragraph-properties fo:margin-bottom="0.0972in" fo:line-height="115%"/>
    </style:style>
    <style:style style:name="P565" style:parent-style-name="PreformattedText" style:family="paragraph">
      <style:paragraph-properties fo:margin-bottom="0.0972in" fo:line-height="115%"/>
    </style:style>
    <style:style style:name="P566" style:parent-style-name="PreformattedText" style:family="paragraph">
      <style:paragraph-properties fo:margin-bottom="0.0972in" fo:line-height="115%"/>
    </style:style>
    <style:style style:name="P567" style:parent-style-name="PreformattedText" style:family="paragraph">
      <style:paragraph-properties fo:margin-bottom="0.0972in" fo:line-height="115%"/>
    </style:style>
    <style:style style:name="P568" style:parent-style-name="PreformattedText" style:family="paragraph">
      <style:paragraph-properties fo:margin-bottom="0.0972in" fo:line-height="115%"/>
    </style:style>
    <style:style style:name="P569" style:parent-style-name="PreformattedText" style:family="paragraph">
      <style:paragraph-properties fo:margin-bottom="0.0972in" fo:line-height="115%"/>
    </style:style>
    <style:style style:name="P570" style:parent-style-name="PreformattedText" style:family="paragraph">
      <style:paragraph-properties fo:margin-bottom="0.0972in" fo:line-height="115%"/>
    </style:style>
    <style:style style:name="P571" style:parent-style-name="PreformattedText" style:family="paragraph">
      <style:paragraph-properties fo:margin-bottom="0.0972in" fo:line-height="115%"/>
    </style:style>
    <style:style style:name="P572" style:parent-style-name="PreformattedText" style:family="paragraph">
      <style:paragraph-properties fo:margin-bottom="0.0972in" fo:line-height="115%"/>
    </style:style>
    <style:style style:name="P573" style:parent-style-name="PreformattedText" style:family="paragraph">
      <style:paragraph-properties fo:margin-bottom="0.0972in" fo:line-height="115%"/>
    </style:style>
    <style:style style:name="P574" style:parent-style-name="PreformattedText" style:family="paragraph">
      <style:paragraph-properties fo:margin-bottom="0.0972in" fo:line-height="115%"/>
    </style:style>
    <style:style style:name="P575" style:parent-style-name="PreformattedText" style:family="paragraph">
      <style:paragraph-properties fo:margin-bottom="0.0972in" fo:line-height="115%"/>
    </style:style>
    <style:style style:name="P576" style:parent-style-name="Heading3" style:family="paragraph">
      <style:paragraph-properties fo:margin-top="0in" fo:margin-bottom="0.0972in" fo:line-height="115%"/>
    </style:style>
    <style:style style:name="P577" style:parent-style-name="Heading4" style:family="paragraph">
      <style:paragraph-properties fo:margin-top="0in" fo:margin-bottom="0.0972in" fo:line-height="115%"/>
    </style:style>
    <style:style style:name="P578" style:parent-style-name="PreformattedText" style:family="paragraph">
      <style:paragraph-properties fo:margin-bottom="0.0972in" fo:line-height="115%"/>
    </style:style>
    <style:style style:name="P579" style:parent-style-name="PreformattedText" style:family="paragraph">
      <style:paragraph-properties fo:margin-bottom="0.0972in" fo:line-height="115%"/>
    </style:style>
    <style:style style:name="P580" style:parent-style-name="PreformattedText" style:family="paragraph">
      <style:paragraph-properties fo:margin-bottom="0.0972in" fo:line-height="115%"/>
    </style:style>
    <style:style style:name="P581" style:parent-style-name="PreformattedText" style:family="paragraph">
      <style:paragraph-properties fo:margin-bottom="0.0972in" fo:line-height="115%"/>
    </style:style>
    <style:style style:name="P582" style:parent-style-name="PreformattedText" style:family="paragraph">
      <style:paragraph-properties fo:margin-bottom="0.0972in" fo:line-height="115%"/>
    </style:style>
    <style:style style:name="P583" style:parent-style-name="PreformattedText" style:family="paragraph">
      <style:paragraph-properties fo:margin-bottom="0.0972in" fo:line-height="115%"/>
    </style:style>
    <style:style style:name="P584" style:parent-style-name="PreformattedText" style:family="paragraph">
      <style:paragraph-properties fo:margin-bottom="0.0972in" fo:line-height="115%"/>
    </style:style>
    <style:style style:name="P585" style:parent-style-name="PreformattedText" style:family="paragraph">
      <style:paragraph-properties fo:margin-bottom="0.0972in" fo:line-height="115%"/>
    </style:style>
    <style:style style:name="P586" style:parent-style-name="PreformattedText" style:family="paragraph">
      <style:paragraph-properties fo:margin-bottom="0.0972in" fo:line-height="115%"/>
    </style:style>
    <style:style style:name="P587" style:parent-style-name="PreformattedText" style:family="paragraph">
      <style:paragraph-properties fo:margin-bottom="0.0972in" fo:line-height="115%"/>
    </style:style>
    <style:style style:name="P588" style:parent-style-name="PreformattedText" style:family="paragraph">
      <style:paragraph-properties fo:margin-bottom="0.0972in" fo:line-height="115%"/>
    </style:style>
    <style:style style:name="P589" style:parent-style-name="PreformattedText" style:family="paragraph">
      <style:paragraph-properties fo:margin-bottom="0.0972in" fo:line-height="115%"/>
    </style:style>
    <style:style style:name="P590" style:parent-style-name="PreformattedText" style:family="paragraph">
      <style:paragraph-properties fo:margin-bottom="0.0972in" fo:line-height="115%"/>
    </style:style>
    <style:style style:name="P591" style:parent-style-name="PreformattedText" style:family="paragraph">
      <style:paragraph-properties fo:margin-bottom="0.0972in" fo:line-height="115%"/>
    </style:style>
    <style:style style:name="P592" style:parent-style-name="PreformattedText" style:family="paragraph">
      <style:paragraph-properties fo:margin-bottom="0.0972in" fo:line-height="115%"/>
    </style:style>
    <style:style style:name="P593" style:parent-style-name="Heading3" style:family="paragraph">
      <style:paragraph-properties fo:margin-top="0in" fo:margin-bottom="0.0972in" fo:line-height="115%"/>
    </style:style>
    <style:style style:name="P594" style:parent-style-name="Heading4" style:family="paragraph">
      <style:paragraph-properties fo:margin-top="0in" fo:margin-bottom="0.0972in" fo:line-height="115%"/>
    </style:style>
    <style:style style:name="P595" style:parent-style-name="PreformattedText" style:family="paragraph">
      <style:paragraph-properties fo:margin-bottom="0.0972in" fo:line-height="115%"/>
    </style:style>
    <style:style style:name="P596" style:parent-style-name="PreformattedText" style:family="paragraph">
      <style:paragraph-properties fo:margin-bottom="0.0972in" fo:line-height="115%"/>
    </style:style>
    <style:style style:name="P597" style:parent-style-name="PreformattedText" style:family="paragraph">
      <style:paragraph-properties fo:margin-bottom="0.0972in" fo:line-height="115%"/>
    </style:style>
    <style:style style:name="P598" style:parent-style-name="PreformattedText" style:family="paragraph">
      <style:paragraph-properties fo:margin-bottom="0.0972in" fo:line-height="115%"/>
    </style:style>
    <style:style style:name="P599" style:parent-style-name="PreformattedText" style:family="paragraph">
      <style:paragraph-properties fo:margin-bottom="0.0972in" fo:line-height="115%"/>
    </style:style>
    <style:style style:name="P600" style:parent-style-name="PreformattedText" style:family="paragraph">
      <style:paragraph-properties fo:margin-bottom="0.0972in" fo:line-height="115%"/>
    </style:style>
    <style:style style:name="P601" style:parent-style-name="PreformattedText" style:family="paragraph">
      <style:paragraph-properties fo:margin-bottom="0.0972in" fo:line-height="115%"/>
    </style:style>
    <style:style style:name="P602" style:parent-style-name="PreformattedText" style:family="paragraph">
      <style:paragraph-properties fo:margin-bottom="0.0972in" fo:line-height="115%"/>
    </style:style>
    <style:style style:name="P603" style:parent-style-name="PreformattedText" style:family="paragraph">
      <style:paragraph-properties fo:margin-bottom="0.0972in" fo:line-height="115%"/>
    </style:style>
    <style:style style:name="P604" style:parent-style-name="PreformattedText" style:family="paragraph">
      <style:paragraph-properties fo:margin-bottom="0.0972in" fo:line-height="115%"/>
    </style:style>
    <style:style style:name="P605" style:parent-style-name="PreformattedText" style:family="paragraph">
      <style:paragraph-properties fo:margin-bottom="0.0972in" fo:line-height="115%"/>
    </style:style>
    <style:style style:name="P606" style:parent-style-name="PreformattedText" style:family="paragraph">
      <style:paragraph-properties fo:margin-bottom="0.0972in" fo:line-height="115%"/>
    </style:style>
    <style:style style:name="P607" style:parent-style-name="PreformattedText" style:family="paragraph">
      <style:paragraph-properties fo:margin-bottom="0.0972in" fo:line-height="115%"/>
    </style:style>
    <style:style style:name="P608" style:parent-style-name="PreformattedText" style:family="paragraph">
      <style:paragraph-properties fo:margin-bottom="0.0972in" fo:line-height="115%"/>
    </style:style>
    <style:style style:name="P609" style:parent-style-name="PreformattedText" style:family="paragraph">
      <style:paragraph-properties fo:margin-bottom="0.0972in" fo:line-height="115%"/>
    </style:style>
    <style:style style:name="P610" style:parent-style-name="PreformattedText" style:family="paragraph">
      <style:paragraph-properties fo:margin-bottom="0.0972in" fo:line-height="115%"/>
    </style:style>
    <style:style style:name="P611" style:parent-style-name="PreformattedText" style:family="paragraph">
      <style:paragraph-properties fo:margin-bottom="0.0972in" fo:line-height="115%"/>
    </style:style>
    <style:style style:name="P612" style:parent-style-name="PreformattedText" style:family="paragraph">
      <style:paragraph-properties fo:margin-bottom="0.0972in" fo:line-height="115%"/>
    </style:style>
    <style:style style:name="P613" style:parent-style-name="PreformattedText" style:family="paragraph">
      <style:paragraph-properties fo:margin-bottom="0.0972in" fo:line-height="115%"/>
    </style:style>
    <style:style style:name="P614" style:parent-style-name="PreformattedText" style:family="paragraph">
      <style:paragraph-properties fo:margin-bottom="0.0972in" fo:line-height="115%"/>
    </style:style>
    <style:style style:name="P615" style:parent-style-name="PreformattedText" style:family="paragraph">
      <style:paragraph-properties fo:margin-bottom="0.0972in" fo:line-height="115%"/>
    </style:style>
    <style:style style:name="P616" style:parent-style-name="Textbody" style:family="paragraph"/>
    <style:style style:name="P617" style:parent-style-name="Textbody" style:family="paragraph"/>
    <style:style style:name="T618" style:parent-style-name="DefaultParagraphFont" style:family="text">
      <style:text-properties style:font-name="Verdana, sans-serif" fo:color="#1C1C1C"/>
    </style:style>
    <style:style style:name="T619" style:parent-style-name="DefaultParagraphFont" style:family="text">
      <style:text-properties style:font-name="Verdana, sans-serif" fo:color="#1C1C1C"/>
    </style:style>
    <style:style style:name="T620" style:parent-style-name="DefaultParagraphFont" style:family="text">
      <style:text-properties style:font-name="Verdana, sans-serif" fo:font-weight="bold" style:font-weight-asian="bold" style:font-weight-complex="bold" fo:color="#1C1C1C"/>
    </style:style>
    <style:style style:name="T621" style:parent-style-name="DefaultParagraphFont" style:family="text">
      <style:text-properties style:font-name="Verdana, sans-serif" fo:color="#1C1C1C"/>
    </style:style>
    <style:style style:name="T622" style:parent-style-name="DefaultParagraphFont" style:family="text">
      <style:text-properties style:font-name="Verdana, sans-serif" fo:font-weight="bold" style:font-weight-asian="bold" style:font-weight-complex="bold" fo:color="#1C1C1C"/>
    </style:style>
    <style:style style:name="T623" style:parent-style-name="DefaultParagraphFont" style:family="text">
      <style:text-properties style:font-name="Verdana, sans-serif" fo:color="#1C1C1C"/>
    </style:style>
    <style:style style:name="T624" style:parent-style-name="DefaultParagraphFont" style:family="text">
      <style:text-properties style:font-name="Verdana, sans-serif" fo:color="#1C1C1C"/>
    </style:style>
    <style:style style:name="T625" style:parent-style-name="DefaultParagraphFont" style:family="text">
      <style:text-properties style:font-name="Verdana, sans-serif" fo:font-weight="bold" style:font-weight-asian="bold" style:font-weight-complex="bold" fo:color="#1C1C1C"/>
    </style:style>
    <style:style style:name="T626" style:parent-style-name="DefaultParagraphFont" style:family="text">
      <style:text-properties style:font-name="Verdana, sans-serif" fo:font-weight="bold" style:font-weight-asian="bold" style:font-weight-complex="bold" fo:color="#1C1C1C"/>
    </style:style>
    <style:style style:name="T627" style:parent-style-name="DefaultParagraphFont" style:family="text">
      <style:text-properties style:font-name="Verdana, sans-serif" fo:color="#1C1C1C"/>
    </style:style>
    <style:style style:name="P628" style:parent-style-name="Heading2" style:family="paragraph">
      <style:paragraph-properties fo:margin-top="0.1041in" fo:margin-bottom="0.1041in" fo:line-height="115%"/>
      <style:text-properties style:font-name="Segoe UI" fo:font-weight="normal" style:font-weight-asian="normal" fo:color="#1C1C1C" fo:font-size="24pt" style:font-size-asian="24pt"/>
    </style:style>
    <style:style style:name="T629" style:parent-style-name="DefaultParagraphFont" style:family="text">
      <style:text-properties style:font-name="Verdana, sans-serif" fo:color="#1C1C1C" fo:font-size="11pt" style:font-size-asian="11pt"/>
    </style:style>
    <style:style style:name="T630" style:parent-style-name="SourceText" style:family="text">
      <style:text-properties style:font-name="Consolas, Menlo, 'courier new'," style:font-name-asian="Consolas, Menlo, 'courier new'," style:font-name-complex="Consolas, Menlo, 'courier new'," fo:color="#1C1C1C" fo:font-size="11pt" style:font-size-asian="11pt" fo:background-color="#DEDEDE"/>
    </style:style>
    <style:style style:name="T631" style:parent-style-name="DefaultParagraphFont" style:family="text">
      <style:text-properties style:font-name="Verdana, sans-serif" fo:color="#1C1C1C" fo:font-size="11pt" style:font-size-asian="11pt"/>
    </style:style>
    <style:style style:name="T632" style:parent-style-name="SourceText" style:family="text">
      <style:text-properties style:font-name="Consolas, Menlo, 'courier new'," style:font-name-asian="Consolas, Menlo, 'courier new'," style:font-name-complex="Consolas, Menlo, 'courier new'," fo:color="#1C1C1C" fo:font-size="11pt" style:font-size-asian="11pt" fo:background-color="#DEDEDE"/>
    </style:style>
    <style:style style:name="T633" style:parent-style-name="DefaultParagraphFont" style:family="text">
      <style:text-properties style:font-name="Verdana, sans-serif" fo:color="#1C1C1C" fo:font-size="11pt" style:font-size-asian="11pt"/>
    </style:style>
    <style:style style:name="P634" style:parent-style-name="Textbody" style:family="paragraph">
      <style:paragraph-properties fo:margin-top="0.25in" fo:margin-bottom="0.25in"/>
    </style:style>
    <style:style style:name="T635" style:parent-style-name="DefaultParagraphFont" style:family="text">
      <style:text-properties style:font-name="Consolas, Menlo, 'courier new'," style:font-name-asian="Consolas, Menlo, 'courier new'," style:font-name-complex="Consolas, Menlo, 'courier new'," fo:color="#1C1C1C" fo:font-size="11pt" style:font-size-asian="11pt" fo:background-color="#EEEEEE"/>
    </style:style>
    <style:style style:name="T636" style:parent-style-name="DefaultParagraphFont" style:family="text">
      <style:text-properties style:font-name="Verdana, sans-serif" fo:color="#1C1C1C" fo:font-size="11pt" style:font-size-asian="11pt" fo:background-color="#EEEEEE"/>
    </style:style>
    <style:style style:name="T637" style:parent-style-name="StrongEmphasis" style:family="text">
      <style:text-properties style:font-name="Consolas, Menlo, 'courier new'," style:font-name-asian="Consolas, Menlo, 'courier new'," style:font-name-complex="Consolas, Menlo, 'courier new'," fo:font-weight="normal" style:font-weight-asian="normal" fo:color="#1C1C1C" fo:background-color="#EEEEEE"/>
    </style:style>
    <style:style style:name="T638" style:parent-style-name="DefaultParagraphFont" style:family="text">
      <style:text-properties style:font-name="Verdana, sans-serif" fo:color="#1C1C1C" fo:font-size="11pt" style:font-size-asian="11pt" fo:background-color="#EEEEEE"/>
    </style:style>
    <style:style style:name="T639" style:parent-style-name="DefaultParagraphFont" style:family="text">
      <style:text-properties style:font-name="Consolas, Menlo, 'courier new'," style:font-name-asian="Consolas, Menlo, 'courier new'," style:font-name-complex="Consolas, Menlo, 'courier new'," fo:color="#1C1C1C" fo:font-size="11pt" style:font-size-asian="11pt" fo:background-color="#EEEEEE"/>
    </style:style>
    <style:style style:name="T640" style:parent-style-name="DefaultParagraphFont" style:family="text">
      <style:text-properties style:font-name="Verdana, sans-serif" fo:color="#1C1C1C" fo:font-size="11pt" style:font-size-asian="11pt" fo:background-color="#EEEEEE"/>
    </style:style>
    <style:style style:name="T641" style:parent-style-name="StrongEmphasis" style:family="text">
      <style:text-properties style:font-name="Consolas, Menlo, 'courier new'," style:font-name-asian="Consolas, Menlo, 'courier new'," style:font-name-complex="Consolas, Menlo, 'courier new'," fo:font-weight="normal" style:font-weight-asian="normal" fo:color="#1C1C1C" fo:background-color="#EEEEEE"/>
    </style:style>
    <style:style style:name="T642" style:parent-style-name="DefaultParagraphFont" style:family="text">
      <style:text-properties style:font-name="Consolas, Menlo, 'courier new'," style:font-name-asian="Consolas, Menlo, 'courier new'," style:font-name-complex="Consolas, Menlo, 'courier new'," fo:color="#1C1C1C" fo:font-size="11pt" style:font-size-asian="11pt" fo:background-color="#EEEEEE"/>
    </style:style>
    <style:style style:name="T643" style:parent-style-name="StrongEmphasis" style:family="text">
      <style:text-properties style:font-name="Consolas, Menlo, 'courier new'," style:font-name-asian="Consolas, Menlo, 'courier new'," style:font-name-complex="Consolas, Menlo, 'courier new'," fo:font-weight="normal" style:font-weight-asian="normal" fo:color="#1C1C1C" fo:background-color="#EEEEEE"/>
    </style:style>
    <style:style style:name="T644" style:parent-style-name="DefaultParagraphFont" style:family="text">
      <style:text-properties style:font-name="Consolas, Menlo, 'courier new'," style:font-name-asian="Consolas, Menlo, 'courier new'," style:font-name-complex="Consolas, Menlo, 'courier new'," fo:color="#1C1C1C" fo:font-size="11pt" style:font-size-asian="11pt" fo:background-color="#EEEEEE"/>
    </style:style>
    <style:style style:name="T645" style:parent-style-name="DefaultParagraphFont" style:family="text">
      <style:text-properties style:font-name="Verdana, sans-serif" fo:color="#1C1C1C" fo:font-size="11pt" style:font-size-asian="11pt" fo:background-color="#EEEEEE"/>
    </style:style>
    <style:style style:name="T646" style:parent-style-name="DefaultParagraphFont" style:family="text">
      <style:text-properties style:font-name="Verdana, sans-serif" fo:color="#1C1C1C" fo:font-size="11pt" style:font-size-asian="11pt" fo:background-color="#EEEEEE"/>
    </style:style>
    <style:style style:name="T647" style:parent-style-name="DefaultParagraphFont" style:family="text">
      <style:text-properties style:font-name="Consolas, Menlo, 'courier new'," style:font-name-asian="Consolas, Menlo, 'courier new'," style:font-name-complex="Consolas, Menlo, 'courier new'," fo:color="#1C1C1C" fo:font-size="11pt" style:font-size-asian="11pt" fo:background-color="#EEEEEE"/>
    </style:style>
    <style:style style:name="T648" style:parent-style-name="DefaultParagraphFont" style:family="text">
      <style:text-properties style:font-name="Verdana, sans-serif" fo:color="#1C1C1C" fo:font-size="11pt" style:font-size-asian="11pt" fo:background-color="#EEEEEE"/>
    </style:style>
    <style:style style:name="T649" style:parent-style-name="DefaultParagraphFont" style:family="text">
      <style:text-properties style:font-name="Consolas, Menlo, 'courier new'," style:font-name-asian="Consolas, Menlo, 'courier new'," style:font-name-complex="Consolas, Menlo, 'courier new'," fo:color="#1C1C1C" fo:font-size="11pt" style:font-size-asian="11pt" fo:background-color="#EEEEEE"/>
    </style:style>
    <style:style style:name="T650" style:parent-style-name="DefaultParagraphFont" style:family="text">
      <style:text-properties style:font-name="Verdana, sans-serif" fo:color="#1C1C1C" fo:font-size="11pt" style:font-size-asian="11pt" fo:background-color="#EEEEEE"/>
    </style:style>
    <style:style style:name="T651" style:parent-style-name="DefaultParagraphFont" style:family="text">
      <style:text-properties style:font-name="Consolas, Menlo, 'courier new'," style:font-name-asian="Consolas, Menlo, 'courier new'," style:font-name-complex="Consolas, Menlo, 'courier new'," fo:color="#1C1C1C" fo:font-size="11pt" style:font-size-asian="11pt" fo:background-color="#EEEEEE"/>
    </style:style>
    <style:style style:name="P652" style:parent-style-name="Textbody" style:family="paragraph">
      <style:text-properties fo:background-color="#EEEEEE"/>
    </style:style>
    <style:style style:name="P653" style:parent-style-name="Textbody" style:family="paragraph">
      <style:text-properties fo:font-weight="bold" style:font-weight-asian="bold" style:font-weight-complex="bold" fo:color="#1C1C1C"/>
    </style:style>
    <style:style style:name="T654" style:parent-style-name="DefaultParagraphFont" style:family="text">
      <style:text-properties style:font-name="Verdana, sans-serif" fo:font-weight="bold" style:font-weight-asian="bold" style:font-weight-complex="bold" fo:color="#1C1C1C" fo:font-size="11pt" style:font-size-asian="11pt"/>
    </style:style>
    <style:style style:name="T655" style:parent-style-name="Emphasis" style:family="text">
      <style:text-properties style:font-name="Verdana, sans-serif" fo:font-weight="bold" style:font-weight-asian="bold" style:font-weight-complex="bold" fo:color="#1C1C1C" fo:font-size="11pt" style:font-size-asian="11pt"/>
    </style:style>
    <style:style style:name="T656" style:parent-style-name="DefaultParagraphFont" style:family="text">
      <style:text-properties style:font-name="Verdana, sans-serif" fo:font-weight="bold" style:font-weight-asian="bold" style:font-weight-complex="bold" fo:color="#1C1C1C" fo:font-size="11pt" style:font-size-asian="11pt"/>
    </style:style>
    <style:style style:name="T657" style:parent-style-name="SourceText" style:family="text">
      <style:text-properties style:font-name="Consolas, Menlo, 'courier new'," style:font-name-asian="Consolas, Menlo, 'courier new'," style:font-name-complex="Consolas, Menlo, 'courier new'," fo:font-weight="bold" style:font-weight-asian="bold" style:font-weight-complex="bold" fo:color="#1C1C1C" fo:font-size="11pt" style:font-size-asian="11pt" fo:background-color="#DEDEDE"/>
    </style:style>
    <style:style style:name="T658" style:parent-style-name="DefaultParagraphFont" style:family="text">
      <style:text-properties fo:font-weight="bold" style:font-weight-asian="bold" style:font-weight-complex="bold" fo:color="#1C1C1C"/>
    </style:style>
    <style:style style:name="T659" style:parent-style-name="DefaultParagraphFont" style:family="text">
      <style:text-properties style:font-name="Verdana, sans-serif" fo:font-weight="bold" style:font-weight-asian="bold" style:font-weight-complex="bold" fo:color="#1C1C1C" fo:font-size="11pt" style:font-size-asian="11pt"/>
    </style:style>
    <style:style style:name="T660" style:parent-style-name="SourceText" style:family="text">
      <style:text-properties style:font-name="Consolas, Menlo, 'courier new'," style:font-name-asian="Consolas, Menlo, 'courier new'," style:font-name-complex="Consolas, Menlo, 'courier new'," fo:font-weight="bold" style:font-weight-asian="bold" style:font-weight-complex="bold" fo:color="#1C1C1C" fo:font-size="11pt" style:font-size-asian="11pt" fo:background-color="#DEDEDE"/>
    </style:style>
    <style:style style:name="T661" style:parent-style-name="DefaultParagraphFont" style:family="text">
      <style:text-properties style:font-name="Verdana, sans-serif" fo:font-weight="bold" style:font-weight-asian="bold" style:font-weight-complex="bold" fo:color="#1C1C1C" fo:font-size="11pt" style:font-size-asian="11pt"/>
    </style:style>
    <style:style style:name="T662" style:parent-style-name="DefaultParagraphFont" style:family="text">
      <style:text-properties fo:font-weight="bold" style:font-weight-asian="bold" style:font-weight-complex="bold" fo:color="#1C1C1C"/>
    </style:style>
    <style:style style:name="T663" style:parent-style-name="DefaultParagraphFont" style:family="text">
      <style:text-properties fo:color="#1C1C1C"/>
    </style:style>
    <style:style style:name="P664" style:parent-style-name="Textbody" style:family="paragraph">
      <style:text-properties fo:color="#1C1C1C"/>
    </style:style>
    <style:style style:name="P665" style:parent-style-name="Textbody" style:family="paragraph">
      <style:text-properties fo:color="#1C1C1C"/>
    </style:style>
    <style:style style:name="P666" style:parent-style-name="Textbody" style:family="paragraph">
      <style:text-properties fo:color="#1C1C1C"/>
    </style:style>
    <style:style style:name="P667" style:parent-style-name="Textbody" style:family="paragraph">
      <style:text-properties fo:color="#1C1C1C"/>
    </style:style>
    <style:style style:name="T668" style:parent-style-name="SourceText" style:family="text">
      <style:text-properties style:font-name="Consolas, Menlo, 'courier new'," style:font-name-asian="Consolas, Menlo, 'courier new'," style:font-name-complex="Consolas, Menlo, 'courier new'," fo:font-size="11pt" style:font-size-asian="11pt" fo:background-color="#DEDEDE"/>
    </style:style>
    <style:style style:name="T669" style:parent-style-name="DefaultParagraphFont" style:family="text">
      <style:text-properties style:font-name="Verdana, sans-serif" fo:color="#1C1C1C" fo:font-size="11pt" style:font-size-asian="11pt"/>
    </style:style>
    <style:style style:name="T670" style:parent-style-name="SourceText" style:family="text">
      <style:text-properties style:font-name="Consolas, Menlo, 'courier new'," style:font-name-asian="Consolas, Menlo, 'courier new'," style:font-name-complex="Consolas, Menlo, 'courier new'," fo:font-size="11pt" style:font-size-asian="11pt" fo:background-color="#DEDEDE"/>
    </style:style>
    <style:style style:name="T671" style:parent-style-name="DefaultParagraphFont" style:family="text">
      <style:text-properties style:font-name="Verdana, sans-serif" fo:color="#1C1C1C" fo:font-size="11pt" style:font-size-asian="11pt"/>
    </style:style>
    <style:style style:name="P672" style:parent-style-name="Textbody" style:family="paragraph">
      <style:text-properties style:font-name="Verdana, sans-serif" fo:color="#1C1C1C" fo:font-size="11pt" style:font-size-asian="11pt"/>
    </style:style>
    <style:style style:name="P673" style:parent-style-name="Textbody" style:family="paragraph">
      <style:text-properties fo:color="#1C1C1C"/>
    </style:style>
    <style:style style:name="P674" style:parent-style-name="Heading2" style:family="paragraph">
      <style:text-properties style:font-name="Segoe UI" fo:font-weight="normal" style:font-weight-asian="normal" fo:color="#1C1C1C" fo:font-size="24pt" style:font-size-asian="24pt"/>
    </style:style>
    <style:style style:name="T675" style:parent-style-name="DefaultParagraphFont" style:family="text">
      <style:text-properties style:font-name="Verdana, sans-serif" fo:color="#1C1C1C" fo:font-size="11pt" style:font-size-asian="11pt"/>
    </style:style>
    <style:style style:name="T676" style:parent-style-name="SourceText" style:family="text">
      <style:text-properties style:font-name="Consolas, Menlo, 'courier new'," style:font-name-asian="Consolas, Menlo, 'courier new'," style:font-name-complex="Consolas, Menlo, 'courier new'," fo:font-size="11pt" style:font-size-asian="11pt" fo:background-color="#DEDEDE"/>
    </style:style>
    <style:style style:name="T677" style:parent-style-name="DefaultParagraphFont" style:family="text">
      <style:text-properties style:font-name="Verdana, sans-serif" fo:color="#1C1C1C" fo:font-size="11pt" style:font-size-asian="11pt"/>
    </style:style>
    <style:style style:name="T678" style:parent-style-name="SourceText" style:family="text">
      <style:text-properties style:font-name="Consolas, Menlo, 'courier new'," style:font-name-asian="Consolas, Menlo, 'courier new'," style:font-name-complex="Consolas, Menlo, 'courier new'," fo:font-size="11pt" style:font-size-asian="11pt" fo:background-color="#DEDEDE"/>
    </style:style>
    <style:style style:name="T679" style:parent-style-name="DefaultParagraphFont" style:family="text">
      <style:text-properties style:font-name="Verdana, sans-serif" fo:color="#1C1C1C" fo:font-size="11pt" style:font-size-asian="11pt"/>
    </style:style>
    <style:style style:name="T680" style:parent-style-name="SourceText" style:family="text">
      <style:text-properties style:font-name="Consolas, Menlo, 'courier new'," style:font-name-asian="Consolas, Menlo, 'courier new'," style:font-name-complex="Consolas, Menlo, 'courier new'," fo:font-size="11pt" style:font-size-asian="11pt" fo:background-color="#DEDEDE"/>
    </style:style>
    <style:style style:name="T681" style:parent-style-name="DefaultParagraphFont" style:family="text">
      <style:text-properties style:font-name="Verdana, sans-serif" fo:color="#1C1C1C" fo:font-size="11pt" style:font-size-asian="11pt"/>
    </style:style>
    <style:style style:name="P682" style:parent-style-name="Textbody" style:family="paragraph">
      <style:paragraph-properties fo:margin-top="0.25in" fo:margin-bottom="0.25in"/>
    </style:style>
    <style:style style:name="T683"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684"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685" style:parent-style-name="DefaultParagraphFont" style:family="text">
      <style:text-properties style:font-name="Verdana, sans-serif" fo:color="#1C1C1C" fo:font-size="11pt" style:font-size-asian="11pt" fo:background-color="#CCCCCC"/>
    </style:style>
    <style:style style:name="T686"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687" style:parent-style-name="DefaultParagraphFont" style:family="text">
      <style:text-properties style:font-name="Verdana, sans-serif" fo:color="#1C1C1C" fo:font-size="11pt" style:font-size-asian="11pt" fo:background-color="#CCCCCC"/>
    </style:style>
    <style:style style:name="T688"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689" style:parent-style-name="DefaultParagraphFont" style:family="text">
      <style:text-properties style:font-name="Verdana, sans-serif" fo:color="#1C1C1C" fo:font-size="11pt" style:font-size-asian="11pt" fo:background-color="#CCCCCC"/>
    </style:style>
    <style:style style:name="T690"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691" style:parent-style-name="DefaultParagraphFont" style:family="text">
      <style:text-properties style:font-name="Verdana, sans-serif" fo:color="#1C1C1C" fo:font-size="11pt" style:font-size-asian="11pt" fo:background-color="#CCCCCC"/>
    </style:style>
    <style:style style:name="T692" style:parent-style-name="DefaultParagraphFont" style:family="text">
      <style:text-properties style:font-name="Verdana, sans-serif" fo:color="#1C1C1C" fo:font-size="11pt" style:font-size-asian="11pt" fo:background-color="#CCCCCC"/>
    </style:style>
    <style:style style:name="T693"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694" style:parent-style-name="DefaultParagraphFont" style:family="text">
      <style:text-properties style:font-name="Verdana, sans-serif" fo:color="#1C1C1C" fo:font-size="11pt" style:font-size-asian="11pt" fo:background-color="#CCCCCC"/>
    </style:style>
    <style:style style:name="T695"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696" style:parent-style-name="DefaultParagraphFont" style:family="text">
      <style:text-properties style:font-name="Verdana, sans-serif" fo:color="#1C1C1C" fo:font-size="11pt" style:font-size-asian="11pt" fo:background-color="#CCCCCC"/>
    </style:style>
    <style:style style:name="T697" style:parent-style-name="StrongEmphasis" style:family="text">
      <style:text-properties style:font-name="Consolas, Menlo, 'courier new'," style:font-name-asian="Consolas, Menlo, 'courier new'," style:font-name-complex="Consolas, Menlo, 'courier new'," fo:font-weight="normal" style:font-weight-asian="normal" fo:color="#1C1C1C" fo:background-color="#CCCCCC"/>
    </style:style>
    <style:style style:name="T698" style:parent-style-name="DefaultParagraphFont" style:family="text">
      <style:text-properties style:font-name="Verdana, sans-serif" fo:color="#1C1C1C" fo:font-size="11pt" style:font-size-asian="11pt" fo:background-color="#CCCCCC"/>
    </style:style>
    <style:style style:name="T699"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700"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701" style:parent-style-name="DefaultParagraphFont" style:family="text">
      <style:text-properties style:font-name="Verdana, sans-serif" fo:color="#1C1C1C" fo:font-size="11pt" style:font-size-asian="11pt" fo:background-color="#CCCCCC"/>
    </style:style>
    <style:style style:name="T702"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703" style:parent-style-name="DefaultParagraphFont" style:family="text">
      <style:text-properties style:font-name="Verdana, sans-serif" fo:color="#1C1C1C" fo:font-size="11pt" style:font-size-asian="11pt" fo:background-color="#CCCCCC"/>
    </style:style>
    <style:style style:name="T704"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705" style:parent-style-name="DefaultParagraphFont" style:family="text">
      <style:text-properties style:font-name="Verdana, sans-serif" fo:color="#1C1C1C" fo:font-size="11pt" style:font-size-asian="11pt" fo:background-color="#CCCCCC"/>
    </style:style>
    <style:style style:name="T706" style:parent-style-name="DefaultParagraphFont" style:family="text">
      <style:text-properties style:font-name="Consolas, Menlo, 'courier new'," style:font-name-asian="Consolas, Menlo, 'courier new'," style:font-name-complex="Consolas, Menlo, 'courier new'," fo:color="#1C1C1C" fo:font-size="11pt" style:font-size-asian="11pt" fo:background-color="#CCCCCC"/>
    </style:style>
    <style:style style:name="T707" style:parent-style-name="DefaultParagraphFont" style:family="text">
      <style:text-properties style:font-name="Verdana, sans-serif" fo:color="#DDDDDD" fo:font-size="11pt" style:font-size-asian="11pt" fo:background-color="#CCCCCC"/>
    </style:style>
    <style:style style:name="P708" style:parent-style-name="Heading1" style:family="paragraph">
      <style:text-properties style:font-name="Segoe UI" fo:font-weight="normal" style:font-weight-asian="normal" fo:color="#1C1C1C" fo:font-size="16pt" style:font-size-asian="16pt" style:font-size-complex="16pt"/>
    </style:style>
    <style:style style:name="P709" style:parent-style-name="Heading2" style:family="paragraph">
      <style:paragraph-properties fo:margin-top="0in" fo:margin-bottom="0in"/>
      <style:text-properties style:font-name="Segoe UI" fo:font-weight="normal" style:font-weight-asian="normal" fo:color="#1C1C1C" fo:font-size="16pt" style:font-size-asian="16pt" style:font-size-complex="16pt"/>
    </style:style>
    <style:style style:name="P710" style:parent-style-name="Textbody" style:family="paragraph">
      <style:text-properties style:font-name="Verdana, sans-serif" fo:color="#1C1C1C" fo:font-size="11pt" style:font-size-asian="11pt"/>
    </style:style>
    <style:style style:name="P711" style:parent-style-name="Textbody" style:family="paragraph">
      <style:text-properties style:font-name="Verdana, sans-serif" fo:color="#1C1C1C" fo:font-size="11pt" style:font-size-asian="11pt"/>
    </style:style>
    <style:style style:name="P712" style:parent-style-name="Textbody" style:family="paragraph">
      <style:text-properties style:font-name="Verdana, sans-serif" fo:color="#333333" fo:font-size="11pt" style:font-size-asian="11pt"/>
    </style:style>
    <style:style style:name="P713" style:parent-style-name="Textbody" style:family="paragraph">
      <style:text-properties style:font-name="Verdana, sans-serif" fo:color="#333333" fo:font-size="11pt" style:font-size-asian="11pt"/>
    </style:style>
    <style:style style:name="P714" style:parent-style-name="Textbody" style:family="paragraph">
      <style:text-properties style:font-name="Verdana, sans-serif" fo:color="#333333" fo:font-size="11pt" style:font-size-asian="11pt"/>
    </style:style>
    <style:style style:name="P715" style:parent-style-name="Textbody" style:family="paragraph">
      <style:text-properties style:font-name="Verdana, sans-serif" fo:color="#333333" fo:font-size="11pt" style:font-size-asian="11pt"/>
    </style:style>
    <style:style style:name="P716" style:parent-style-name="Textbody" style:family="paragraph">
      <style:text-properties style:font-name="Verdana, sans-serif" fo:color="#333333" fo:font-size="11pt" style:font-size-asian="11pt"/>
    </style:style>
    <style:style style:name="P717" style:parent-style-name="Textbody" style:family="paragraph">
      <style:text-properties style:font-name="Verdana, sans-serif" fo:color="#333333" fo:font-size="11pt" style:font-size-asian="11pt"/>
    </style:style>
    <style:style style:name="P718" style:parent-style-name="Textbody" style:family="paragraph">
      <style:text-properties style:font-name="Verdana, sans-serif" fo:color="#333333" fo:font-size="11pt" style:font-size-asian="11pt"/>
    </style:style>
    <style:style style:name="P719" style:parent-style-name="Textbody" style:family="paragraph">
      <style:text-properties style:font-name="Verdana, sans-serif" fo:color="#333333" fo:font-size="11pt" style:font-size-asian="11pt"/>
    </style:style>
    <style:style style:name="T720" style:parent-style-name="DefaultParagraphFont" style:family="text">
      <style:text-properties style:font-name="Verdana, sans-serif" fo:color="#333333" fo:font-size="11pt" style:font-size-asian="11pt"/>
    </style:style>
    <style:style style:name="T721" style:parent-style-name="DefaultParagraphFont" style:family="text">
      <style:text-properties style:font-name="Consolas, Menlo, 'courier new'," style:font-name-asian="Consolas, Menlo, 'courier new'," style:font-name-complex="Consolas, Menlo, 'courier new'," fo:color="#FFFFFF" fo:font-size="11pt" style:font-size-asian="11pt"/>
    </style:style>
    <style:style style:name="T722" style:parent-style-name="DefaultParagraphFont" style:family="text">
      <style:text-properties style:font-name="Verdana, sans-serif" fo:color="#333333" fo:font-size="11pt" style:font-size-asian="11pt"/>
    </style:style>
    <style:style style:name="P723" style:parent-style-name="Textbody" style:family="paragraph">
      <style:text-properties style:font-name="Verdana, sans-serif" fo:color="#333333" fo:font-size="11pt" style:font-size-asian="11pt"/>
    </style:style>
    <style:style style:name="P724" style:parent-style-name="Textbody" style:family="paragraph">
      <style:text-properties style:font-name="Verdana, sans-serif" fo:color="#333333" fo:font-size="11pt" style:font-size-asian="11pt"/>
    </style:style>
    <style:style style:name="P725" style:parent-style-name="Textbody" style:family="paragraph">
      <style:text-properties style:font-name="Verdana, sans-serif" fo:color="#333333" fo:font-size="11pt" style:font-size-asian="11pt"/>
    </style:style>
    <style:style style:name="P726" style:parent-style-name="Textbody" style:family="paragraph">
      <style:text-properties style:font-name="Verdana, sans-serif" fo:color="#333333" fo:font-size="11pt" style:font-size-asian="11pt"/>
    </style:style>
    <style:style style:name="P727" style:parent-style-name="Textbody" style:family="paragraph">
      <style:paragraph-properties fo:margin-bottom="0in"/>
    </style:style>
    <style:style style:name="T728" style:parent-style-name="DefaultParagraphFont" style:family="text">
      <style:text-properties style:font-name="Verdana, sans-serif" fo:color="#000000" fo:font-size="11pt" style:font-size-asian="11pt"/>
    </style:style>
    <style:style style:name="T729" style:parent-style-name="StrongEmphasis" style:family="text">
      <style:text-properties style:font-name="Verdana, sans-serif" fo:font-weight="normal" style:font-weight-asian="normal" fo:color="#000000" fo:font-size="11pt" style:font-size-asian="11pt"/>
    </style:style>
    <style:style style:name="T730" style:parent-style-name="DefaultParagraphFont" style:family="text">
      <style:text-properties fo:color="#000000"/>
    </style:style>
    <style:style style:name="T731" style:parent-style-name="DefaultParagraphFont" style:family="text">
      <style:text-properties style:font-name="Verdana, sans-serif" fo:color="#000000" fo:font-size="11pt" style:font-size-asian="11pt"/>
    </style:style>
    <style:style style:name="T732" style:parent-style-name="StrongEmphasis" style:family="text">
      <style:text-properties style:font-name="Verdana, sans-serif" fo:font-weight="normal" style:font-weight-asian="normal" fo:color="#000000" fo:font-size="11pt" style:font-size-asian="11pt"/>
    </style:style>
    <style:style style:name="T733" style:parent-style-name="DefaultParagraphFont" style:family="text">
      <style:text-properties style:font-name="Verdana, sans-serif" fo:color="#000000" fo:font-size="11pt" style:font-size-asian="11pt"/>
    </style:style>
    <style:style style:name="T734" style:parent-style-name="SourceText" style:family="text">
      <style:text-properties style:font-name="Consolas, Menlo, 'courier new'," style:font-name-asian="Consolas, Menlo, 'courier new'," style:font-name-complex="Consolas, Menlo, 'courier new'," fo:color="#DC143C" fo:font-size="11pt" style:font-size-asian="11pt" fo:background-color="#DEDEDE"/>
    </style:style>
    <style:style style:name="T735" style:parent-style-name="DefaultParagraphFont" style:family="text">
      <style:text-properties fo:color="#000000"/>
    </style:style>
    <style:style style:name="T736" style:parent-style-name="DefaultParagraphFont" style:family="text">
      <style:text-properties style:font-name="Verdana, sans-serif" fo:color="#000000" fo:font-size="11pt" style:font-size-asian="11pt"/>
    </style:style>
    <style:style style:name="T737" style:parent-style-name="StrongEmphasis" style:family="text">
      <style:text-properties style:font-name="Verdana, sans-serif" fo:font-weight="normal" style:font-weight-asian="normal" fo:color="#000000" fo:font-size="11pt" style:font-size-asian="11pt"/>
    </style:style>
    <style:style style:name="T738" style:parent-style-name="DefaultParagraphFont" style:family="text">
      <style:text-properties style:font-name="Verdana, sans-serif" fo:color="#000000" fo:font-size="11pt" style:font-size-asian="11pt"/>
    </style:style>
    <style:style style:name="T739" style:parent-style-name="SourceText" style:family="text">
      <style:text-properties style:font-name="Consolas, Menlo, 'courier new'," style:font-name-asian="Consolas, Menlo, 'courier new'," style:font-name-complex="Consolas, Menlo, 'courier new'," fo:color="#DC143C" fo:font-size="11pt" style:font-size-asian="11pt" fo:background-color="#DEDEDE"/>
    </style:style>
    <style:style style:name="T740" style:parent-style-name="StrongEmphasis" style:family="text">
      <style:text-properties style:font-name="Verdana, sans-serif" fo:font-weight="normal" style:font-weight-asian="normal" fo:color="#000000" fo:font-size="11pt" style:font-size-asian="11pt"/>
    </style:style>
    <style:style style:name="T741" style:parent-style-name="DefaultParagraphFont" style:family="text">
      <style:text-properties style:font-name="Verdana, sans-serif" fo:color="#000000" fo:font-size="11pt" style:font-size-asian="11pt"/>
    </style:style>
    <style:style style:name="T742" style:parent-style-name="DefaultParagraphFont" style:family="text">
      <style:text-properties fo:color="#1C1C1C"/>
    </style:style>
    <style:style style:name="T743" style:parent-style-name="DefaultParagraphFont" style:family="text">
      <style:text-properties fo:color="#1C1C1C"/>
    </style:style>
    <style:style style:name="P744" style:parent-style-name="Textbody" style:family="paragraph">
      <style:paragraph-properties fo:margin-bottom="0in"/>
      <style:text-properties fo:color="#1C1C1C"/>
    </style:style>
    <style:style style:name="P745" style:parent-style-name="Textbody" style:family="paragraph">
      <style:paragraph-properties fo:margin-bottom="0in"/>
      <style:text-properties fo:color="#1C1C1C" fo:font-size="14pt" style:font-size-asian="14pt" style:font-size-complex="14pt"/>
    </style:style>
    <style:style style:name="P746" style:parent-style-name="Textbody" style:family="paragraph">
      <style:paragraph-properties fo:margin-bottom="0in"/>
      <style:text-properties style:font-name="Verdana, sans-serif" fo:color="#333333" fo:font-size="11pt" style:font-size-asian="11pt" fo:background-color="#FFF4A3"/>
    </style:style>
    <style:style style:name="P747" style:parent-style-name="Textbody" style:family="paragraph">
      <style:paragraph-properties fo:margin-bottom="0in"/>
      <style:text-properties style:font-name="Verdana, sans-serif" fo:color="#333333" fo:font-size="11pt" style:font-size-asian="11pt" fo:background-color="#FFF4A3"/>
    </style:style>
    <style:style style:name="P748" style:parent-style-name="Textbody" style:family="paragraph">
      <style:paragraph-properties fo:margin-bottom="0in"/>
      <style:text-properties style:font-name="Verdana, sans-serif" fo:color="#333333" fo:font-size="11pt" style:font-size-asian="11pt" fo:background-color="#FFF4A3"/>
    </style:style>
    <style:style style:name="P749" style:parent-style-name="Textbody" style:family="paragraph">
      <style:paragraph-properties fo:margin-bottom="0in"/>
      <style:text-properties style:font-name="Verdana, sans-serif" fo:color="#333333" fo:font-size="11pt" style:font-size-asian="11pt"/>
    </style:style>
    <style:style style:name="P750" style:parent-style-name="Textbody" style:family="paragraph">
      <style:paragraph-properties fo:margin-bottom="0in" fo:margin-left="0in">
        <style:tab-stops/>
      </style:paragraph-properties>
    </style:style>
    <style:style style:name="T751" style:parent-style-name="StrongEmphasis" style:family="text">
      <style:text-properties style:font-name="Verdana, sans-serif" fo:color="#333333" fo:font-size="11pt" style:font-size-asian="11pt"/>
    </style:style>
    <style:style style:name="T752" style:parent-style-name="DefaultParagraphFont" style:family="text">
      <style:text-properties style:font-name="Verdana, sans-serif" fo:color="#333333" fo:font-size="11pt" style:font-size-asian="11pt"/>
    </style:style>
    <style:style style:name="P753" style:parent-style-name="Textbody" style:family="paragraph">
      <style:paragraph-properties fo:margin-left="0in">
        <style:tab-stops/>
      </style:paragraph-properties>
    </style:style>
    <style:style style:name="T754" style:parent-style-name="StrongEmphasis" style:family="text">
      <style:text-properties style:font-name="Verdana, sans-serif" fo:color="#333333" fo:font-size="11pt" style:font-size-asian="11pt"/>
    </style:style>
    <style:style style:name="T755" style:parent-style-name="DefaultParagraphFont" style:family="text">
      <style:text-properties style:font-name="Verdana, sans-serif" fo:color="#333333" fo:font-size="11pt" style:font-size-asian="11pt"/>
    </style:style>
    <style:style style:name="P756" style:parent-style-name="Textbody" style:family="paragraph">
      <style:paragraph-properties fo:margin-bottom="0in"/>
      <style:text-properties fo:color="#1C1C1C"/>
    </style:style>
    <style:style style:name="P757" style:parent-style-name="Textbody" style:family="paragraph">
      <style:paragraph-properties fo:margin-bottom="0in"/>
      <style:text-properties fo:color="#1C1C1C"/>
    </style:style>
    <style:style style:name="P758" style:parent-style-name="Textbody" style:family="paragraph">
      <style:paragraph-properties fo:margin-bottom="0in"/>
      <style:text-properties fo:color="#1C1C1C"/>
    </style:style>
    <style:style style:name="P759" style:parent-style-name="Textbody" style:family="paragraph">
      <style:paragraph-properties fo:margin-bottom="0in"/>
      <style:text-properties fo:color="#1C1C1C"/>
    </style:style>
    <style:style style:name="P760" style:parent-style-name="Textbody" style:family="paragraph">
      <style:paragraph-properties fo:margin-bottom="0in"/>
      <style:text-properties fo:color="#1C1C1C"/>
    </style:style>
    <style:style style:name="P761" style:parent-style-name="Textbody" style:family="paragraph"/>
    <style:style style:name="P762" style:parent-style-name="Textbody" style:family="paragraph"/>
    <style:style style:name="P763" style:parent-style-name="Textbody" style:family="paragraph"/>
    <style:style style:name="P764" style:parent-style-name="Textbody" style:family="paragraph"/>
    <style:style style:name="T765" style:parent-style-name="Strong" style:family="text">
      <style:text-properties fo:font-weight="bold" style:font-weight-asian="bold" style:font-weight-complex="bold"/>
    </style:style>
    <style:style style:name="P766" style:parent-style-name="NormalWeb" style:family="paragraph"/>
    <style:style style:name="T767" style:parent-style-name="Strong" style:family="text">
      <style:text-properties fo:font-weight="bold" style:font-weight-asian="bold" style:font-weight-complex="bold"/>
    </style:style>
    <style:style style:name="T768" style:parent-style-name="HTMLCode" style:family="text">
      <style:text-properties fo:font-weight="bold" style:font-weight-asian="bold" style:font-weight-complex="bold"/>
    </style:style>
    <style:style style:name="T769" style:parent-style-name="hljs-string" style:family="text">
      <style:text-properties style:font-name-asian="OpenSymbol"/>
    </style:style>
    <style:style style:name="T770" style:parent-style-name="hljs-params" style:family="text">
      <style:text-properties style:font-name-asian="NSimSun"/>
    </style:style>
    <style:style style:name="T771" style:parent-style-name="hljs-string" style:family="text">
      <style:text-properties style:font-name-asian="OpenSymbol"/>
    </style:style>
    <style:style style:name="T772" style:parent-style-name="hljs-string" style:family="text">
      <style:text-properties style:font-name-asian="OpenSymbol"/>
    </style:style>
    <style:style style:name="T773" style:parent-style-name="hljs-string" style:family="text">
      <style:text-properties style:font-name-asian="OpenSymbol"/>
    </style:style>
    <style:style style:name="T774" style:parent-style-name="hljs-string" style:family="text">
      <style:text-properties style:font-name-asian="OpenSymbol"/>
    </style:style>
    <style:style style:name="T775" style:parent-style-name="Strong" style:family="text">
      <style:text-properties fo:font-weight="bold" style:font-weight-asian="bold" style:font-weight-complex="bold"/>
    </style:style>
    <style:style style:name="P776" style:parent-style-name="NormalWeb" style:family="paragraph"/>
    <style:style style:name="P777" style:parent-style-name="NormalWeb" style:family="paragraph"/>
    <style:style style:name="T778" style:parent-style-name="Strong" style:family="text">
      <style:text-properties fo:font-weight="bold" style:font-weight-asian="bold" style:font-weight-complex="bold"/>
    </style:style>
    <style:style style:name="P779" style:parent-style-name="NormalWeb" style:family="paragraph"/>
    <style:style style:name="P780" style:parent-style-name="NormalWeb" style:family="paragraph"/>
    <style:style style:name="P781" style:parent-style-name="NormalWeb" style:family="paragraph"/>
    <style:style style:name="P782" style:parent-style-name="NormalWeb" style:family="paragraph"/>
    <style:style style:name="P783" style:parent-style-name="NormalWeb" style:family="paragraph"/>
    <style:style style:name="P784" style:parent-style-name="NormalWeb" style:family="paragraph"/>
    <style:style style:name="P785" style:parent-style-name="NormalWeb" style:family="paragraph"/>
    <style:style style:name="P786" style:parent-style-name="NormalWeb" style:family="paragraph"/>
    <style:style style:name="P787" style:parent-style-name="NormalWeb" style:family="paragraph"/>
    <style:style style:name="P788" style:parent-style-name="NormalWeb" style:family="paragraph"/>
    <style:style style:name="P789" style:parent-style-name="Textbody" style:family="paragraph"/>
    <style:style style:name="P790" style:parent-style-name="Textbody" style:family="paragraph"/>
    <style:style style:name="P791" style:parent-style-name="Textbody" style:family="paragraph"/>
    <style:style style:name="T792" style:parent-style-name="Strong" style:family="text">
      <style:text-properties fo:font-weight="bold" style:font-weight-asian="bold" style:font-weight-complex="bold"/>
    </style:style>
    <style:style style:name="T793" style:parent-style-name="HTMLCode" style:family="text">
      <style:text-properties style:font-name-asian="NSimSun"/>
    </style:style>
    <style:style style:name="T794" style:parent-style-name="Strong" style:family="text">
      <style:text-properties fo:font-weight="bold" style:font-weight-asian="bold" style:font-weight-complex="bold"/>
    </style:style>
    <style:style style:name="T795" style:parent-style-name="hljs-built_in" style:family="text">
      <style:text-properties style:font-name-asian="OpenSymbol"/>
    </style:style>
    <style:style style:name="T796" style:parent-style-name="hljs-built_in" style:family="text">
      <style:text-properties style:font-name-asian="OpenSymbol"/>
    </style:style>
    <style:style style:name="T797" style:parent-style-name="hljs-number" style:family="text">
      <style:text-properties style:font-name-asian="NSimSun"/>
    </style:style>
    <style:style style:name="P798" style:parent-style-name="NormalWeb" style:family="paragraph"/>
    <style:style style:name="P799" style:parent-style-name="NormalWeb" style:family="paragraph"/>
    <style:style style:name="T800" style:parent-style-name="Strong" style:family="text">
      <style:text-properties fo:font-weight="bold" style:font-weight-asian="bold" style:font-weight-complex="bold"/>
    </style:style>
    <style:style style:name="T801" style:parent-style-name="HTMLCode" style:family="text">
      <style:text-properties style:font-name-asian="NSimSun"/>
    </style:style>
    <style:style style:name="T802" style:parent-style-name="Strong" style:family="text">
      <style:text-properties fo:font-weight="bold" style:font-weight-asian="bold" style:font-weight-complex="bold"/>
    </style:style>
    <style:style style:name="T803" style:parent-style-name="hljs-number" style:family="text">
      <style:text-properties style:font-name-asian="NSimSun"/>
    </style:style>
    <style:style style:name="T804" style:parent-style-name="hljs-built_in" style:family="text">
      <style:text-properties style:font-name-asian="OpenSymbol"/>
    </style:style>
    <style:style style:name="T805" style:parent-style-name="hljs-built_in" style:family="text">
      <style:text-properties style:font-name-asian="OpenSymbol"/>
    </style:style>
    <style:style style:name="T806" style:parent-style-name="hljs-number" style:family="text">
      <style:text-properties style:font-name-asian="NSimSun"/>
    </style:style>
    <style:style style:name="P807" style:parent-style-name="NormalWeb" style:family="paragraph"/>
    <style:style style:name="P808" style:parent-style-name="NormalWeb" style:family="paragraph"/>
    <style:style style:name="T809" style:parent-style-name="Strong" style:family="text">
      <style:text-properties fo:font-weight="bold" style:font-weight-asian="bold" style:font-weight-complex="bold"/>
    </style:style>
    <style:style style:name="T810" style:parent-style-name="HTMLCode" style:family="text">
      <style:text-properties style:font-name-asian="NSimSun"/>
    </style:style>
    <style:style style:name="T811" style:parent-style-name="Strong" style:family="text">
      <style:text-properties fo:font-weight="bold" style:font-weight-asian="bold" style:font-weight-complex="bold"/>
    </style:style>
    <style:style style:name="T812" style:parent-style-name="hljs-number" style:family="text">
      <style:text-properties style:font-name-asian="NSimSun"/>
    </style:style>
    <style:style style:name="T813" style:parent-style-name="hljs-built_in" style:family="text">
      <style:text-properties style:font-name-asian="OpenSymbol"/>
    </style:style>
    <style:style style:name="T814" style:parent-style-name="hljs-built_in" style:family="text">
      <style:text-properties style:font-name-asian="OpenSymbol"/>
    </style:style>
    <style:style style:name="T815" style:parent-style-name="hljs-number" style:family="text">
      <style:text-properties style:font-name-asian="NSimSun"/>
    </style:style>
    <style:style style:name="P816" style:parent-style-name="NormalWeb" style:family="paragraph"/>
    <style:style style:name="P817" style:parent-style-name="NormalWeb" style:family="paragraph"/>
    <style:style style:name="T818" style:parent-style-name="Strong" style:family="text">
      <style:text-properties fo:font-weight="bold" style:font-weight-asian="bold" style:font-weight-complex="bold"/>
    </style:style>
    <style:style style:name="T819" style:parent-style-name="HTMLCode" style:family="text">
      <style:text-properties style:font-name-asian="NSimSun"/>
    </style:style>
    <style:style style:name="T820" style:parent-style-name="Strong" style:family="text">
      <style:text-properties fo:font-weight="bold" style:font-weight-asian="bold" style:font-weight-complex="bold"/>
    </style:style>
    <style:style style:name="P821" style:parent-style-name="NormalWeb" style:family="paragraph"/>
    <style:style style:name="P822" style:parent-style-name="NormalWeb" style:family="paragraph"/>
    <style:style style:name="P823" style:parent-style-name="NormalWeb" style:family="paragraph"/>
    <style:style style:name="T824" style:parent-style-name="hljs-built_in" style:family="text">
      <style:text-properties style:font-name-asian="OpenSymbol"/>
    </style:style>
    <style:style style:name="T825" style:parent-style-name="hljs-number" style:family="text">
      <style:text-properties style:font-name-asian="NSimSun"/>
    </style:style>
    <style:style style:name="T826" style:parent-style-name="hljs-built_in" style:family="text">
      <style:text-properties style:font-name-asian="OpenSymbol"/>
    </style:style>
    <style:style style:name="T827" style:parent-style-name="hljs-number" style:family="text">
      <style:text-properties style:font-name-asian="NSimSun"/>
    </style:style>
    <style:style style:name="T828" style:parent-style-name="hljs-built_in" style:family="text">
      <style:text-properties style:font-name-asian="OpenSymbol"/>
    </style:style>
    <style:style style:name="T829" style:parent-style-name="hljs-built_in" style:family="text">
      <style:text-properties style:font-name-asian="OpenSymbol"/>
    </style:style>
    <style:style style:name="T830" style:parent-style-name="hljs-number" style:family="text">
      <style:text-properties style:font-name-asian="NSimSun"/>
    </style:style>
    <style:style style:name="P831" style:parent-style-name="NormalWeb" style:family="paragraph"/>
    <style:style style:name="P832" style:parent-style-name="NormalWeb" style:family="paragraph"/>
    <style:style style:name="T833" style:parent-style-name="Strong" style:family="text">
      <style:text-properties fo:font-weight="bold" style:font-weight-asian="bold" style:font-weight-complex="bold"/>
    </style:style>
    <style:style style:name="T834" style:parent-style-name="HTMLCode" style:family="text">
      <style:text-properties style:font-name-asian="NSimSun"/>
    </style:style>
    <style:style style:name="T835" style:parent-style-name="Strong" style:family="text">
      <style:text-properties fo:font-weight="bold" style:font-weight-asian="bold" style:font-weight-complex="bold"/>
    </style:style>
    <style:style style:name="T836" style:parent-style-name="hljs-built_in" style:family="text">
      <style:text-properties style:font-name-asian="OpenSymbol"/>
    </style:style>
    <style:style style:name="T837" style:parent-style-name="hljs-built_in" style:family="text">
      <style:text-properties style:font-name-asian="OpenSymbol"/>
    </style:style>
    <style:style style:name="T838" style:parent-style-name="hljs-built_in" style:family="text">
      <style:text-properties style:font-name-asian="OpenSymbol"/>
    </style:style>
    <style:style style:name="T839" style:parent-style-name="hljs-number" style:family="text">
      <style:text-properties style:font-name-asian="NSimSun"/>
    </style:style>
    <style:style style:name="P840" style:parent-style-name="NormalWeb" style:family="paragraph"/>
    <style:style style:name="P841" style:parent-style-name="NormalWeb" style:family="paragraph"/>
    <style:style style:name="P842" style:parent-style-name="Textbody" style:family="paragraph"/>
    <style:style style:name="P843" style:parent-style-name="Textbody" style:family="paragraph"/>
    <style:style style:name="P844" style:parent-style-name="Textbody" style:family="paragraph"/>
    <style:style style:name="T845" style:parent-style-name="Strong" style:family="text">
      <style:text-properties fo:font-weight="bold" style:font-weight-asian="bold" style:font-weight-complex="bold"/>
    </style:style>
    <style:style style:name="P846" style:parent-style-name="NormalWeb" style:family="paragraph"/>
    <style:style style:name="P847" style:parent-style-name="NormalWeb" style:family="paragraph"/>
    <style:style style:name="P848" style:parent-style-name="NormalWeb" style:family="paragraph"/>
    <style:style style:name="T849" style:parent-style-name="Strong" style:family="text">
      <style:text-properties fo:font-weight="bold" style:font-weight-asian="bold" style:font-weight-complex="bold"/>
    </style:style>
    <style:style style:name="P850" style:parent-style-name="NormalWeb" style:family="paragraph"/>
    <style:style style:name="P851" style:parent-style-name="NormalWeb" style:family="paragraph"/>
    <style:style style:name="P852" style:parent-style-name="NormalWeb" style:family="paragraph"/>
    <style:style style:name="T853" style:parent-style-name="Strong" style:family="text">
      <style:text-properties fo:font-weight="bold" style:font-weight-asian="bold" style:font-weight-complex="bold"/>
    </style:style>
    <style:style style:name="T854" style:parent-style-name="Strong" style:family="text">
      <style:text-properties fo:font-weight="bold" style:font-weight-asian="bold" style:font-weight-complex="bold"/>
    </style:style>
    <style:style style:name="T855" style:parent-style-name="hljs-string" style:family="text">
      <style:text-properties style:font-name-asian="OpenSymbol"/>
    </style:style>
    <style:style style:name="T856" style:parent-style-name="hljs-string" style:family="text">
      <style:text-properties style:font-name-asian="OpenSymbol"/>
    </style:style>
    <style:style style:name="T857" style:parent-style-name="Strong" style:family="text">
      <style:text-properties fo:font-weight="bold" style:font-weight-asian="bold" style:font-weight-complex="bold"/>
    </style:style>
    <style:style style:name="T858" style:parent-style-name="HTMLCode" style:family="text">
      <style:text-properties fo:font-weight="bold" style:font-weight-asian="bold" style:font-weight-complex="bold"/>
    </style:style>
    <style:style style:name="T859" style:parent-style-name="HTMLCode" style:family="text">
      <style:text-properties fo:font-weight="bold" style:font-weight-asian="bold" style:font-weight-complex="bold"/>
    </style:style>
    <style:style style:name="T860" style:parent-style-name="hljs-string" style:family="text">
      <style:text-properties style:font-name-asian="OpenSymbol"/>
    </style:style>
    <style:style style:name="T861" style:parent-style-name="hljs-string" style:family="text">
      <style:text-properties style:font-name-asian="OpenSymbol"/>
    </style:style>
    <style:style style:name="T862" style:parent-style-name="hljs-string" style:family="text">
      <style:text-properties style:font-name-asian="OpenSymbol"/>
    </style:style>
    <style:style style:name="T863" style:parent-style-name="hljs-string" style:family="text">
      <style:text-properties style:font-name-asian="OpenSymbol"/>
    </style:style>
    <style:style style:name="T864" style:parent-style-name="Strong" style:family="text">
      <style:text-properties fo:font-weight="bold" style:font-weight-asian="bold" style:font-weight-complex="bold"/>
    </style:style>
    <style:style style:name="T865" style:parent-style-name="hljs-meta" style:family="text">
      <style:text-properties style:font-name-asian="NSimSun"/>
    </style:style>
    <style:style style:name="T866" style:parent-style-name="hljs-string" style:family="text">
      <style:text-properties style:font-name-asian="OpenSymbol"/>
    </style:style>
    <style:style style:name="T867" style:parent-style-name="hljs-meta" style:family="text">
      <style:text-properties style:font-name-asian="NSimSun"/>
    </style:style>
    <style:style style:name="T868" style:parent-style-name="hljs-string" style:family="text">
      <style:text-properties style:font-name-asian="OpenSymbol"/>
    </style:style>
    <style:style style:name="T869" style:parent-style-name="hljs-string" style:family="text">
      <style:text-properties style:font-name-asian="OpenSymbol"/>
    </style:style>
    <style:style style:name="T870" style:parent-style-name="hljs-string" style:family="text">
      <style:text-properties style:font-name-asian="OpenSymbol"/>
    </style:style>
    <style:style style:name="T871" style:parent-style-name="hljs-string" style:family="text">
      <style:text-properties style:font-name-asian="OpenSymbol"/>
    </style:style>
    <style:style style:name="T872" style:parent-style-name="hljs-string" style:family="text">
      <style:text-properties style:font-name-asian="OpenSymbol"/>
    </style:style>
    <style:style style:name="P873" style:parent-style-name="Textbody" style:family="paragraph"/>
    <style:style style:name="P874" style:parent-style-name="Textbody" style:family="paragraph"/>
    <style:style style:name="P875" style:parent-style-name="Textbody" style:family="paragraph"/>
    <style:style style:name="P876" style:parent-style-name="NormalWeb" style:family="paragraph"/>
    <style:style style:name="P877" style:parent-style-name="NormalWeb" style:family="paragraph"/>
    <style:style style:name="P878" style:parent-style-name="NormalWeb" style:family="paragraph"/>
    <style:style style:name="P879" style:parent-style-name="NormalWeb" style:family="paragraph"/>
    <style:style style:name="T880" style:parent-style-name="Strong" style:family="text">
      <style:text-properties fo:font-weight="bold" style:font-weight-asian="bold" style:font-weight-complex="bold"/>
    </style:style>
    <style:style style:name="T881" style:parent-style-name="HTMLCode" style:family="text">
      <style:text-properties fo:font-weight="bold" style:font-weight-asian="bold" style:font-weight-complex="bold"/>
    </style:style>
    <style:style style:name="T882" style:parent-style-name="Strong" style:family="text">
      <style:text-properties fo:font-weight="bold" style:font-weight-asian="bold" style:font-weight-complex="bold"/>
    </style:style>
    <style:style style:name="T883" style:parent-style-name="HTMLCode" style:family="text">
      <style:text-properties fo:font-weight="bold" style:font-weight-asian="bold" style:font-weight-complex="bold"/>
    </style:style>
    <style:style style:name="P884" style:parent-style-name="NormalWeb" style:family="paragraph"/>
    <style:style style:name="P885" style:parent-style-name="NormalWeb" style:family="paragraph"/>
    <style:style style:name="P886" style:parent-style-name="NormalWeb" style:family="paragraph"/>
    <style:style style:name="P887" style:parent-style-name="NormalWeb" style:family="paragraph"/>
    <style:style style:name="P888" style:parent-style-name="NormalWeb" style:family="paragraph"/>
    <style:style style:name="P889" style:parent-style-name="NormalWeb" style:family="paragraph"/>
    <style:style style:name="T890" style:parent-style-name="Strong" style:family="text">
      <style:text-properties fo:font-weight="bold" style:font-weight-asian="bold" style:font-weight-complex="bold"/>
    </style:style>
    <style:style style:name="P891" style:parent-style-name="NormalWeb" style:family="paragraph"/>
    <style:style style:name="P892" style:parent-style-name="NormalWeb" style:family="paragraph"/>
    <style:style style:name="P893" style:parent-style-name="NormalWeb" style:family="paragraph"/>
    <style:style style:name="T894" style:parent-style-name="Strong" style:family="text">
      <style:text-properties fo:font-weight="bold" style:font-weight-asian="bold" style:font-weight-complex="bold"/>
    </style:style>
    <style:style style:name="P895" style:parent-style-name="NormalWeb" style:family="paragraph"/>
    <style:style style:name="P896" style:parent-style-name="NormalWeb" style:family="paragraph"/>
    <style:style style:name="P897" style:parent-style-name="NormalWeb" style:family="paragraph"/>
    <style:style style:name="T898" style:parent-style-name="Strong" style:family="text">
      <style:text-properties fo:font-weight="bold" style:font-weight-asian="bold" style:font-weight-complex="bold"/>
    </style:style>
    <style:style style:name="T899" style:parent-style-name="hljs-meta" style:family="text">
      <style:text-properties style:font-name-asian="OpenSymbol"/>
    </style:style>
    <style:style style:name="T900" style:parent-style-name="hljs-title" style:family="text">
      <style:text-properties style:font-name-asian="NSimSun"/>
    </style:style>
    <style:style style:name="T901" style:parent-style-name="DefaultParagraphFont" style:family="text">
      <style:text-properties fo:font-weight="bold" style:font-weight-asian="bold" fo:font-size="20pt" style:font-size-asian="20pt" style:font-size-complex="20pt"/>
    </style:style>
    <style:style style:name="T902" style:parent-style-name="DefaultParagraphFont" style:family="text">
      <style:text-properties fo:font-size="16pt" style:font-size-asian="16pt" style:font-size-complex="16pt"/>
    </style:style>
  </office:automatic-styles>
  <office:body>
    <office:text text:use-soft-page-breaks="true">
      <text:h text:style-name="P1" text:outline-level="3"><text:s/><text:span text:style-name="StrongEmphasis">Module 2 -introduction to programming</text:span></text:h>
      <text:list text:style-name="LFO1" text:continue-numbering="true">
        <text:list-item>
          <text:p text:style-name="P2"><text:span text:style-name="StrongEmphasis">Overview of C Programming</text:span></text:p>
          <text:list text:continue-numbering="true">
            <text:list-item>
              <text:p text:style-name="P3">Write an essay covering the history and evolution of C programming. Explain its importance and why it is still used today.</text:p>
            </text:list-item>
          </text:list>
        </text:list-item>
      </text:list>
      <text:p text:style-name="Textbody"><text:s text:c="17"/><text:span text:style-name="StrongEmphasis">The History and Evolution of C Programming</text:span></text:p>
      <text:p text:style-name="Textbody">C programming is one of the most important and influential programming languages in the history of computer science. It was developed in the early 1970s by Dennis Ritchie at Bell Labs. C was created as an improvement over the B programming language and was designed to write the Unix operating system. This made C one of the first languages used for system-level programming.</text:p>
      <text:p text:style-name="Textbody">Over time, C became popular because of its simplicity, speed, and power. It allows direct control over hardware and memory, which makes it perfect for writing operating systems, embedded systems, and performance-critical applications.</text:p>
      <text:p text:style-name="Textbody">In the 1980s, C was standardized by ANSI (American National Standards Institute), creating what is known as ANSI C. This helped developers write portable code that could run on different machines with little or no changes. Later, more modern versions such as C99 and C11 added new features to make C even more flexible.</text:p>
      <text:p text:style-name="Textbody">C has also influenced many other languages. Popular languages like C++, Java, C#, and even Python have roots in C’s structure and syntax. This shows how strong and long-lasting its design is.</text:p>
      <text:p text:style-name="Textbody"><text:span text:style-name="StrongEmphasis">Why C is Still Important Today</text:span></text:p>
      <text:p text:style-name="Textbody">Even today, C is widely used for several reasons:</text:p>
      <text:list text:style-name="LFO2" text:continue-numbering="true">
        <text:list-item>
          <text:p text:style-name="P4"><text:span text:style-name="StrongEmphasis">Efficiency:</text:span><text:s/>C programs are fast and use system resources well-</text:p>
        </text:list-item>
        <text:list-item>
          <text:p text:style-name="P5"><text:span text:style-name="StrongEmphasis">Control:</text:span><text:s/>It gives programmers<text:s/><text:span text:style-name="T6">low-level access to memory and hardware</text:span><text:span text:style-name="T7">.</text:span></text:p>
        </text:list-item>
        <text:list-item>
          <text:p text:style-name="P8"><text:span text:style-name="StrongEmphasis">Portability:</text:span><text:s/>C code can be easily<text:span text:style-name="T9"><text:s/>adapted to different platforms.</text:span></text:p>
        </text:list-item>
        <text:list-item>
          <text:p text:style-name="P10"><text:span text:style-name="StrongEmphasis">Foundation for Learning:</text:span><text:s/>Learning C helps build a strong foundation in programming logic<text:s/><text:span text:style-name="T11">and system understanding.</text:span></text:p>
        </text:list-item>
      </text:list>
      <text:p text:style-name="Textbody">Many modern systems like operating systems (Linux, Windows parts), embedded devices, and game engines still use C. It’s also used in teaching computer science fundamentals.</text:p>
      <text:p text:style-name="Textbody"/>
      <text:p text:style-name="Textbody"/>
      <text:p text:style-name="Textbody"/>
      <text:p text:style-name="Textbody"/>
      <text:list text:style-name="LFO1" text:continue-numbering="true">
        <text:list-item>
          <text:p text:style-name="P12"><text:span text:style-name="StrongEmphasis">Setting Up Environment</text:span></text:p>
          <text:soft-page-break/>
          <text:list text:continue-numbering="true">
            <text:list-item>
              <text:p text:style-name="P13">Describe the steps to install a C compiler (e.g., GCC) and set up an Integrated Development Environment (IDE) like DevC++, VS Code, or CodeBlocks.</text:p>
            </text:list-item>
          </text:list>
        </text:list-item>
        <text:list-item>
          <text:p text:style-name="P14"><text:span text:style-name="StrongEmphasis">Basic Structure of a C Program</text:span></text:p>
          <text:list text:continue-numbering="true">
            <text:list-item>
              <text:p text:style-name="P15">Explain the basic structure of a C program, including headers, main function, comments, data types, and variables. Provide examples.</text:p>
            </text:list-item>
          </text:list>
        </text:list-item>
      </text:list>
      <text:p text:style-name="Textbody"/>
      <text:p text:style-name="P16"/>
      <text:h text:style-name="P17" text:outline-level="3"><text:s/><text:span text:style-name="StrongEmphasis">Basic Structure of a C Program</text:span></text:h>
      <text:p text:style-name="Textbody">A typical C program has the following components:</text:p>
      <text:list text:style-name="LFO3" text:continue-numbering="true">
        <text:list-item>
          <text:p text:style-name="P18"><text:span text:style-name="StrongEmphasis">Header Files</text:span></text:p>
        </text:list-item>
        <text:list-item>
          <text:p text:style-name="P19"><text:span text:style-name="StrongEmphasis">Main Function</text:span></text:p>
        </text:list-item>
        <text:list-item>
          <text:p text:style-name="P20"><text:span text:style-name="StrongEmphasis">Comments</text:span></text:p>
        </text:list-item>
        <text:list-item>
          <text:p text:style-name="P21"><text:span text:style-name="StrongEmphasis">Data Types</text:span></text:p>
        </text:list-item>
        <text:list-item>
          <text:p text:style-name="P22"><text:span text:style-name="StrongEmphasis">Variables</text:span></text:p>
        </text:list-item>
      </text:list>
      <text:p text:style-name="P23"/>
      <text:h text:style-name="P24" text:outline-level="3"><text:span text:style-name="StrongEmphasis">1. Header Files</text:span></text:h>
      <text:p text:style-name="P25">Header files tell the compiler to include libraries that provide built-in functions.</text:p>
      <text:p text:style-name="P26"><text:span text:style-name="SourceText">#include &lt;stdio.h&gt; <text:s/>// for input and output functions like printf()</text:span></text:p>
      <text:p text:style-name="P27"/>
      <text:h text:style-name="P28" text:outline-level="3"><text:s/><text:span text:style-name="StrongEmphasis">2. Main Function</text:span></text:h>
      <text:p text:style-name="Textbody">Every C program starts from the<text:s/><text:span text:style-name="SourceText">main()</text:span><text:s/>function.</text:p>
      <text:p text:style-name="P29"><text:span text:style-name="SourceText">int main() {</text:span></text:p>
      <text:p text:style-name="P30"><text:span text:style-name="SourceText"><text:s text:c="4"/>// Code goes here</text:span></text:p>
      <text:p text:style-name="P31"><text:span text:style-name="SourceText"><text:s text:c="4"/>return 0;</text:span></text:p>
      <text:p text:style-name="P32"><text:span text:style-name="SourceText">}</text:span></text:p>
      <text:list text:style-name="LFO4" text:continue-numbering="true">
        <text:list-item>
          <text:p text:style-name="P33"><text:span text:style-name="SourceText">int</text:span><text:s/>means the function returns an integer.</text:p>
        </text:list-item>
        <text:list-item>
          <text:p text:style-name="P34"><text:span text:style-name="SourceText">return 0;</text:span><text:s/>tells the operating system the program ended successfully.</text:p>
        </text:list-item>
      </text:list>
      <text:p text:style-name="P35"/>
      <text:h text:style-name="P36" text:outline-level="3"><text:s/><text:span text:style-name="StrongEmphasis">3. Comments</text:span></text:h>
      <text:p text:style-name="Textbody">Comments are notes in the code to explain what's happening. They are ignored by the compiler.</text:p>
      <text:p text:style-name="P37"><text:span text:style-name="SourceText">// This is a single-line comment</text:span></text:p>
      <text:p text:style-name="P38"/>
      <text:p text:style-name="P39"><text:span text:style-name="SourceText">/* This is</text:span></text:p>
      <text:p text:style-name="P40"><text:span text:style-name="SourceText"><text:s text:c="3"/>a multi-line comment */</text:span></text:p>
      <text:p text:style-name="P41"/>
      <text:h text:style-name="P42" text:outline-level="3"><text:s/><text:span text:style-name="StrongEmphasis">4. Data Types</text:span></text:h>
      <text:p text:style-name="Textbody">Data types define what kind of data a variable can hold.</text:p>
      <table:table table:style-name="Table43">
        <table:table-columns>
          <table:table-column table:style-name="TableColumn44"/>
          <table:table-column table:style-name="TableColumn45"/>
          <table:table-column table:style-name="TableColumn46"/>
        </table:table-columns>
        <table:table-header-rows>
          <table:table-row table:style-name="TableRow47">
            <table:table-cell table:style-name="TableCell48">
              <text:p text:style-name="TableHeading">Data Type</text:p>
            </table:table-cell>
            <table:table-cell table:style-name="TableCell49">
              <text:p text:style-name="TableHeading">Description</text:p>
            </table:table-cell>
            <table:table-cell table:style-name="TableCell50">
              <text:p text:style-name="TableHeading">Example</text:p>
            </table:table-cell>
          </table:table-row>
        </table:table-header-rows>
        <table:table-row table:style-name="TableRow51">
          <table:table-cell table:style-name="TableCell52">
            <text:p text:style-name="TableContents"><text:span text:style-name="SourceText">int</text:span></text:p>
          </table:table-cell>
          <table:table-cell table:style-name="TableCell53">
            <text:p text:style-name="TableContents">Integer values</text:p>
          </table:table-cell>
          <table:table-cell table:style-name="TableCell54">
            <text:p text:style-name="TableContents">5, -10</text:p>
          </table:table-cell>
        </table:table-row>
        <table:table-row table:style-name="TableRow55">
          <table:table-cell table:style-name="TableCell56">
            <text:p text:style-name="TableContents"><text:span text:style-name="SourceText">float</text:span></text:p>
          </table:table-cell>
          <table:table-cell table:style-name="TableCell57">
            <text:p text:style-name="TableContents">Decimal values</text:p>
          </table:table-cell>
          <table:table-cell table:style-name="TableCell58">
            <text:p text:style-name="TableContents">3.14, -0.5</text:p>
          </table:table-cell>
        </table:table-row>
        <table:table-row table:style-name="TableRow59">
          <table:table-cell table:style-name="TableCell60">
            <text:p text:style-name="TableContents"><text:span text:style-name="SourceText">char</text:span></text:p>
          </table:table-cell>
          <table:table-cell table:style-name="TableCell61">
            <text:p text:style-name="TableContents">Single characters</text:p>
          </table:table-cell>
          <table:table-cell table:style-name="TableCell62">
            <text:p text:style-name="TableContents">'a', 'Z'</text:p>
          </table:table-cell>
        </table:table-row>
        <table:table-row table:style-name="TableRow63">
          <table:table-cell table:style-name="TableCell64">
            <text:p text:style-name="TableContents">String</text:p>
          </table:table-cell>
          <table:table-cell table:style-name="TableCell65">
            <text:p text:style-name="TableContents"><text:s/>Multiple characters</text:p>
          </table:table-cell>
          <table:table-cell table:style-name="TableCell66">
            <text:p text:style-name="TableContents">“hello world”</text:p>
          </table:table-cell>
        </table:table-row>
      </table:table>
      <text:p text:style-name="P67"/>
      <text:h text:style-name="P68" text:outline-level="3"><text:s/><text:span text:style-name="StrongEmphasis">5. Variables</text:span></text:h>
      <text:p text:style-name="Textbody"><text:span text:style-name="T69">Variables are containers for storing dat</text:span>a.<text:s/><text:span text:style-name="T70">You must declare the type</text:span><text:s/>before using them.</text:p>
      <text:p text:style-name="P71"><text:span text:style-name="SourceText">int age = 20; <text:s text:c="8"/>// Integer variable</text:span></text:p>
      <text:p text:style-name="P72"><text:span text:style-name="SourceText">float weight = 65.5; <text:s/>// Float variable</text:span></text:p>
      <text:p text:style-name="P73"><text:span text:style-name="SourceText">char grade = 'A'; <text:s text:c="4"/>// Character variable</text:span></text:p>
      <text:p text:style-name="P74"/>
      <text:h text:style-name="P75" text:outline-level="3"><text:s/><text:span text:style-name="StrongEmphasis">Full Example Program</text:span></text:h>
      <text:p text:style-name="P76"><text:span text:style-name="SourceText">#include &lt;stdio.h&gt; <text:s/>// Include standard input/output library</text:span></text:p>
      <text:p text:style-name="P77"/>
      <text:p text:style-name="P78"><text:span text:style-name="SourceText">int main() {</text:span></text:p>
      <text:p text:style-name="P79"><text:span text:style-name="SourceText"><text:s text:c="4"/>// Variable declarations</text:span></text:p>
      <text:p text:style-name="P80"><text:span text:style-name="SourceText"><text:s text:c="4"/>int age = 20;</text:span></text:p>
      <text:p text:style-name="P81"><text:span text:style-name="SourceText"><text:s text:c="4"/>float height = 5.9;</text:span></text:p>
      <text:p text:style-name="P82"><text:span text:style-name="SourceText"><text:s text:c="4"/>char grade = 'A';</text:span></text:p>
      <text:p text:style-name="P83"/>
      <text:p text:style-name="P84"><text:span text:style-name="SourceText"><text:s text:c="4"/>// Output</text:span></text:p>
      <text:p text:style-name="P85"><text:span text:style-name="SourceText"><text:s text:c="4"/>printf("Age: %d\n", age);</text:span></text:p>
      <text:p text:style-name="P86"><text:span text:style-name="SourceText"><text:s text:c="4"/>printf("Height: %.1f\n", height);</text:span></text:p>
      <text:p text:style-name="P87"><text:span text:style-name="SourceText"><text:s text:c="4"/>printf("Grade: %c\n", grade);</text:span></text:p>
      <text:p text:style-name="P88"/>
      <text:p text:style-name="P89"><text:span text:style-name="SourceText"><text:s text:c="4"/>return 0; <text:s/>// End of program</text:span></text:p>
      <text:p text:style-name="P90"><text:span text:style-name="SourceText">}</text:span></text:p>
      <text:p text:style-name="P91"/>
      <text:h text:style-name="P92" text:outline-level="3"><text:span text:style-name="StrongEmphasis">Output:</text:span></text:h>
      <text:p text:style-name="P93"><text:span text:style-name="SourceText">Age: 20</text:span></text:p>
      <text:p text:style-name="P94"><text:span text:style-name="SourceText">Height: 5.9</text:span></text:p>
      <text:p text:style-name="P95"><text:span text:style-name="SourceText">Grade: A</text:span></text:p>
      <text:p text:style-name="P96"/>
      <text:p text:style-name="Textbody"/>
      <text:p text:style-name="Textbody"/>
      <text:list text:style-name="LFO1" text:continue-numbering="true">
        <text:list-item>
          <text:p text:style-name="P97"><text:span text:style-name="StrongEmphasis">Operators in C</text:span></text:p>
          <text:list text:continue-numbering="true">
            <text:list-item>
              <text:p text:style-name="P98">Write notes explaining each type of operator in C: arithmetic, relational, logical, assignment, increment/decrement, bitwise, and conditional operators.</text:p>
            </text:list-item>
          </text:list>
        </text:list-item>
      </text:list>
      <text:h text:style-name="P99" text:outline-level="2"><text:s/><text:span text:style-name="StrongEmphasis">Operators in C</text:span></text:h>
      <text:p text:style-name="Textbody">Operators are symbols used to perform operations on variables and values.</text:p>
      <text:p text:style-name="P100"/>
      <text:h text:style-name="P101" text:outline-level="3">1.<text:s/><text:span text:style-name="StrongEmphasis">Arithmetic Operators</text:span></text:h>
      <text:p text:style-name="Textbody">Used to perform basic math operations.</text:p>
      <table:table table:style-name="Table102">
        <table:table-columns>
          <table:table-column table:style-name="TableColumn103"/>
          <table:table-column table:style-name="TableColumn104"/>
          <table:table-column table:style-name="TableColumn105"/>
          <table:table-column table:style-name="TableColumn106"/>
        </table:table-columns>
        <table:table-header-rows>
          <table:table-row table:style-name="TableRow107">
            <table:table-cell table:style-name="TableCell108">
              <text:p text:style-name="TableHeading">Operator</text:p>
            </table:table-cell>
            <table:table-cell table:style-name="TableCell109">
              <text:p text:style-name="TableHeading">Meaning</text:p>
            </table:table-cell>
            <table:table-cell table:style-name="TableCell110">
              <text:p text:style-name="TableHeading">Example</text:p>
            </table:table-cell>
            <table:table-cell table:style-name="TableCell111">
              <text:p text:style-name="TableHeading">Result</text:p>
            </table:table-cell>
          </table:table-row>
        </table:table-header-rows>
        <table:table-row table:style-name="TableRow112">
          <table:table-cell table:style-name="TableCell113">
            <text:p text:style-name="TableContents"><text:span text:style-name="SourceText">+</text:span></text:p>
          </table:table-cell>
          <table:table-cell table:style-name="TableCell114">
            <text:p text:style-name="TableContents">Addition</text:p>
          </table:table-cell>
          <table:table-cell table:style-name="TableCell115">
            <text:p text:style-name="TableContents"><text:span text:style-name="SourceText">5 + 3</text:span></text:p>
          </table:table-cell>
          <table:table-cell table:style-name="TableCell116">
            <text:p text:style-name="TableContents">8</text:p>
          </table:table-cell>
        </table:table-row>
        <table:table-row table:style-name="TableRow117">
          <table:table-cell table:style-name="TableCell118">
            <text:p text:style-name="TableContents"><text:span text:style-name="SourceText">-</text:span></text:p>
          </table:table-cell>
          <table:table-cell table:style-name="TableCell119">
            <text:p text:style-name="TableContents">Subtraction</text:p>
          </table:table-cell>
          <table:table-cell table:style-name="TableCell120">
            <text:p text:style-name="TableContents"><text:span text:style-name="SourceText">5 - 2</text:span></text:p>
          </table:table-cell>
          <table:table-cell table:style-name="TableCell121">
            <text:p text:style-name="TableContents">3</text:p>
          </table:table-cell>
        </table:table-row>
        <table:table-row table:style-name="TableRow122">
          <table:table-cell table:style-name="TableCell123">
            <text:p text:style-name="TableContents"><text:span text:style-name="SourceText">*</text:span></text:p>
          </table:table-cell>
          <table:table-cell table:style-name="TableCell124">
            <text:p text:style-name="TableContents">Multiplication</text:p>
          </table:table-cell>
          <table:table-cell table:style-name="TableCell125">
            <text:p text:style-name="TableContents"><text:span text:style-name="SourceText">4 * 3</text:span></text:p>
          </table:table-cell>
          <table:table-cell table:style-name="TableCell126">
            <text:p text:style-name="TableContents">12</text:p>
          </table:table-cell>
        </table:table-row>
        <table:table-row table:style-name="TableRow127">
          <table:table-cell table:style-name="TableCell128">
            <text:p text:style-name="TableContents"><text:span text:style-name="SourceText">/</text:span></text:p>
          </table:table-cell>
          <table:table-cell table:style-name="TableCell129">
            <text:p text:style-name="TableContents">Division</text:p>
          </table:table-cell>
          <table:table-cell table:style-name="TableCell130">
            <text:p text:style-name="TableContents"><text:span text:style-name="SourceText">10 / 2</text:span></text:p>
          </table:table-cell>
          <table:table-cell table:style-name="TableCell131">
            <text:p text:style-name="TableContents">5</text:p>
          </table:table-cell>
        </table:table-row>
        <table:table-row table:style-name="TableRow132">
          <table:table-cell table:style-name="TableCell133">
            <text:p text:style-name="TableContents"><text:span text:style-name="SourceText">%</text:span></text:p>
          </table:table-cell>
          <table:table-cell table:style-name="TableCell134">
            <text:p text:style-name="TableContents">Modulus (remainder)</text:p>
          </table:table-cell>
          <table:table-cell table:style-name="TableCell135">
            <text:p text:style-name="TableContents"><text:span text:style-name="SourceText">10 % 3</text:span></text:p>
          </table:table-cell>
          <table:table-cell table:style-name="TableCell136">
            <text:p text:style-name="TableContents">1</text:p>
          </table:table-cell>
        </table:table-row>
      </table:table>
      <text:p text:style-name="P137"/>
      <text:h text:style-name="P138" text:outline-level="3">2.<text:s/><text:span text:style-name="StrongEmphasis">Relational Operators</text:span></text:h>
      <text:p text:style-name="Textbody">Used to compare values (returns 0 for false, 1 for true).</text:p>
      <table:table table:style-name="Table139">
        <table:table-columns>
          <table:table-column table:style-name="TableColumn140"/>
          <table:table-column table:style-name="TableColumn141"/>
          <table:table-column table:style-name="TableColumn142"/>
          <table:table-column table:style-name="TableColumn143"/>
        </table:table-columns>
        <table:table-header-rows>
          <table:table-row table:style-name="TableRow144">
            <table:table-cell table:style-name="TableCell145">
              <text:p text:style-name="TableHeading">Operator</text:p>
            </table:table-cell>
            <table:table-cell table:style-name="TableCell146">
              <text:p text:style-name="TableHeading">Meaning</text:p>
            </table:table-cell>
            <table:table-cell table:style-name="TableCell147">
              <text:p text:style-name="TableHeading">Example</text:p>
            </table:table-cell>
            <table:table-cell table:style-name="TableCell148">
              <text:p text:style-name="TableHeading">Result</text:p>
            </table:table-cell>
          </table:table-row>
        </table:table-header-rows>
        <table:table-row table:style-name="TableRow149">
          <table:table-cell table:style-name="TableCell150">
            <text:p text:style-name="TableContents"><text:span text:style-name="SourceText">==</text:span></text:p>
          </table:table-cell>
          <table:table-cell table:style-name="TableCell151">
            <text:p text:style-name="TableContents">Equal to</text:p>
          </table:table-cell>
          <table:table-cell table:style-name="TableCell152">
            <text:p text:style-name="TableContents"><text:span text:style-name="SourceText">5 == 5</text:span></text:p>
          </table:table-cell>
          <table:table-cell table:style-name="TableCell153">
            <text:p text:style-name="TableContents">1 (true)</text:p>
          </table:table-cell>
        </table:table-row>
        <table:table-row table:style-name="TableRow154">
          <table:table-cell table:style-name="TableCell155">
            <text:p text:style-name="TableContents"><text:span text:style-name="SourceText">!=</text:span></text:p>
          </table:table-cell>
          <table:table-cell table:style-name="TableCell156">
            <text:p text:style-name="TableContents">Not equal to</text:p>
          </table:table-cell>
          <table:table-cell table:style-name="TableCell157">
            <text:p text:style-name="TableContents"><text:span text:style-name="SourceText">5 != 3</text:span></text:p>
          </table:table-cell>
          <table:table-cell table:style-name="TableCell158">
            <text:p text:style-name="TableContents">1 (true)</text:p>
          </table:table-cell>
        </table:table-row>
        <table:table-row table:style-name="TableRow159">
          <table:table-cell table:style-name="TableCell160">
            <text:p text:style-name="TableContents"><text:span text:style-name="SourceText">&gt;</text:span></text:p>
          </table:table-cell>
          <table:table-cell table:style-name="TableCell161">
            <text:p text:style-name="TableContents">Greater than</text:p>
          </table:table-cell>
          <table:table-cell table:style-name="TableCell162">
            <text:p text:style-name="TableContents"><text:span text:style-name="SourceText">5 &gt; 2</text:span></text:p>
          </table:table-cell>
          <table:table-cell table:style-name="TableCell163">
            <text:p text:style-name="TableContents">1 (true)</text:p>
          </table:table-cell>
        </table:table-row>
        <table:table-row table:style-name="TableRow164">
          <table:table-cell table:style-name="TableCell165">
            <text:p text:style-name="TableContents"><text:span text:style-name="SourceText">&lt;</text:span></text:p>
          </table:table-cell>
          <table:table-cell table:style-name="TableCell166">
            <text:p text:style-name="TableContents">Less than</text:p>
          </table:table-cell>
          <table:table-cell table:style-name="TableCell167">
            <text:p text:style-name="TableContents"><text:span text:style-name="SourceText">5 &lt; 2</text:span></text:p>
          </table:table-cell>
          <table:table-cell table:style-name="TableCell168">
            <text:p text:style-name="TableContents">0 (false)</text:p>
          </table:table-cell>
        </table:table-row>
        <text:soft-page-break/>
        <table:table-row table:style-name="TableRow169">
          <table:table-cell table:style-name="TableCell170">
            <text:p text:style-name="TableContents"><text:span text:style-name="SourceText">&gt;=</text:span></text:p>
          </table:table-cell>
          <table:table-cell table:style-name="TableCell171">
            <text:p text:style-name="TableContents">Greater or equal to</text:p>
          </table:table-cell>
          <table:table-cell table:style-name="TableCell172">
            <text:p text:style-name="TableContents"><text:span text:style-name="SourceText">5 &gt;= 5</text:span></text:p>
          </table:table-cell>
          <table:table-cell table:style-name="TableCell173">
            <text:p text:style-name="TableContents">1 (true)</text:p>
          </table:table-cell>
        </table:table-row>
        <table:table-row table:style-name="TableRow174">
          <table:table-cell table:style-name="TableCell175">
            <text:p text:style-name="TableContents"><text:span text:style-name="SourceText">&lt;=</text:span></text:p>
          </table:table-cell>
          <table:table-cell table:style-name="TableCell176">
            <text:p text:style-name="TableContents">Less or equal to</text:p>
          </table:table-cell>
          <table:table-cell table:style-name="TableCell177">
            <text:p text:style-name="TableContents"><text:span text:style-name="SourceText">5 &lt;= 4</text:span></text:p>
          </table:table-cell>
          <table:table-cell table:style-name="TableCell178">
            <text:p text:style-name="TableContents">0 (false)</text:p>
          </table:table-cell>
        </table:table-row>
      </table:table>
      <text:p text:style-name="P179"/>
      <text:h text:style-name="P180" text:outline-level="3">3.<text:s/><text:span text:style-name="StrongEmphasis">Logical Operators</text:span></text:h>
      <text:p text:style-name="Textbody">Used to combine multiple conditions.</text:p>
      <table:table table:style-name="Table181">
        <table:table-columns>
          <table:table-column table:style-name="TableColumn182"/>
          <table:table-column table:style-name="TableColumn183"/>
          <table:table-column table:style-name="TableColumn184"/>
          <table:table-column table:style-name="TableColumn185"/>
        </table:table-columns>
        <table:table-header-rows>
          <table:table-row table:style-name="TableRow186">
            <table:table-cell table:style-name="TableCell187">
              <text:p text:style-name="TableHeading">Operator</text:p>
            </table:table-cell>
            <table:table-cell table:style-name="TableCell188">
              <text:p text:style-name="TableHeading">Meaning</text:p>
            </table:table-cell>
            <table:table-cell table:style-name="TableCell189">
              <text:p text:style-name="TableHeading">Example</text:p>
            </table:table-cell>
            <table:table-cell table:style-name="TableCell190">
              <text:p text:style-name="TableHeading">Result</text:p>
            </table:table-cell>
          </table:table-row>
        </table:table-header-rows>
        <table:table-row table:style-name="TableRow191">
          <table:table-cell table:style-name="TableCell192">
            <text:p text:style-name="TableContents"><text:span text:style-name="SourceText">&amp;&amp;</text:span></text:p>
          </table:table-cell>
          <table:table-cell table:style-name="TableCell193">
            <text:p text:style-name="TableContents">Logical AND</text:p>
          </table:table-cell>
          <table:table-cell table:style-name="TableCell194">
            <text:p text:style-name="TableContents"><text:span text:style-name="SourceText">1 &amp;&amp; 0</text:span></text:p>
          </table:table-cell>
          <table:table-cell table:style-name="TableCell195">
            <text:p text:style-name="TableContents">0 (false)</text:p>
          </table:table-cell>
        </table:table-row>
        <table:table-row table:style-name="TableRow196">
          <table:table-cell table:style-name="TableCell197">
            <text:p text:style-name="TableContents">||</text:p>
          </table:table-cell>
          <table:table-cell table:style-name="TableCell198">
            <text:p text:style-name="P199"/>
          </table:table-cell>
          <table:table-cell table:style-name="TableCell200">
            <text:p text:style-name="TableContents">`</text:p>
          </table:table-cell>
          <table:table-cell table:style-name="TableCell201">
            <text:p text:style-name="TableContents">Logical OR</text:p>
          </table:table-cell>
        </table:table-row>
        <table:table-row table:style-name="TableRow202">
          <table:table-cell table:style-name="TableCell203">
            <text:p text:style-name="TableContents"><text:span text:style-name="SourceText">!</text:span></text:p>
          </table:table-cell>
          <table:table-cell table:style-name="TableCell204">
            <text:p text:style-name="TableContents">Logical NOT</text:p>
          </table:table-cell>
          <table:table-cell table:style-name="TableCell205">
            <text:p text:style-name="TableContents"><text:span text:style-name="SourceText">!1</text:span></text:p>
          </table:table-cell>
          <table:table-cell table:style-name="TableCell206">
            <text:p text:style-name="TableContents">0 (false)</text:p>
          </table:table-cell>
        </table:table-row>
      </table:table>
      <text:p text:style-name="P207"/>
      <text:h text:style-name="P208" text:outline-level="3">4.<text:s/><text:span text:style-name="StrongEmphasis">Assignment Operators</text:span></text:h>
      <text:p text:style-name="Textbody">Used to assign values to variables.</text:p>
      <table:table table:style-name="Table209">
        <table:table-columns>
          <table:table-column table:style-name="TableColumn210"/>
          <table:table-column table:style-name="TableColumn211"/>
          <table:table-column table:style-name="TableColumn212"/>
          <table:table-column table:style-name="TableColumn213"/>
        </table:table-columns>
        <table:table-header-rows>
          <table:table-row table:style-name="TableRow214">
            <table:table-cell table:style-name="TableCell215">
              <text:p text:style-name="TableHeading">Operator</text:p>
            </table:table-cell>
            <table:table-cell table:style-name="TableCell216">
              <text:p text:style-name="TableHeading">Meaning</text:p>
            </table:table-cell>
            <table:table-cell table:style-name="TableCell217">
              <text:p text:style-name="TableHeading">Example</text:p>
            </table:table-cell>
            <table:table-cell table:style-name="TableCell218">
              <text:p text:style-name="TableHeading">Same as</text:p>
            </table:table-cell>
          </table:table-row>
        </table:table-header-rows>
        <table:table-row table:style-name="TableRow219">
          <table:table-cell table:style-name="TableCell220">
            <text:p text:style-name="TableContents"><text:span text:style-name="SourceText">=</text:span></text:p>
          </table:table-cell>
          <table:table-cell table:style-name="TableCell221">
            <text:p text:style-name="TableContents">Assign</text:p>
          </table:table-cell>
          <table:table-cell table:style-name="TableCell222">
            <text:p text:style-name="TableContents"><text:span text:style-name="SourceText">a = 5</text:span></text:p>
          </table:table-cell>
          <table:table-cell table:style-name="TableCell223">
            <text:p text:style-name="TableContents">Assign 5 in a variable</text:p>
          </table:table-cell>
        </table:table-row>
        <table:table-row table:style-name="TableRow224">
          <table:table-cell table:style-name="TableCell225">
            <text:p text:style-name="TableContents"><text:span text:style-name="SourceText">+=</text:span></text:p>
          </table:table-cell>
          <table:table-cell table:style-name="TableCell226">
            <text:p text:style-name="TableContents">Add and assign</text:p>
          </table:table-cell>
          <table:table-cell table:style-name="TableCell227">
            <text:p text:style-name="TableContents"><text:span text:style-name="SourceText">a += 2</text:span></text:p>
          </table:table-cell>
          <table:table-cell table:style-name="TableCell228">
            <text:p text:style-name="TableContents"><text:span text:style-name="SourceText">a = a + 2</text:span></text:p>
          </table:table-cell>
        </table:table-row>
        <table:table-row table:style-name="TableRow229">
          <table:table-cell table:style-name="TableCell230">
            <text:p text:style-name="TableContents"><text:span text:style-name="SourceText">-=</text:span></text:p>
          </table:table-cell>
          <table:table-cell table:style-name="TableCell231">
            <text:p text:style-name="TableContents">Subtract and assign</text:p>
          </table:table-cell>
          <table:table-cell table:style-name="TableCell232">
            <text:p text:style-name="TableContents"><text:span text:style-name="SourceText">a -= 2</text:span></text:p>
          </table:table-cell>
          <table:table-cell table:style-name="TableCell233">
            <text:p text:style-name="TableContents"><text:span text:style-name="SourceText">a = a - 2</text:span></text:p>
          </table:table-cell>
        </table:table-row>
        <table:table-row table:style-name="TableRow234">
          <table:table-cell table:style-name="TableCell235">
            <text:p text:style-name="TableContents"><text:span text:style-name="SourceText">*=</text:span></text:p>
          </table:table-cell>
          <table:table-cell table:style-name="TableCell236">
            <text:p text:style-name="TableContents">Multiply and assign</text:p>
          </table:table-cell>
          <table:table-cell table:style-name="TableCell237">
            <text:p text:style-name="TableContents"><text:span text:style-name="SourceText">a *= 3</text:span></text:p>
          </table:table-cell>
          <table:table-cell table:style-name="TableCell238">
            <text:p text:style-name="TableContents"><text:span text:style-name="SourceText">a = a * 3</text:span></text:p>
          </table:table-cell>
        </table:table-row>
        <table:table-row table:style-name="TableRow239">
          <table:table-cell table:style-name="TableCell240">
            <text:p text:style-name="TableContents"><text:span text:style-name="SourceText">/=</text:span></text:p>
          </table:table-cell>
          <table:table-cell table:style-name="TableCell241">
            <text:p text:style-name="TableContents">Divide and assign</text:p>
          </table:table-cell>
          <table:table-cell table:style-name="TableCell242">
            <text:p text:style-name="TableContents"><text:span text:style-name="SourceText">a /= 2</text:span></text:p>
          </table:table-cell>
          <table:table-cell table:style-name="TableCell243">
            <text:p text:style-name="TableContents"><text:span text:style-name="SourceText">a = a / 2</text:span></text:p>
          </table:table-cell>
        </table:table-row>
        <table:table-row table:style-name="TableRow244">
          <table:table-cell table:style-name="TableCell245">
            <text:p text:style-name="TableContents"><text:span text:style-name="SourceText">%=</text:span></text:p>
          </table:table-cell>
          <table:table-cell table:style-name="TableCell246">
            <text:p text:style-name="TableContents">Modulus and assign</text:p>
          </table:table-cell>
          <table:table-cell table:style-name="TableCell247">
            <text:p text:style-name="TableContents"><text:span text:style-name="SourceText">a %= 3</text:span></text:p>
          </table:table-cell>
          <table:table-cell table:style-name="TableCell248">
            <text:p text:style-name="TableContents"><text:span text:style-name="SourceText">a = a % 3</text:span></text:p>
          </table:table-cell>
        </table:table-row>
      </table:table>
      <text:p text:style-name="P249"/>
      <text:h text:style-name="P250" text:outline-level="3">5.<text:s/><text:span text:style-name="StrongEmphasis">Increment / Decrement Operators</text:span></text:h>
      <text:p text:style-name="Textbody">Used to increase or decrease value by 1.</text:p>
      <table:table table:style-name="Table251">
        <table:table-columns>
          <table:table-column table:style-name="TableColumn252"/>
          <table:table-column table:style-name="TableColumn253"/>
          <table:table-column table:style-name="TableColumn254"/>
          <table:table-column table:style-name="TableColumn255"/>
        </table:table-columns>
        <table:table-header-rows>
          <table:table-row table:style-name="TableRow256">
            <table:table-cell table:style-name="TableCell257">
              <text:p text:style-name="TableHeading">Operator</text:p>
            </table:table-cell>
            <table:table-cell table:style-name="TableCell258">
              <text:p text:style-name="TableHeading">Meaning</text:p>
            </table:table-cell>
            <table:table-cell table:style-name="TableCell259">
              <text:p text:style-name="TableHeading">Example</text:p>
            </table:table-cell>
            <table:table-cell table:style-name="TableCell260">
              <text:p text:style-name="TableHeading">Effect</text:p>
            </table:table-cell>
          </table:table-row>
        </table:table-header-rows>
        <table:table-row table:style-name="TableRow261">
          <table:table-cell table:style-name="TableCell262">
            <text:p text:style-name="TableContents"><text:span text:style-name="SourceText">++</text:span></text:p>
          </table:table-cell>
          <table:table-cell table:style-name="TableCell263">
            <text:p text:style-name="TableContents">Increment</text:p>
          </table:table-cell>
          <table:table-cell table:style-name="TableCell264">
            <text:p text:style-name="TableContents"><text:span text:style-name="SourceText">a++</text:span></text:p>
          </table:table-cell>
          <table:table-cell table:style-name="TableCell265">
            <text:p text:style-name="TableContents"><text:span text:style-name="SourceText">a = a + 1</text:span></text:p>
          </table:table-cell>
        </table:table-row>
        <table:table-row table:style-name="TableRow266">
          <table:table-cell table:style-name="TableCell267">
            <text:p text:style-name="TableContents"><text:span text:style-name="SourceText">--</text:span></text:p>
          </table:table-cell>
          <table:table-cell table:style-name="TableCell268">
            <text:p text:style-name="TableContents">Decrement</text:p>
          </table:table-cell>
          <table:table-cell table:style-name="TableCell269">
            <text:p text:style-name="TableContents"><text:span text:style-name="SourceText">a--</text:span></text:p>
          </table:table-cell>
          <table:table-cell table:style-name="TableCell270">
            <text:p text:style-name="TableContents"><text:span text:style-name="SourceText">a = a - 1</text:span></text:p>
          </table:table-cell>
        </table:table-row>
      </table:table>
      <text:list text:style-name="LFO5" text:continue-numbering="true">
        <text:list-item>
          <text:p text:style-name="P271"><text:span text:style-name="SourceText">++a</text:span><text:s/>is<text:s/><text:span text:style-name="StrongEmphasis">pre-increment</text:span>,<text:s/><text:span text:style-name="SourceText">a++</text:span><text:s/>is<text:s/><text:span text:style-name="StrongEmphasis">post-increment</text:span><text:s/>(similar for<text:s/><text:span text:style-name="SourceText">--</text:span>).</text:p>
        </text:list-item>
      </text:list>
      <text:p text:style-name="P272"/>
      <text:h text:style-name="P273" text:outline-level="3">6.<text:s/><text:span text:style-name="StrongEmphasis">Bitwise Operators</text:span></text:h>
      <text:p text:style-name="Textbody">Used to perform bit-level operations.</text:p>
      <table:table table:style-name="Table274">
        <table:table-columns>
          <table:table-column table:style-name="TableColumn275"/>
          <table:table-column table:style-name="TableColumn276"/>
          <table:table-column table:style-name="TableColumn277"/>
          <table:table-column table:style-name="TableColumn278"/>
        </table:table-columns>
        <table:table-header-rows>
          <table:table-row table:style-name="TableRow279">
            <table:table-cell table:style-name="TableCell280">
              <text:p text:style-name="TableHeading">Operator</text:p>
            </table:table-cell>
            <table:table-cell table:style-name="TableCell281">
              <text:p text:style-name="TableHeading">Meaning</text:p>
            </table:table-cell>
            <table:table-cell table:style-name="TableCell282">
              <text:p text:style-name="TableHeading">Example</text:p>
            </table:table-cell>
            <table:table-cell table:style-name="TableCell283">
              <text:p text:style-name="TableHeading">Result</text:p>
            </table:table-cell>
          </table:table-row>
        </table:table-header-rows>
        <table:table-row table:style-name="TableRow284">
          <table:table-cell table:style-name="TableCell285">
            <text:p text:style-name="TableContents"><text:span text:style-name="SourceText">&amp;</text:span></text:p>
          </table:table-cell>
          <table:table-cell table:style-name="TableCell286">
            <text:p text:style-name="TableContents">AND</text:p>
          </table:table-cell>
          <table:table-cell table:style-name="TableCell287">
            <text:p text:style-name="TableContents"><text:span text:style-name="SourceText">5 &amp; 3</text:span></text:p>
          </table:table-cell>
          <table:table-cell table:style-name="TableCell288">
            <text:p text:style-name="TableContents">1</text:p>
          </table:table-cell>
        </table:table-row>
        <table:table-row table:style-name="TableRow289">
          <table:table-cell table:style-name="TableCell290">
            <text:p text:style-name="TableContents">`</text:p>
          </table:table-cell>
          <table:table-cell table:style-name="TableCell291">
            <text:p text:style-name="TableContents">`</text:p>
          </table:table-cell>
          <table:table-cell table:style-name="TableCell292">
            <text:p text:style-name="TableContents">OR</text:p>
          </table:table-cell>
          <table:table-cell table:style-name="TableCell293">
            <text:p text:style-name="TableContents">`5</text:p>
          </table:table-cell>
        </table:table-row>
        <table:table-row table:style-name="TableRow294">
          <table:table-cell table:style-name="TableCell295">
            <text:p text:style-name="TableContents"><text:span text:style-name="SourceText">^</text:span></text:p>
          </table:table-cell>
          <table:table-cell table:style-name="TableCell296">
            <text:p text:style-name="TableContents">XOR</text:p>
          </table:table-cell>
          <table:table-cell table:style-name="TableCell297">
            <text:p text:style-name="TableContents"><text:span text:style-name="SourceText">5 ^ 3</text:span></text:p>
          </table:table-cell>
          <table:table-cell table:style-name="TableCell298">
            <text:p text:style-name="TableContents">6</text:p>
          </table:table-cell>
        </table:table-row>
        <text:soft-page-break/>
        <table:table-row table:style-name="TableRow299">
          <table:table-cell table:style-name="TableCell300">
            <text:p text:style-name="TableContents"><text:span text:style-name="SourceText">~</text:span></text:p>
          </table:table-cell>
          <table:table-cell table:style-name="TableCell301">
            <text:p text:style-name="TableContents">NOT</text:p>
          </table:table-cell>
          <table:table-cell table:style-name="TableCell302">
            <text:p text:style-name="TableContents"><text:span text:style-name="SourceText">~5</text:span></text:p>
          </table:table-cell>
          <table:table-cell table:style-name="TableCell303">
            <text:p text:style-name="TableContents">-6</text:p>
          </table:table-cell>
        </table:table-row>
        <table:table-row table:style-name="TableRow304">
          <table:table-cell table:style-name="TableCell305">
            <text:p text:style-name="TableContents"><text:span text:style-name="SourceText">&lt;&lt;</text:span></text:p>
          </table:table-cell>
          <table:table-cell table:style-name="TableCell306">
            <text:p text:style-name="TableContents">Left shift</text:p>
          </table:table-cell>
          <table:table-cell table:style-name="TableCell307">
            <text:p text:style-name="TableContents"><text:span text:style-name="SourceText">5 &lt;&lt; 1</text:span></text:p>
          </table:table-cell>
          <table:table-cell table:style-name="TableCell308">
            <text:p text:style-name="TableContents">10</text:p>
          </table:table-cell>
        </table:table-row>
        <table:table-row table:style-name="TableRow309">
          <table:table-cell table:style-name="TableCell310">
            <text:p text:style-name="TableContents"><text:span text:style-name="SourceText">&gt;&gt;</text:span></text:p>
          </table:table-cell>
          <table:table-cell table:style-name="TableCell311">
            <text:p text:style-name="TableContents">Right shift</text:p>
          </table:table-cell>
          <table:table-cell table:style-name="TableCell312">
            <text:p text:style-name="TableContents"><text:span text:style-name="SourceText">5 &gt;&gt; 1</text:span></text:p>
          </table:table-cell>
          <table:table-cell table:style-name="TableCell313">
            <text:p text:style-name="TableContents">2</text:p>
          </table:table-cell>
        </table:table-row>
      </table:table>
      <text:p text:style-name="P314"/>
      <text:h text:style-name="P315" text:outline-level="3">7.<text:s/><text:span text:style-name="StrongEmphasis">Conditional (Ternary) Operator</text:span></text:h>
      <text:p text:style-name="Textbody">Used as a shortcut for<text:s/><text:span text:style-name="SourceText">if-else</text:span>.</text:p>
      <text:p text:style-name="P316"><text:span text:style-name="SourceText">condition ? value_if_true : value_if_false;</text:span></text:p>
      <text:p text:style-name="Textbody"><text:s/><text:span text:style-name="StrongEmphasis">Example:</text:span></text:p>
      <text:p text:style-name="P317"><text:span text:style-name="SourceText">int a = 10, b = 5;</text:span></text:p>
      <text:p text:style-name="P318"><text:span text:style-name="SourceText">int max = (a &gt; b) ? a : b; <text:s/>// max = 10</text:span></text:p>
      <text:p text:style-name="P319"/>
      <text:p text:style-name="Textbody"/>
      <text:p text:style-name="Textbody"/>
      <text:list text:style-name="LFO1" text:continue-numbering="true">
        <text:list-item>
          <text:p text:style-name="P320"><text:span text:style-name="StrongEmphasis">Control Flow Statements in C</text:span></text:p>
        </text:list-item>
        <text:list-item>
          <text:p text:style-name="P321"/>
          <text:list text:continue-numbering="true">
            <text:list-item>
              <text:p text:style-name="P322">Explain decision-making statements in C (if, else, nested if-else, switch). Provide examples of each.</text:p>
            </text:list-item>
          </text:list>
        </text:list-item>
      </text:list>
      <text:p text:style-name="Textbody"/>
      <text:p text:style-name="Textbody"/>
      <text:p text:style-name="Textbody"/>
      <text:h text:style-name="Heading3" text:outline-level="3">Decision-Making Statements in C</text:h>
      <text:p text:style-name="Textbody">In C, decision-making statements allow you to control the flow of execution based on conditions. These statements check whether a condition is true or false and execute specific blocks of code accordingly. The main decision-making statements in C are:</text:p>
      <text:list text:style-name="LFO6" text:continue-numbering="true">
        <text:list-item>
          <text:p text:style-name="P323"><text:span text:style-name="SourceText">if</text:span><text:span text:style-name="StrongEmphasis"><text:s/>statement</text:span></text:p>
        </text:list-item>
        <text:list-item>
          <text:p text:style-name="P324"><text:span text:style-name="SourceText">else</text:span><text:span text:style-name="StrongEmphasis"><text:s/>statement</text:span></text:p>
        </text:list-item>
        <text:list-item>
          <text:p text:style-name="P325"><text:span text:style-name="SourceText">if-else</text:span><text:span text:style-name="StrongEmphasis"><text:s/>statement</text:span></text:p>
        </text:list-item>
        <text:list-item>
          <text:p text:style-name="P326"><text:span text:style-name="StrongEmphasis">Nested<text:s/></text:span><text:span text:style-name="SourceText">if-else</text:span><text:span text:style-name="StrongEmphasis"><text:s/>statement</text:span></text:p>
        </text:list-item>
        <text:list-item>
          <text:p text:style-name="P327"><text:span text:style-name="SourceText">switch</text:span><text:span text:style-name="StrongEmphasis"><text:s/>statement</text:span></text:p>
        </text:list-item>
      </text:list>
      <text:p text:style-name="P328"/>
      <text:soft-page-break/>
      <text:h text:style-name="P329" text:outline-level="3">1.<text:s/><text:span text:style-name="SourceText">if</text:span><text:span text:style-name="StrongEmphasis"><text:s/>Statement</text:span></text:h>
      <text:p text:style-name="Textbody">The<text:s/><text:span text:style-name="SourceText">if</text:span><text:s/>statement is used to execute a block of code only if a condition is<text:s/><text:span text:style-name="StrongEmphasis">true</text:span>.</text:p>
      <text:h text:style-name="P330" text:outline-level="4"><text:span text:style-name="StrongEmphasis">Syntax:</text:span></text:h>
      <text:p text:style-name="P331"><text:span text:style-name="SourceText">if (condition) {</text:span></text:p>
      <text:p text:style-name="P332"><text:span text:style-name="SourceText"><text:s text:c="4"/>// Code to execute if the condition is true</text:span></text:p>
      <text:p text:style-name="P333"><text:span text:style-name="SourceText">}</text:span></text:p>
      <text:h text:style-name="P334" text:outline-level="4"><text:span text:style-name="StrongEmphasis">Example:</text:span></text:h>
      <text:p text:style-name="P335"><text:span text:style-name="SourceText">#include &lt;stdio.h&gt;</text:span></text:p>
      <text:p text:style-name="P336"/>
      <text:p text:style-name="P337"><text:span text:style-name="SourceText">int main() {</text:span></text:p>
      <text:p text:style-name="P338"><text:span text:style-name="SourceText"><text:s text:c="4"/>int a = 10;</text:span></text:p>
      <text:p text:style-name="P339"/>
      <text:p text:style-name="P340"><text:span text:style-name="SourceText"><text:s text:c="4"/>if (a &gt; 5) {</text:span></text:p>
      <text:p text:style-name="P341"><text:span text:style-name="SourceText"><text:s text:c="8"/>printf("a is greater than 5\n");</text:span></text:p>
      <text:p text:style-name="P342"><text:span text:style-name="SourceText"><text:s text:c="4"/>}</text:span></text:p>
      <text:p text:style-name="P343"/>
      <text:p text:style-name="P344"><text:span text:style-name="SourceText"><text:s text:c="4"/>return 0;</text:span></text:p>
      <text:p text:style-name="P345"><text:span text:style-name="SourceText">}</text:span></text:p>
      <text:p text:style-name="Textbody"><text:span text:style-name="StrongEmphasis">Output:</text:span></text:p>
      <text:p text:style-name="P346"><text:span text:style-name="SourceText">a is greater than 5</text:span></text:p>
      <text:p text:style-name="P347"/>
      <text:h text:style-name="P348" text:outline-level="3">2.<text:s/><text:span text:style-name="SourceText">if-else</text:span><text:span text:style-name="StrongEmphasis"><text:s/>Statement</text:span></text:h>
      <text:p text:style-name="Textbody">The<text:s/><text:span text:style-name="SourceText">if-else</text:span><text:s/>statement allows you to specify what to do if a condition is true and what to do if it is false.</text:p>
      <text:h text:style-name="P349" text:outline-level="4"><text:span text:style-name="StrongEmphasis">Syntax:</text:span></text:h>
      <text:p text:style-name="P350"><text:span text:style-name="SourceText">if (condition) {</text:span></text:p>
      <text:p text:style-name="P351"><text:span text:style-name="SourceText"><text:s text:c="4"/>// Code to execute if the condition is true</text:span></text:p>
      <text:p text:style-name="P352"><text:span text:style-name="SourceText">} else {</text:span></text:p>
      <text:p text:style-name="P353"><text:span text:style-name="SourceText"><text:s text:c="4"/>// Code to execute if the condition is false</text:span></text:p>
      <text:p text:style-name="P354"><text:span text:style-name="SourceText">}</text:span></text:p>
      <text:soft-page-break/>
      <text:h text:style-name="P355" text:outline-level="4"><text:span text:style-name="StrongEmphasis">Example:</text:span></text:h>
      <text:p text:style-name="P356"><text:span text:style-name="SourceText">#include &lt;stdio.h&gt;</text:span></text:p>
      <text:p text:style-name="P357"/>
      <text:p text:style-name="P358"><text:span text:style-name="SourceText">int main() {</text:span></text:p>
      <text:p text:style-name="P359"><text:span text:style-name="SourceText"><text:s text:c="4"/>int a = 3;</text:span></text:p>
      <text:p text:style-name="P360"/>
      <text:p text:style-name="P361"><text:span text:style-name="SourceText"><text:s text:c="4"/>if (a &gt; 5) {</text:span></text:p>
      <text:p text:style-name="P362"><text:span text:style-name="SourceText"><text:s text:c="8"/>printf("a is greater than 5\n");</text:span></text:p>
      <text:p text:style-name="P363"><text:span text:style-name="SourceText"><text:s text:c="4"/>} else {</text:span></text:p>
      <text:p text:style-name="P364"><text:span text:style-name="SourceText"><text:s text:c="8"/>printf("a is not greater than 5\n");</text:span></text:p>
      <text:p text:style-name="P365"><text:span text:style-name="SourceText"><text:s text:c="4"/>}</text:span></text:p>
      <text:p text:style-name="P366"/>
      <text:p text:style-name="P367"><text:span text:style-name="SourceText"><text:s text:c="4"/>return 0;</text:span></text:p>
      <text:p text:style-name="P368"><text:span text:style-name="SourceText">}</text:span></text:p>
      <text:p text:style-name="Textbody"><text:span text:style-name="StrongEmphasis">Output:</text:span></text:p>
      <text:p text:style-name="P369"><text:span text:style-name="SourceText">a is not greater than 5</text:span></text:p>
      <text:p text:style-name="P370"/>
      <text:h text:style-name="P371" text:outline-level="3">3.<text:s/><text:span text:style-name="StrongEmphasis">Nested<text:s/></text:span><text:span text:style-name="SourceText">if-else</text:span><text:span text:style-name="StrongEmphasis"><text:s/>Statement</text:span></text:h>
      <text:p text:style-name="Textbody">You can nest<text:s/><text:span text:style-name="SourceText">if-else</text:span><text:s/>statements to check multiple conditions one by one.</text:p>
      <text:h text:style-name="P372" text:outline-level="4"><text:span text:style-name="StrongEmphasis">Syntax:</text:span></text:h>
      <text:p text:style-name="P373"><text:span text:style-name="SourceText">if (condition1) {</text:span></text:p>
      <text:p text:style-name="P374"><text:span text:style-name="SourceText"><text:s text:c="4"/>// Code to execute if condition1 is true</text:span></text:p>
      <text:p text:style-name="P375"><text:span text:style-name="SourceText">} else if (condition2) {</text:span></text:p>
      <text:p text:style-name="P376"><text:span text:style-name="SourceText"><text:s text:c="4"/>// Code to execute if condition2 is true</text:span></text:p>
      <text:p text:style-name="P377"><text:span text:style-name="SourceText">} else {</text:span></text:p>
      <text:p text:style-name="P378"><text:span text:style-name="SourceText"><text:s text:c="4"/>// Code to execute if none of the above conditions are true</text:span></text:p>
      <text:p text:style-name="P379"><text:span text:style-name="SourceText">}</text:span></text:p>
      <text:h text:style-name="P380" text:outline-level="4"><text:span text:style-name="StrongEmphasis">Example:</text:span></text:h>
      <text:p text:style-name="P381"><text:span text:style-name="SourceText">#include &lt;stdio.h&gt;</text:span></text:p>
      <text:p text:style-name="P382"/>
      <text:p text:style-name="P383"><text:span text:style-name="SourceText">int main() {</text:span></text:p>
      <text:soft-page-break/>
      <text:p text:style-name="P384"><text:span text:style-name="SourceText"><text:s text:c="4"/>int a = 7;</text:span></text:p>
      <text:p text:style-name="P385"/>
      <text:p text:style-name="P386"><text:span text:style-name="SourceText"><text:s text:c="4"/>if (a &gt; 10) {</text:span></text:p>
      <text:p text:style-name="P387"><text:span text:style-name="SourceText"><text:s text:c="8"/>printf("a is greater than 10\n");</text:span></text:p>
      <text:p text:style-name="P388"><text:span text:style-name="SourceText"><text:s text:c="4"/>} else if (a &gt; 5) {</text:span></text:p>
      <text:p text:style-name="P389"><text:span text:style-name="SourceText"><text:s text:c="8"/>printf("a is greater than 5 but less than or equal to 10\n");</text:span></text:p>
      <text:p text:style-name="P390"><text:span text:style-name="SourceText"><text:s text:c="4"/>} else {</text:span></text:p>
      <text:p text:style-name="P391"><text:span text:style-name="SourceText"><text:s text:c="8"/>printf("a is less than or equal to 5\n");</text:span></text:p>
      <text:p text:style-name="P392"><text:span text:style-name="SourceText"><text:s text:c="4"/>}</text:span></text:p>
      <text:p text:style-name="P393"/>
      <text:p text:style-name="P394"><text:span text:style-name="SourceText"><text:s text:c="4"/>return 0;</text:span></text:p>
      <text:p text:style-name="P395"><text:span text:style-name="SourceText">}</text:span></text:p>
      <text:p text:style-name="Textbody"><text:span text:style-name="StrongEmphasis">Output:</text:span></text:p>
      <text:p text:style-name="P396"><text:span text:style-name="SourceText">a is greater than 5 but less than or equal to 10</text:span></text:p>
      <text:p text:style-name="P397"/>
      <text:h text:style-name="P398" text:outline-level="3">4.<text:s/><text:span text:style-name="SourceText">switch</text:span><text:span text:style-name="StrongEmphasis"><text:s/>Statement</text:span></text:h>
      <text:p text:style-name="Textbody">The<text:s/><text:span text:style-name="SourceText">switch</text:span><text:s/>statement is used to execute one of many blocks of code based on the value of an expression. It is often used when you have multiple conditions based on a single variable.</text:p>
      <text:h text:style-name="P399" text:outline-level="4"><text:span text:style-name="StrongEmphasis">Syntax:</text:span></text:h>
      <text:p text:style-name="P400"><text:span text:style-name="SourceText">switch (expression) {</text:span></text:p>
      <text:p text:style-name="P401"><text:span text:style-name="SourceText"><text:s text:c="4"/>case value1:</text:span></text:p>
      <text:p text:style-name="P402"><text:span text:style-name="SourceText"><text:s text:c="8"/>// Code to execute if expression equals value1</text:span></text:p>
      <text:p text:style-name="P403"><text:span text:style-name="SourceText"><text:s text:c="8"/>break;</text:span></text:p>
      <text:p text:style-name="P404"><text:span text:style-name="SourceText"><text:s text:c="4"/>case value2:</text:span></text:p>
      <text:p text:style-name="P405"><text:span text:style-name="SourceText"><text:s text:c="8"/>// Code to execute if expression equals value2</text:span></text:p>
      <text:p text:style-name="P406"><text:span text:style-name="SourceText"><text:s text:c="8"/>break;</text:span></text:p>
      <text:p text:style-name="P407"><text:span text:style-name="SourceText"><text:s text:c="4"/>// more cases can be added</text:span></text:p>
      <text:p text:style-name="P408"><text:span text:style-name="SourceText"><text:s text:c="4"/>default:</text:span></text:p>
      <text:p text:style-name="P409"><text:span text:style-name="SourceText"><text:s text:c="8"/>// Code to execute if no cases match</text:span></text:p>
      <text:p text:style-name="P410"><text:span text:style-name="SourceText">}</text:span></text:p>
      <text:soft-page-break/>
      <text:h text:style-name="P411" text:outline-level="4"><text:span text:style-name="StrongEmphasis">Example:</text:span></text:h>
      <text:p text:style-name="P412"><text:span text:style-name="SourceText">#include &lt;stdio.h&gt;</text:span></text:p>
      <text:p text:style-name="P413"/>
      <text:p text:style-name="P414"><text:span text:style-name="SourceText">int main() {</text:span></text:p>
      <text:p text:style-name="P415"><text:span text:style-name="SourceText"><text:s text:c="4"/>int day = 3;</text:span></text:p>
      <text:p text:style-name="P416"/>
      <text:p text:style-name="P417"><text:span text:style-name="SourceText"><text:s text:c="4"/>switch (day) {</text:span></text:p>
      <text:p text:style-name="P418"><text:span text:style-name="SourceText"><text:s text:c="8"/>case 1:</text:span></text:p>
      <text:p text:style-name="P419"><text:span text:style-name="SourceText"><text:s text:c="12"/>printf("Monday\n");</text:span></text:p>
      <text:p text:style-name="P420"><text:span text:style-name="SourceText"><text:s text:c="12"/>break;</text:span></text:p>
      <text:p text:style-name="P421"><text:span text:style-name="SourceText"><text:s text:c="8"/>case 2:</text:span></text:p>
      <text:p text:style-name="P422"><text:span text:style-name="SourceText"><text:s text:c="12"/>printf("Tuesday\n");</text:span></text:p>
      <text:p text:style-name="P423"><text:span text:style-name="SourceText"><text:s text:c="12"/>break;</text:span></text:p>
      <text:p text:style-name="P424"><text:span text:style-name="SourceText"><text:s text:c="8"/>case 3:</text:span></text:p>
      <text:p text:style-name="P425"><text:span text:style-name="SourceText"><text:s text:c="12"/>printf("Wednesday\n");</text:span></text:p>
      <text:p text:style-name="P426"><text:span text:style-name="SourceText"><text:s text:c="12"/>break;</text:span></text:p>
      <text:p text:style-name="P427"><text:span text:style-name="SourceText"><text:s text:c="8"/>case 4:</text:span></text:p>
      <text:p text:style-name="P428"><text:span text:style-name="SourceText"><text:s text:c="12"/>printf("Thursday\n");</text:span></text:p>
      <text:p text:style-name="P429"><text:span text:style-name="SourceText"><text:s text:c="12"/>break;</text:span></text:p>
      <text:p text:style-name="P430"><text:span text:style-name="SourceText"><text:s text:c="8"/>default:</text:span></text:p>
      <text:p text:style-name="P431"><text:span text:style-name="SourceText"><text:s text:c="12"/>printf("Invalid day\n");</text:span></text:p>
      <text:p text:style-name="P432"><text:span text:style-name="SourceText"><text:s text:c="4"/>}</text:span></text:p>
      <text:p text:style-name="P433"/>
      <text:p text:style-name="P434"><text:span text:style-name="SourceText"><text:s text:c="4"/>return 0;</text:span></text:p>
      <text:p text:style-name="P435"><text:span text:style-name="SourceText">}</text:span></text:p>
      <text:p text:style-name="Textbody"><text:span text:style-name="StrongEmphasis">Output:</text:span></text:p>
      <text:p text:style-name="P436"><text:span text:style-name="SourceText">Wednesday</text:span></text:p>
      <text:p text:style-name="P437"/>
      <text:h text:style-name="P438" text:outline-level="3"><text:span text:style-name="StrongEmphasis">Summary</text:span></text:h>
      <table:table table:style-name="Table439">
        <table:table-columns>
          <table:table-column table:style-name="TableColumn440"/>
          <table:table-column table:style-name="TableColumn441"/>
          <table:table-column table:style-name="TableColumn442"/>
        </table:table-columns>
        <table:table-header-rows>
          <table:table-row table:style-name="TableRow443">
            <table:table-cell table:style-name="TableCell444">
              <text:p text:style-name="TableHeading">Statement</text:p>
            </table:table-cell>
            <table:table-cell table:style-name="TableCell445">
              <text:p text:style-name="TableHeading">Description</text:p>
            </table:table-cell>
            <table:table-cell table:style-name="TableCell446">
              <text:p text:style-name="TableHeading">Example Output</text:p>
            </table:table-cell>
          </table:table-row>
        </table:table-header-rows>
        <table:table-row table:style-name="TableRow447">
          <table:table-cell table:style-name="TableCell448">
            <text:p text:style-name="TableContents"><text:span text:style-name="SourceText">if</text:span></text:p>
          </table:table-cell>
          <table:table-cell table:style-name="TableCell449">
            <text:p text:style-name="TableContents">Executes code if condition is true.</text:p>
          </table:table-cell>
          <table:table-cell table:style-name="TableCell450">
            <text:p text:style-name="TableContents">Prints if<text:s/><text:span text:style-name="SourceText">a &gt; 5</text:span></text:p>
          </table:table-cell>
        </table:table-row>
        <text:soft-page-break/>
        <table:table-row table:style-name="TableRow451">
          <table:table-cell table:style-name="TableCell452">
            <text:p text:style-name="TableContents"><text:span text:style-name="SourceText">if-else</text:span></text:p>
          </table:table-cell>
          <table:table-cell table:style-name="TableCell453">
            <text:p text:style-name="TableContents">Executes one block of code if true, another if false.</text:p>
          </table:table-cell>
          <table:table-cell table:style-name="TableCell454">
            <text:p text:style-name="TableContents">Prints either if<text:s/><text:span text:style-name="SourceText">a &gt; 5</text:span><text:s/>or not</text:p>
          </table:table-cell>
        </table:table-row>
        <table:table-row table:style-name="TableRow455">
          <table:table-cell table:style-name="TableCell456">
            <text:p text:style-name="TableContents"><text:span text:style-name="SourceText">nested if-else</text:span></text:p>
          </table:table-cell>
          <table:table-cell table:style-name="TableCell457">
            <text:p text:style-name="TableContents">Multiple conditions checked in sequence.</text:p>
          </table:table-cell>
          <table:table-cell table:style-name="TableCell458">
            <text:p text:style-name="TableContents">Checks multiple conditions in steps</text:p>
          </table:table-cell>
        </table:table-row>
        <table:table-row table:style-name="TableRow459">
          <table:table-cell table:style-name="TableCell460">
            <text:p text:style-name="TableContents"><text:span text:style-name="SourceText">switch</text:span></text:p>
          </table:table-cell>
          <table:table-cell table:style-name="TableCell461">
            <text:p text:style-name="TableContents">Executes code based on multiple possible values of a variable.</text:p>
          </table:table-cell>
          <table:table-cell table:style-name="TableCell462">
            <text:p text:style-name="TableContents">Prints the corresponding day of the week</text:p>
          </table:table-cell>
        </table:table-row>
      </table:table>
      <text:p text:style-name="P463"/>
      <text:p text:style-name="Textbody"/>
      <text:p text:style-name="Textbody"/>
      <text:p text:style-name="Textbody"/>
      <text:list text:style-name="LFO1" text:continue-numbering="true">
        <text:list-item>
          <text:p text:style-name="P464"><text:span text:style-name="StrongEmphasis">Looping in C</text:span></text:p>
          <text:list text:continue-numbering="true">
            <text:list-item>
              <text:p text:style-name="P465">Compare and contrast while loops, for loops, and do-while loops. Explain the scenarios in which each loop is most appropriate.</text:p>
            </text:list-item>
            <text:list-item>
              <text:p text:style-name="P466">Here’s a simple comparison of<text:s/><text:span text:style-name="SourceText">while</text:span>,<text:s/><text:span text:style-name="SourceText">for</text:span>, and<text:s/><text:span text:style-name="SourceText">do-while</text:span><text:s/>loops in C — along with when to use each and examples.</text:p>
            </text:list-item>
          </text:list>
        </text:list-item>
      </text:list>
      <text:p text:style-name="P467"/>
      <text:h text:style-name="P468" text:outline-level="3">1.<text:s/><text:span text:style-name="SourceText">while</text:span><text:span text:style-name="StrongEmphasis"><text:s/>Loop</text:span></text:h>
      <text:h text:style-name="P469" text:outline-level="4"><text:s/><text:span text:style-name="StrongEmphasis">Syntax:</text:span></text:h>
      <text:p text:style-name="P470"><text:span text:style-name="SourceText">while (condition) {</text:span></text:p>
      <text:p text:style-name="P471"><text:span text:style-name="SourceText"><text:s text:c="4"/>// code block</text:span></text:p>
      <text:p text:style-name="P472"><text:span text:style-name="SourceText">}</text:span></text:p>
      <text:h text:style-name="P473" text:outline-level="4"><text:s/><text:span text:style-name="StrongEmphasis">How it works:</text:span></text:h>
      <text:list text:style-name="LFO7" text:continue-numbering="true">
        <text:list-item>
          <text:p text:style-name="P474">Checks the condition<text:s/><text:span text:style-name="StrongEmphasis">before</text:span><text:s/>entering the loop.</text:p>
        </text:list-item>
        <text:list-item>
          <text:p text:style-name="P475">Runs<text:s/><text:span text:style-name="StrongEmphasis">0 or more times</text:span><text:s/>depending on the condition.</text:p>
        </text:list-item>
      </text:list>
      <text:h text:style-name="P476" text:outline-level="4"><text:span text:style-name="StrongEmphasis">Use when:</text:span></text:h>
      <text:list text:style-name="LFO8" text:continue-numbering="true">
        <text:list-item>
          <text:p text:style-name="P477">You<text:s/><text:span text:style-name="StrongEmphasis">don’t know</text:span><text:s/>how many times to loop ahead of time.</text:p>
        </text:list-item>
        <text:list-item>
          <text:p text:style-name="P478">You want to loop<text:s/><text:span text:style-name="StrongEmphasis">only if a condition is true</text:span>.</text:p>
        </text:list-item>
      </text:list>
      <text:h text:style-name="P479" text:outline-level="4"><text:span text:style-name="StrongEmphasis">Example:</text:span></text:h>
      <text:p text:style-name="P480"><text:span text:style-name="SourceText">int i = 1;</text:span></text:p>
      <text:p text:style-name="P481"><text:span text:style-name="SourceText">while (i &lt;= 5) {</text:span></text:p>
      <text:p text:style-name="P482"><text:span text:style-name="SourceText"><text:s text:c="4"/>printf("%d\n", i);</text:span></text:p>
      <text:p text:style-name="P483"><text:span text:style-name="SourceText"><text:s text:c="4"/>i++;</text:span></text:p>
      <text:soft-page-break/>
      <text:p text:style-name="P484"><text:span text:style-name="SourceText">}</text:span></text:p>
      <text:p text:style-name="P485"/>
      <text:h text:style-name="P486" text:outline-level="3"/>
      <text:h text:style-name="P487" text:outline-level="3"><text:s/>2.<text:s/><text:span text:style-name="SourceText">for</text:span><text:span text:style-name="StrongEmphasis"><text:s/>Loop</text:span></text:h>
      <text:h text:style-name="P488" text:outline-level="4"><text:span text:style-name="StrongEmphasis">Syntax:</text:span></text:h>
      <text:p text:style-name="P489"><text:span text:style-name="SourceText">for (initialization; condition; update) {</text:span></text:p>
      <text:p text:style-name="P490"><text:span text:style-name="SourceText"><text:s text:c="4"/>// code block</text:span></text:p>
      <text:p text:style-name="P491"><text:span text:style-name="SourceText">}</text:span></text:p>
      <text:h text:style-name="P492" text:outline-level="4"><text:s/><text:span text:style-name="StrongEmphasis">How it works:</text:span></text:h>
      <text:list text:style-name="LFO9" text:continue-numbering="true">
        <text:list-item>
          <text:p text:style-name="P493">Combines initialization, condition check, and update in one line.</text:p>
        </text:list-item>
        <text:list-item>
          <text:p text:style-name="P494">Checks condition<text:s/><text:span text:style-name="StrongEmphasis">before</text:span><text:s/>each loop.</text:p>
        </text:list-item>
      </text:list>
      <text:h text:style-name="P495" text:outline-level="4"><text:s/><text:span text:style-name="StrongEmphasis">Use when:</text:span></text:h>
      <text:list text:style-name="LFO10" text:continue-numbering="true">
        <text:list-item>
          <text:p text:style-name="P496">You<text:s/><text:span text:style-name="StrongEmphasis">know how many times</text:span><text:s/>you need to loop.</text:p>
        </text:list-item>
        <text:list-item>
          <text:p text:style-name="P497">Great for<text:s/><text:span text:style-name="StrongEmphasis">counting loops</text:span><text:s/>or iterating over a range.</text:p>
        </text:list-item>
      </text:list>
      <text:h text:style-name="P498" text:outline-level="4"><text:s/><text:span text:style-name="StrongEmphasis">Example:</text:span></text:h>
      <text:p text:style-name="P499"><text:span text:style-name="SourceText">for (int i = 1; i &lt;= 5; i++) {</text:span></text:p>
      <text:p text:style-name="P500"><text:span text:style-name="SourceText"><text:s text:c="4"/>printf("%d\n", i);</text:span></text:p>
      <text:p text:style-name="P501"><text:span text:style-name="SourceText">}</text:span></text:p>
      <text:p text:style-name="P502"/>
      <text:h text:style-name="P503" text:outline-level="3">3.<text:s/><text:span text:style-name="SourceText">do-while</text:span><text:span text:style-name="StrongEmphasis"><text:s/>Loop</text:span></text:h>
      <text:h text:style-name="P504" text:outline-level="4"><text:span text:style-name="StrongEmphasis">Syntax:</text:span></text:h>
      <text:p text:style-name="P505"><text:span text:style-name="SourceText">do {</text:span></text:p>
      <text:p text:style-name="P506"><text:span text:style-name="SourceText"><text:s text:c="4"/>// code block</text:span></text:p>
      <text:p text:style-name="P507"><text:span text:style-name="SourceText">} while (condition);</text:span></text:p>
      <text:h text:style-name="P508" text:outline-level="4"><text:s/><text:span text:style-name="StrongEmphasis">How it works:</text:span></text:h>
      <text:list text:style-name="LFO11" text:continue-numbering="true">
        <text:list-item>
          <text:p text:style-name="P509">Executes the block<text:s/><text:span text:style-name="StrongEmphasis">at least once</text:span>, even if the condition is false.</text:p>
        </text:list-item>
        <text:list-item>
          <text:p text:style-name="P510">Checks condition<text:s/><text:span text:style-name="StrongEmphasis">after</text:span><text:s/>the loop body.</text:p>
        </text:list-item>
      </text:list>
      <text:h text:style-name="P511" text:outline-level="4"><text:span text:style-name="StrongEmphasis">Use when:</text:span></text:h>
      <text:list text:style-name="LFO12" text:continue-numbering="true">
        <text:list-item>
          <text:p text:style-name="P512">You want the code to run<text:s/><text:span text:style-name="StrongEmphasis">at least once</text:span><text:s/>before checking the condition.</text:p>
        </text:list-item>
        <text:list-item>
          <text:p text:style-name="P513">Good for<text:s/><text:span text:style-name="StrongEmphasis">menu-driven programs</text:span>, input validation, etc.</text:p>
        </text:list-item>
      </text:list>
      <text:soft-page-break/>
      <text:h text:style-name="P514" text:outline-level="4"><text:span text:style-name="StrongEmphasis">Example:</text:span></text:h>
      <text:p text:style-name="P515"><text:span text:style-name="SourceText">int i = 1;</text:span></text:p>
      <text:p text:style-name="P516"><text:span text:style-name="SourceText">do {</text:span></text:p>
      <text:p text:style-name="P517"><text:span text:style-name="SourceText"><text:s text:c="4"/>printf("%d\n", i);</text:span></text:p>
      <text:p text:style-name="P518"><text:span text:style-name="SourceText"><text:s text:c="4"/>i++;</text:span></text:p>
      <text:p text:style-name="P519"><text:span text:style-name="SourceText">} while (i &lt;= 5);</text:span></text:p>
      <text:p text:style-name="P520"/>
      <text:h text:style-name="P521" text:outline-level="3"><text:span text:style-name="StrongEmphasis">Comparison Table:</text:span></text:h>
      <table:table table:style-name="Table522">
        <table:table-columns>
          <table:table-column table:style-name="TableColumn523"/>
          <table:table-column table:style-name="TableColumn524"/>
          <table:table-column table:style-name="TableColumn525"/>
          <table:table-column table:style-name="TableColumn526"/>
        </table:table-columns>
        <table:table-header-rows>
          <table:table-row table:style-name="TableRow527">
            <table:table-cell table:style-name="TableCell528">
              <text:p text:style-name="TableHeading">Feature</text:p>
            </table:table-cell>
            <table:table-cell table:style-name="TableCell529">
              <text:p text:style-name="TableHeading"><text:span text:style-name="SourceText">while</text:span><text:s/>Loop</text:p>
            </table:table-cell>
            <table:table-cell table:style-name="TableCell530">
              <text:p text:style-name="TableHeading"><text:span text:style-name="SourceText">for</text:span><text:s/>Loop</text:p>
            </table:table-cell>
            <table:table-cell table:style-name="TableCell531">
              <text:p text:style-name="TableHeading"><text:span text:style-name="SourceText">do-while</text:span><text:s/>Loop</text:p>
            </table:table-cell>
          </table:table-row>
        </table:table-header-rows>
        <table:table-row table:style-name="TableRow532">
          <table:table-cell table:style-name="TableCell533">
            <text:p text:style-name="TableContents">Condition check</text:p>
          </table:table-cell>
          <table:table-cell table:style-name="TableCell534">
            <text:p text:style-name="TableContents">Before loop starts</text:p>
          </table:table-cell>
          <table:table-cell table:style-name="TableCell535">
            <text:p text:style-name="TableContents">Before loop starts</text:p>
          </table:table-cell>
          <table:table-cell table:style-name="TableCell536">
            <text:p text:style-name="TableContents">After loop executes</text:p>
          </table:table-cell>
        </table:table-row>
        <table:table-row table:style-name="TableRow537">
          <table:table-cell table:style-name="TableCell538">
            <text:p text:style-name="TableContents">Executes at least once</text:p>
          </table:table-cell>
          <table:table-cell table:style-name="TableCell539">
            <text:p text:style-name="TableContents">Not guaranteed</text:p>
          </table:table-cell>
          <table:table-cell table:style-name="TableCell540">
            <text:p text:style-name="TableContents"><text:s/>Not guaranteed</text:p>
          </table:table-cell>
          <table:table-cell table:style-name="TableCell541">
            <text:p text:style-name="TableContents">Yes</text:p>
          </table:table-cell>
        </table:table-row>
        <table:table-row table:style-name="TableRow542">
          <table:table-cell table:style-name="TableCell543">
            <text:p text:style-name="TableContents">Best for</text:p>
          </table:table-cell>
          <table:table-cell table:style-name="TableCell544">
            <text:p text:style-name="TableContents">Unknown loop count</text:p>
          </table:table-cell>
          <table:table-cell table:style-name="TableCell545">
            <text:p text:style-name="TableContents">Known loop count</text:p>
          </table:table-cell>
          <table:table-cell table:style-name="TableCell546">
            <text:p text:style-name="TableContents">Must run at least once</text:p>
          </table:table-cell>
        </table:table-row>
        <table:table-row table:style-name="TableRow547">
          <table:table-cell table:style-name="TableCell548">
            <text:p text:style-name="TableContents">Structure</text:p>
          </table:table-cell>
          <table:table-cell table:style-name="TableCell549">
            <text:p text:style-name="TableContents">Simple condition</text:p>
          </table:table-cell>
          <table:table-cell table:style-name="TableCell550">
            <text:p text:style-name="TableContents">Compact and readable for counting</text:p>
          </table:table-cell>
          <table:table-cell table:style-name="TableCell551">
            <text:p text:style-name="TableContents">Body-first logic</text:p>
          </table:table-cell>
        </table:table-row>
      </table:table>
      <text:p text:style-name="P552"/>
      <text:h text:style-name="P553" text:outline-level="3"><text:s/>Example Use Scenarios:</text:h>
      <text:list text:style-name="LFO13" text:continue-numbering="true">
        <text:list-item>
          <text:p text:style-name="P554"><text:span text:style-name="SourceText">while</text:span>: Reading input until user types "exit"</text:p>
        </text:list-item>
        <text:list-item>
          <text:p text:style-name="P555"><text:span text:style-name="SourceText">for</text:span>: Looping through array elements</text:p>
        </text:list-item>
        <text:list-item>
          <text:p text:style-name="P556"><text:span text:style-name="SourceText">do-while</text:span>: Displaying a menu and taking input at least once</text:p>
        </text:list-item>
      </text:list>
      <text:p text:style-name="P557"/>
      <text:p text:style-name="Textbody"/>
      <text:list text:style-name="LFO1" text:continue-numbering="true">
        <text:list-item>
          <text:list>
            <text:list-item>
              <text:p text:style-name="P558"/>
            </text:list-item>
          </text:list>
        </text:list-item>
        <text:list-item>
          <text:p text:style-name="P559"><text:span text:style-name="StrongEmphasis">Loop Control Statements</text:span></text:p>
          <text:list text:continue-numbering="true">
            <text:list-item>
              <text:p text:style-name="P560">Explain the use of break, continue, and goto statements in C. Provide examples of each.</text:p>
            </text:list-item>
          </text:list>
        </text:list-item>
      </text:list>
      <text:p text:style-name="Textbody"><text:s text:c="2"/>Loop control statements in C help modify the flow of loops based on certain conditions.</text:p>
      <text:h text:style-name="P561" text:outline-level="3">1.<text:s/><text:span text:style-name="SourceText">break</text:span><text:s/>Statement</text:h>
      <text:p text:style-name="Textbody">The<text:s/><text:span text:style-name="SourceText">break</text:span><text:s/>statement is used to exit from a loop or a<text:s/><text:span text:style-name="SourceText">switch</text:span><text:s/>statement immediately when a specific condition is met.</text:p>
      <text:h text:style-name="P562" text:outline-level="4">Example:</text:h>
      <text:p text:style-name="P563"><text:span text:style-name="SourceText">#include &lt;stdio.h&gt;</text:span></text:p>
      <text:p text:style-name="P564"/>
      <text:p text:style-name="P565"><text:span text:style-name="SourceText">int main() {</text:span></text:p>
      <text:soft-page-break/>
      <text:p text:style-name="P566"><text:span text:style-name="SourceText"><text:s text:c="4"/>for (int i = 1; i &lt;= 5; i++) {</text:span></text:p>
      <text:p text:style-name="P567"><text:span text:style-name="SourceText"><text:s text:c="8"/>if (i == 3) {</text:span></text:p>
      <text:p text:style-name="P568"><text:span text:style-name="SourceText"><text:s text:c="12"/>break; <text:s/>// Exits the loop when i equals 3</text:span></text:p>
      <text:p text:style-name="P569"><text:span text:style-name="SourceText"><text:s text:c="8"/>}</text:span></text:p>
      <text:p text:style-name="P570"><text:span text:style-name="SourceText"><text:s text:c="8"/>printf("%d\n", i);</text:span></text:p>
      <text:p text:style-name="P571"><text:span text:style-name="SourceText"><text:s text:c="4"/>}</text:span></text:p>
      <text:p text:style-name="P572"><text:span text:style-name="SourceText"><text:s text:c="4"/>return 0;</text:span></text:p>
      <text:p text:style-name="P573"><text:span text:style-name="SourceText">}</text:span></text:p>
      <text:p text:style-name="Textbody"><text:span text:style-name="StrongEmphasis">Output:</text:span></text:p>
      <text:p text:style-name="P574"><text:span text:style-name="SourceText">1 <text:s/></text:span></text:p>
      <text:p text:style-name="P575"><text:span text:style-name="SourceText">2 <text:s/></text:span></text:p>
      <text:p text:style-name="Textbody">Here, the loop terminates when<text:s/><text:span text:style-name="SourceText">i</text:span><text:s/>becomes<text:s/><text:span text:style-name="SourceText">3</text:span>.</text:p>
      <text:h text:style-name="P576" text:outline-level="3">2.<text:s/><text:span text:style-name="SourceText">continue</text:span><text:s/>Statement</text:h>
      <text:p text:style-name="Textbody">The<text:s/><text:span text:style-name="SourceText">continue</text:span><text:s/>statement skips the rest of the code inside the loop for the current iteration and moves to the next iteration.</text:p>
      <text:h text:style-name="P577" text:outline-level="4">Example:</text:h>
      <text:p text:style-name="P578"><text:span text:style-name="SourceText">#include &lt;stdio.h&gt;</text:span></text:p>
      <text:p text:style-name="P579"/>
      <text:p text:style-name="P580"><text:span text:style-name="SourceText">int main() {</text:span></text:p>
      <text:p text:style-name="P581"><text:span text:style-name="SourceText"><text:s text:c="4"/>for (int i = 1; i &lt;= 5; i++) {</text:span></text:p>
      <text:p text:style-name="P582"><text:span text:style-name="SourceText"><text:s text:c="8"/>if (i == 3) {</text:span></text:p>
      <text:p text:style-name="P583"><text:span text:style-name="SourceText"><text:s text:c="12"/>continue; <text:s/>// Skips printing 3 and moves to the next iteration</text:span></text:p>
      <text:p text:style-name="P584"><text:span text:style-name="SourceText"><text:s text:c="8"/>}</text:span></text:p>
      <text:p text:style-name="P585"><text:span text:style-name="SourceText"><text:s text:c="8"/>printf("%d\n", i);</text:span></text:p>
      <text:p text:style-name="P586"><text:span text:style-name="SourceText"><text:s text:c="4"/>}</text:span></text:p>
      <text:p text:style-name="P587"><text:span text:style-name="SourceText"><text:s text:c="4"/>return 0;</text:span></text:p>
      <text:p text:style-name="P588"><text:span text:style-name="SourceText">}</text:span></text:p>
      <text:p text:style-name="Textbody"><text:span text:style-name="StrongEmphasis">Output:</text:span></text:p>
      <text:p text:style-name="P589"><text:span text:style-name="SourceText">1 <text:s/></text:span></text:p>
      <text:p text:style-name="P590"><text:span text:style-name="SourceText">2 <text:s/></text:span></text:p>
      <text:soft-page-break/>
      <text:p text:style-name="P591"><text:span text:style-name="SourceText">4 <text:s/></text:span></text:p>
      <text:p text:style-name="P592"><text:span text:style-name="SourceText">5 <text:s/></text:span></text:p>
      <text:p text:style-name="Textbody">Here, when<text:s/><text:span text:style-name="SourceText">i == 3</text:span>, the iteration is skipped, and the loop continues with<text:s/><text:span text:style-name="SourceText">i == 4</text:span>.</text:p>
      <text:h text:style-name="P593" text:outline-level="3">3.<text:s/><text:span text:style-name="SourceText">goto</text:span><text:s/>Statement</text:h>
      <text:p text:style-name="Textbody">The<text:s/><text:span text:style-name="SourceText">goto</text:span><text:s/>statement transfers the program control to a labeled statement elsewhere in the code. It can make the code harder to read and maintain, so it's generally discouraged.</text:p>
      <text:h text:style-name="P594" text:outline-level="4">Example:</text:h>
      <text:p text:style-name="P595"><text:span text:style-name="SourceText">#include &lt;stdio.h&gt;</text:span></text:p>
      <text:p text:style-name="P596"/>
      <text:p text:style-name="P597"><text:span text:style-name="SourceText">int main() {</text:span></text:p>
      <text:p text:style-name="P598"><text:span text:style-name="SourceText"><text:s text:c="4"/>int i = 1;</text:span></text:p>
      <text:p text:style-name="P599"/>
      <text:p text:style-name="P600"><text:span text:style-name="SourceText"><text:s text:c="4"/>loop_start:</text:span></text:p>
      <text:p text:style-name="P601"><text:span text:style-name="SourceText"><text:s text:c="4"/>if (i &gt; 5) {</text:span></text:p>
      <text:p text:style-name="P602"><text:span text:style-name="SourceText"><text:s text:c="8"/>return 0; <text:s/>// Exits the program when i &gt; 5</text:span></text:p>
      <text:p text:style-name="P603"><text:span text:style-name="SourceText"><text:s text:c="4"/>}</text:span></text:p>
      <text:p text:style-name="P604"/>
      <text:p text:style-name="P605"><text:span text:style-name="SourceText"><text:s text:c="4"/>printf("%d\n", i);</text:span></text:p>
      <text:p text:style-name="P606"><text:span text:style-name="SourceText"><text:s text:c="4"/>i++;</text:span></text:p>
      <text:p text:style-name="P607"><text:span text:style-name="SourceText"><text:s text:c="4"/>goto loop_start; <text:s/>// Jumps back to loop_start label</text:span></text:p>
      <text:p text:style-name="P608"/>
      <text:p text:style-name="P609"><text:span text:style-name="SourceText"><text:s text:c="4"/>return 0;</text:span></text:p>
      <text:p text:style-name="P610"><text:span text:style-name="SourceText">}</text:span></text:p>
      <text:p text:style-name="Textbody"><text:span text:style-name="StrongEmphasis">Output:</text:span></text:p>
      <text:p text:style-name="P611"><text:span text:style-name="SourceText">1 <text:s/></text:span></text:p>
      <text:p text:style-name="P612"><text:span text:style-name="SourceText">2 <text:s/></text:span></text:p>
      <text:p text:style-name="P613"><text:span text:style-name="SourceText">3 <text:s/></text:span></text:p>
      <text:p text:style-name="P614"><text:span text:style-name="SourceText">4 <text:s/></text:span></text:p>
      <text:p text:style-name="P615"><text:span text:style-name="SourceText">5 <text:s/></text:span></text:p>
      <text:p text:style-name="Textbody">Here, the<text:s/><text:span text:style-name="SourceText">goto</text:span><text:s/>statement causes an infinite-style loop without using conventional loop structures.</text:p>
      <text:soft-page-break/>
      <text:p text:style-name="Textbody">Each of these control statements has its unique use case, but<text:s/><text:span text:style-name="SourceText">goto</text:span><text:s/>is less favored due to its impact on program readability. Have you encountered situations where using these statements was particularly helpful?</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1" text:continue-numbering="true">
        <text:list-item>
          <text:p text:style-name="P616"><text:span text:style-name="StrongEmphasis">Functions in C</text:span></text:p>
          <text:list text:continue-numbering="true">
            <text:list-item>
              <text:p text:style-name="P617">What are functions in C? Explain function declaration, definition, and how to call a function. Provide examples.</text:p>
            </text:list-item>
          </text:list>
        </text:list-item>
      </text:list>
      <text:p text:style-name="Textbody"/>
      <text:p text:style-name="Textbody"><text:span text:style-name="T618"><text:s/></text:span><text:span text:style-name="T619"><text:tab/>A function is a block of code which<text:s/></text:span><text:span text:style-name="T620">only runs when it is called.</text:span></text:p>
      <text:p text:style-name="Textbody"><text:span text:style-name="T621"><text:tab/>You can</text:span><text:span text:style-name="T622"><text:s/>pass data, known as parameters,</text:span><text:span text:style-name="T623"><text:s/>into a function.</text:span></text:p>
      <text:p text:style-name="Textbody"><text:span text:style-name="T624"><text:tab/>Functions are used to perform certain actions, and they are<text:s/></text:span><text:span text:style-name="T625">important for<text:s/></text:span><text:span text:style-name="T626"><text:tab/>reusing code</text:span><text:span text:style-name="T627">: Define the code once, and use it many times</text:span></text:p>
      <text:h text:style-name="P628" text:outline-level="2">Predefined Functions</text:h>
      <text:p text:style-name="Textbody"><text:span text:style-name="T629">For example, </text:span><text:span text:style-name="T630">main()</text:span><text:span text:style-name="T631"> is a function, which is used to execute code, and </text:span><text:span text:style-name="T632">printf()</text:span><text:span text:style-name="T633"> is a function; used to output/print text to the screen:</text:span></text:p>
      <text:p text:style-name="P634"><text:span text:style-name="T635">int</text:span><text:span text:style-name="T636"> </text:span><text:span text:style-name="T637">main()</text:span><text:span text:style-name="T638"> </text:span><text:span text:style-name="T639">{</text:span><text:span text:style-name="T640"><text:line-break/>  </text:span><text:span text:style-name="T641">printf(</text:span><text:span text:style-name="T642">"Hello World!"</text:span><text:span text:style-name="T643">)</text:span><text:span text:style-name="T644">;</text:span><text:span text:style-name="T645"><text:line-break/></text:span><text:soft-page-break/><text:span text:style-name="T646">  </text:span><text:span text:style-name="T647">return</text:span><text:span text:style-name="T648"> </text:span><text:span text:style-name="T649">0;</text:span><text:span text:style-name="T650"><text:line-break/></text:span><text:span text:style-name="T651">}</text:span></text:p>
      <text:p text:style-name="P652">output : Hello World</text:p>
      <text:p text:style-name="P653">Create a Function</text:p>
      <text:p text:style-name="Textbody"><text:span text:style-name="T654">To create (often referred to as </text:span><text:span text:style-name="T655">declare</text:span><text:span text:style-name="T656">) your own function, specify the name of the function, followed by parentheses </text:span><text:span text:style-name="T657">()</text:span><text:span text:style-name="T658"> </text:span><text:span text:style-name="T659">and curly brackets </text:span><text:span text:style-name="T660">{}</text:span><text:span text:style-name="T661">:</text:span><text:span text:style-name="T662"><text:s/></text:span><text:span text:style-name="T663"><text:line-break/></text:span></text:p>
      <text:p text:style-name="P664"><text:tab/>syntex</text:p>
      <text:p text:style-name="P665"><text:tab/>void myfunction()</text:p>
      <text:p text:style-name="P666"><text:tab/>{<text:line-break/><text:tab/>//code <text:s/>you want</text:p>
      <text:p text:style-name="P667"><text:tab/>}</text:p>
      <text:p text:style-name="Textbody"><text:span text:style-name="T668">myFunction()</text:span><text:span text:style-name="T669"> is the name of the function</text:span></text:p>
      <text:p text:style-name="Textbody"><text:span text:style-name="T670">void</text:span><text:span text:style-name="T671"> means that the function does not have a return value.</text:span></text:p>
      <text:p text:style-name="P672">Inside the function (the body), add code that defines what the function should do</text:p>
      <text:p text:style-name="P673"/>
      <text:h text:style-name="P674" text:outline-level="2">Call a Function</text:h>
      <text:p text:style-name="Textbody"><text:span text:style-name="T675">To call a function, write the function's name followed by two parentheses </text:span><text:span text:style-name="T676">()</text:span><text:span text:style-name="T677"> and a semicolon </text:span><text:span text:style-name="T678">;</text:span></text:p>
      <text:p text:style-name="Textbody"><text:span text:style-name="T679">In the following example, </text:span><text:span text:style-name="T680">myFunction()</text:span><text:span text:style-name="T681"> is used to print a text (the action), when it is called:</text:span></text:p>
      <text:p text:style-name="P682"><text:span text:style-name="T683">// Create a function</text:span><text:span text:style-name="T684"><text:line-break/>void</text:span><text:span text:style-name="T685"> </text:span><text:span text:style-name="T686">myFunction() {</text:span><text:span text:style-name="T687"><text:line-break/> <text:s/></text:span><text:span text:style-name="T688">printf("hello world!");</text:span><text:span text:style-name="T689"><text:line-break/></text:span><text:span text:style-name="T690">}</text:span><text:span text:style-name="T691"><text:line-break/></text:span><text:span text:style-name="T692"><text:line-break/></text:span><text:span text:style-name="T693">int</text:span><text:span text:style-name="T694"> </text:span><text:span text:style-name="T695">main() {</text:span><text:span text:style-name="T696"><text:line-break/>  </text:span><text:span text:style-name="T697">myFunction();</text:span><text:span text:style-name="T698"> </text:span><text:span text:style-name="T699">// call the function</text:span><text:span text:style-name="T700"><text:line-break/></text:span><text:span text:style-name="T701">  </text:span><text:span text:style-name="T702">return</text:span><text:span text:style-name="T703"> </text:span><text:span text:style-name="T704">0;</text:span><text:span text:style-name="T705"><text:line-break/></text:span><text:span text:style-name="T706">}</text:span><text:span text:style-name="T707"><text:line-break/></text:span></text:p>
      <text:h text:style-name="P708" text:outline-level="1">C Function Parameters</text:h>
      <text:h text:style-name="P709" text:outline-level="2">Parameters and Arguments</text:h>
      <text:p text:style-name="P710">Information can be passed to functions as a parameter. Parameters act as variables inside the function.</text:p>
      <text:soft-page-break/>
      <text:p text:style-name="P711">Parameters are specified after the function name, inside the parentheses. You can add as many parameters as you want, just separate them with a comma:</text:p>
      <text:p text:style-name="P712">syntex</text:p>
      <text:p text:style-name="P713">returntype myfunction(parameter1,para2,para3)</text:p>
      <text:p text:style-name="P714">{</text:p>
      <text:p text:style-name="P715">//code to be executed</text:p>
      <text:p text:style-name="P716">}</text:p>
      <text:p text:style-name="P717">example</text:p>
      <text:p text:style-name="P718">void myfun(chat name[],int age)<text:line-break/>{</text:p>
      <text:p text:style-name="P719">printf(“Hello %s age %d\n”,name);</text:p>
      <text:p text:style-name="Textbody"><text:span text:style-name="T720">}</text:span><text:span text:style-name="T721">}void</text:span><text:span text:style-name="T722"><text:line-break/>int main()</text:span></text:p>
      <text:p text:style-name="P723">{</text:p>
      <text:p text:style-name="P724">myfun(“dev”,22);</text:p>
      <text:p text:style-name="P725">return 0;</text:p>
      <text:p text:style-name="P726">}</text:p>
      <text:p text:style-name="P727"><text:span text:style-name="T728">When a </text:span><text:span text:style-name="T729">parameter</text:span><text:span text:style-name="T730"> </text:span><text:span text:style-name="T731">is passed to the function, it is called an </text:span><text:span text:style-name="T732">argument</text:span><text:span text:style-name="T733">. So, from the example above: </text:span><text:span text:style-name="T734">name</text:span><text:span text:style-name="T735"> </text:span><text:span text:style-name="T736">is a </text:span><text:span text:style-name="T737">parameter</text:span><text:span text:style-name="T738">, while </text:span><text:span text:style-name="T739">dev Is<text:s/></text:span><text:span text:style-name="T740">arguments</text:span><text:span text:style-name="T741">.</text:span><text:span text:style-name="T742"><text:s/></text:span><text:span text:style-name="T743"><text:line-break/></text:span></text:p>
      <text:p text:style-name="P744"/>
      <text:p text:style-name="P745">Notes <text:s/>on Parameters</text:p>
      <text:p text:style-name="P746">Note that when you are working with multiple parameters, the function call must have the same number of arguments as there are parameters, and the arguments must be passed in the same order.</text:p>
      <text:p text:style-name="P747"/>
      <text:p text:style-name="P748">Function declaration and defination</text:p>
      <text:p text:style-name="P749">A function consist of two parts:</text:p>
      <text:list text:style-name="LFO14" text:continue-numbering="true">
        <text:list-item>
          <text:p text:style-name="P750"><text:span text:style-name="T751">Declaration:</text:span><text:span text:style-name="T752"> the function's name, return type, and parameters (if any)</text:span></text:p>
        </text:list-item>
        <text:list-item>
          <text:p text:style-name="P753"><text:span text:style-name="T754">Definition:</text:span><text:span text:style-name="T755"> the body of the function (code to be executed</text:span></text:p>
        </text:list-item>
      </text:list>
      <text:p text:style-name="P756"><text:line-break/><text:s text:c="2"/></text:p>
      <text:p text:style-name="P757"/>
      <text:p text:style-name="P758"/>
      <text:p text:style-name="P759"/>
      <text:p text:style-name="P760"/>
      <text:list text:style-name="LFO1" text:continue-numbering="true">
        <text:list-item>
          <text:p text:style-name="P761"><text:span text:style-name="StrongEmphasis">Arrays in c</text:span></text:p>
          <text:soft-page-break/>
          <text:list text:continue-numbering="true">
            <text:list-item>
              <text:p text:style-name="P762">Explain the concept of arrays in C. Differentiate between one-dimensional and multi-dimensional arrays with examples.</text:p>
            </text:list-item>
          </text:list>
        </text:list-item>
        <text:list-item>
          <text:p text:style-name="P763"><text:span text:style-name="StrongEmphasis">Pointers in C</text:span></text:p>
          <text:list text:continue-numbering="true">
            <text:list-item>
              <text:p text:style-name="P764">Explain what pointers are in C and how they are declared and initialized. Why are pointers important in C?</text:p>
            </text:list-item>
          </text:list>
        </text:list-item>
      </text:list>
      <text:p text:style-name="NormalWeb">In<text:s/><text:span text:style-name="Strong">C</text:span>, a<text:s/><text:span text:style-name="Strong">pointer</text:span><text:s/>is a variable that stores the<text:s/><text:span text:style-name="Strong">memory address</text:span><text:s/>of another variable, rather than storing a direct value.<text:line-break/>Think of it as a "signpost" that tells you<text:s/><text:span text:style-name="Emphasis">where</text:span><text:s/>the data is located in memory, not the data itself.</text:p>
      <text:p text:style-name="Normal"/>
      <text:h text:style-name="Heading2" text:outline-level="2"><text:span text:style-name="T765">1. Declaration of a Pointer</text:span></text:h>
      <text:p text:style-name="NormalWeb">To declare a pointer, you use the<text:s/><text:span text:style-name="HTMLCode">*</text:span><text:s/>symbol with the data type of the variable it will point to:</text:p>
      <text:p text:style-name="HTMLPreformatted"><text:span text:style-name="hljs-type">int</text:span><text:span text:style-name="HTMLCode"><text:s/>*ptr; <text:s text:c="4"/></text:span><text:span text:style-name="hljs-comment">// Pointer to an int</text:span></text:p>
      <text:p text:style-name="HTMLPreformatted"><text:span text:style-name="hljs-type">float</text:span><text:span text:style-name="HTMLCode"><text:s/>*fptr; <text:s/></text:span><text:span text:style-name="hljs-comment">// Pointer to a float</text:span></text:p>
      <text:p text:style-name="HTMLPreformatted"><text:span text:style-name="hljs-type">char</text:span><text:span text:style-name="HTMLCode"><text:s/>*cptr; <text:s text:c="2"/></text:span><text:span text:style-name="hljs-comment">// Pointer to a char</text:span></text:p>
      <text:p text:style-name="NormalWeb">Here:</text:p>
      <text:list text:style-name="LFO15" text:continue-numbering="true">
        <text:list-item>
          <text:p text:style-name="P766"><text:span text:style-name="HTMLCode">int *ptr;</text:span><text:s/>means<text:s/><text:span text:style-name="HTMLCode">ptr</text:span><text:s/>can store the address of an integer variable.</text:p>
        </text:list-item>
      </text:list>
      <text:p text:style-name="Normal"/>
      <text:h text:style-name="Heading2" text:outline-level="2"><text:span text:style-name="T767">2. Initialization of a Pointer</text:span></text:h>
      <text:p text:style-name="NormalWeb">Pointers are initialized using the<text:s/><text:span text:style-name="Strong">address-of operator (</text:span><text:span text:style-name="T768">&amp;</text:span><text:span text:style-name="Strong">)</text:span>:</text:p>
      <text:p text:style-name="HTMLPreformatted"><text:span text:style-name="hljs-type">int</text:span><text:span text:style-name="HTMLCode"><text:s/>num =<text:s/></text:span><text:span text:style-name="hljs-number">10</text:span><text:span text:style-name="HTMLCode">;</text:span></text:p>
      <text:p text:style-name="HTMLPreformatted"><text:span text:style-name="hljs-type">int</text:span><text:span text:style-name="HTMLCode"><text:s/>*ptr = &amp;num;<text:s/></text:span><text:span text:style-name="hljs-comment">// ptr now holds the address of num</text:span></text:p>
      <text:p text:style-name="NormalWeb"><text:span text:style-name="Strong">Example:</text:span></text:p>
      <text:p text:style-name="HTMLPreformatted"><text:span text:style-name="hljs-meta">#</text:span><text:span text:style-name="hljs-keyword">include</text:span><text:span text:style-name="HTMLCode"><text:s/></text:span><text:span text:style-name="T769">&lt;stdio.h&gt;</text:span></text:p>
      <text:p text:style-name="HTMLPreformatted"><text:span text:style-name="hljs-type">int</text:span><text:span text:style-name="HTMLCode"><text:s/></text:span><text:span text:style-name="hljs-title">main</text:span><text:span text:style-name="T770">()</text:span><text:span text:style-name="HTMLCode"><text:s/>{</text:span></text:p>
      <text:p text:style-name="HTMLPreformatted"><text:span text:style-name="HTMLCode"><text:s text:c="4"/></text:span><text:span text:style-name="hljs-type">int</text:span><text:span text:style-name="HTMLCode"><text:s/>x =<text:s/></text:span><text:span text:style-name="hljs-number">5</text:span><text:span text:style-name="HTMLCode">;</text:span></text:p>
      <text:p text:style-name="HTMLPreformatted"><text:span text:style-name="HTMLCode"><text:s text:c="4"/></text:span><text:span text:style-name="hljs-type">int</text:span><text:span text:style-name="HTMLCode"><text:s/>*p = &amp;x;<text:s/></text:span><text:span text:style-name="hljs-comment">// store address of x in p</text:span></text:p>
      <text:p text:style-name="HTMLPreformatted"><text:span text:style-name="HTMLCode"><text:s text:c="4"/></text:span></text:p>
      <text:p text:style-name="HTMLPreformatted"><text:span text:style-name="HTMLCode"><text:s text:c="4"/></text:span><text:span text:style-name="hljs-built_in">printf</text:span><text:span text:style-name="HTMLCode">(</text:span><text:span text:style-name="T771">"Value of x: %d\n"</text:span><text:span text:style-name="HTMLCode">, x); <text:s text:c="6"/></text:span><text:span text:style-name="hljs-comment">// 5</text:span></text:p>
      <text:p text:style-name="HTMLPreformatted"><text:span text:style-name="HTMLCode"><text:s text:c="4"/></text:span><text:span text:style-name="hljs-built_in">printf</text:span><text:span text:style-name="HTMLCode">(</text:span><text:span text:style-name="T772">"Address of x: %p\n"</text:span><text:span text:style-name="HTMLCode">, &amp;x); <text:s text:c="3"/></text:span><text:span text:style-name="hljs-comment">// address in memory</text:span></text:p>
      <text:p text:style-name="HTMLPreformatted"><text:span text:style-name="HTMLCode"><text:s text:c="4"/></text:span><text:span text:style-name="hljs-built_in">printf</text:span><text:span text:style-name="HTMLCode">(</text:span><text:span text:style-name="T773">"Value stored in p: %p\n"</text:span><text:span text:style-name="HTMLCode">, p);</text:span><text:span text:style-name="hljs-comment">// same as &amp;x</text:span></text:p>
      <text:p text:style-name="HTMLPreformatted"><text:span text:style-name="HTMLCode"><text:s text:c="4"/></text:span><text:span text:style-name="hljs-built_in">printf</text:span><text:span text:style-name="HTMLCode">(</text:span><text:span text:style-name="T774">"Value pointed by p: %d\n"</text:span><text:span text:style-name="HTMLCode">, *p);<text:s/></text:span><text:span text:style-name="hljs-comment">// dereference to get 5</text:span></text:p>
      <text:p text:style-name="HTMLPreformatted"><text:span text:style-name="HTMLCode"><text:s text:c="4"/></text:span><text:span text:style-name="hljs-keyword">return</text:span><text:span text:style-name="HTMLCode"><text:s/></text:span><text:span text:style-name="hljs-number">0</text:span><text:span text:style-name="HTMLCode">;</text:span></text:p>
      <text:p text:style-name="HTMLPreformatted"><text:span text:style-name="HTMLCode">}</text:span></text:p>
      <text:p text:style-name="Normal"/>
      <text:soft-page-break/>
      <text:h text:style-name="Heading2" text:outline-level="2"><text:span text:style-name="T775">3. Dereferencing a Pointer</text:span></text:h>
      <text:list text:style-name="LFO16" text:continue-numbering="true">
        <text:list-item>
          <text:p text:style-name="P776">The<text:s/><text:span text:style-name="HTMLCode">*</text:span><text:s/>operator (dereference operator) retrieves the value stored at the memory address the pointer holds.</text:p>
        </text:list-item>
        <text:list-item>
          <text:p text:style-name="P777"><text:span text:style-name="HTMLCode">*p</text:span><text:s/>gives you the value at that address.</text:p>
        </text:list-item>
      </text:list>
      <text:p text:style-name="Normal"/>
      <text:h text:style-name="Heading2" text:outline-level="2"><text:span text:style-name="T778">4. Why Pointers are Important in C</text:span></text:h>
      <text:p text:style-name="NormalWeb">Pointers are essential in C for several reasons:</text:p>
      <text:list text:style-name="LFO17" text:continue-numbering="true">
        <text:list-item>
          <text:p text:style-name="P779"><text:span text:style-name="Strong">Dynamic Memory Allocation</text:span></text:p>
          <text:list text:continue-numbering="true">
            <text:list-item>
              <text:p text:style-name="P780">Functions like<text:s/><text:span text:style-name="HTMLCode">malloc()</text:span>,<text:s/><text:span text:style-name="HTMLCode">calloc()</text:span>, and<text:s/><text:span text:style-name="HTMLCode">free()</text:span><text:s/>use pointers to manage memory at runtime.</text:p>
            </text:list-item>
          </text:list>
        </text:list-item>
        <text:list-item>
          <text:p text:style-name="P781"><text:span text:style-name="Strong">Efficient Array and String Handling</text:span></text:p>
          <text:list text:continue-numbering="true">
            <text:list-item>
              <text:p text:style-name="P782">Arrays are accessed via pointers, allowing efficient iteration and manipulation.</text:p>
            </text:list-item>
          </text:list>
        </text:list-item>
        <text:list-item>
          <text:p text:style-name="P783"><text:span text:style-name="Strong">Function Arguments (Pass by Reference)</text:span></text:p>
          <text:list text:continue-numbering="true">
            <text:list-item>
              <text:p text:style-name="P784">Pointers allow functions to modify the actual variables passed in, not just copies.</text:p>
            </text:list-item>
          </text:list>
        </text:list-item>
        <text:list-item>
          <text:p text:style-name="P785"><text:span text:style-name="Strong">Data Structures</text:span></text:p>
          <text:list text:continue-numbering="true">
            <text:list-item>
              <text:p text:style-name="P786">Pointers are used to build linked lists, trees, graphs, etc.</text:p>
            </text:list-item>
          </text:list>
        </text:list-item>
        <text:list-item>
          <text:p text:style-name="P787"><text:span text:style-name="Strong">Hardware Interaction</text:span></text:p>
          <text:list text:continue-numbering="true">
            <text:list-item>
              <text:p text:style-name="P788">In system programming, pointers give direct access to memory-mapped hardware.</text:p>
            </text:list-item>
          </text:list>
        </text:list-item>
      </text:list>
      <text:list text:style-name="LFO1" text:continue-numbering="true">
        <text:list-item>
          <text:list>
            <text:list-item>
              <text:p text:style-name="P789"/>
            </text:list-item>
          </text:list>
        </text:list-item>
        <text:list-item>
          <text:p text:style-name="P790"><text:span text:style-name="StrongEmphasis">Strings in C</text:span></text:p>
          <text:list text:continue-numbering="true">
            <text:list-item>
              <text:p text:style-name="P791">Explain string handling functions like strlen(), strcpy(), strcat(), strcmp(), and strchr(). Provide examples of when these functions are useful.</text:p>
            </text:list-item>
          </text:list>
        </text:list-item>
      </text:list>
      <text:h text:style-name="Heading2" text:outline-level="2"><text:span text:style-name="T792">1.<text:s/></text:span><text:span text:style-name="T793">strlen()</text:span><text:span text:style-name="T794"><text:s/>String Length</text:span></text:h>
      <text:p text:style-name="NormalWeb"><text:span text:style-name="Strong">Purpose:</text:span><text:s/>Returns the length of a string (number of characters before the null character<text:s/><text:span text:style-name="HTMLCode">\0</text:span>).</text:p>
      <text:p text:style-name="NormalWeb"><text:span text:style-name="Strong">Syntax:</text:span></text:p>
      <text:p text:style-name="HTMLPreformatted"><text:span text:style-name="hljs-type">size_t</text:span><text:span text:style-name="HTMLCode"><text:s/></text:span><text:span text:style-name="hljs-title">strlen</text:span><text:span text:style-name="hljs-params">(</text:span><text:span text:style-name="hljs-type">const</text:span><text:span text:style-name="HTMLCode"><text:s/></text:span><text:span text:style-name="hljs-type">char</text:span><text:span text:style-name="HTMLCode"><text:s/>*str);</text:span></text:p>
      <text:p text:style-name="NormalWeb"><text:span text:style-name="Strong">Example:</text:span></text:p>
      <text:p text:style-name="HTMLPreformatted"><text:span text:style-name="hljs-meta">#</text:span><text:span text:style-name="hljs-keyword">include</text:span><text:span text:style-name="HTMLCode"><text:s/></text:span><text:span text:style-name="hljs-string">&lt;stdio.h&gt;</text:span></text:p>
      <text:p text:style-name="HTMLPreformatted"><text:span text:style-name="hljs-meta">#</text:span><text:span text:style-name="hljs-keyword">include</text:span><text:span text:style-name="HTMLCode"><text:s/></text:span><text:span text:style-name="hljs-string">&lt;string.h&gt;</text:span></text:p>
      <text:p text:style-name="HTMLPreformatted"/>
      <text:p text:style-name="HTMLPreformatted"><text:span text:style-name="hljs-type">int</text:span><text:span text:style-name="HTMLCode"><text:s/></text:span><text:span text:style-name="hljs-title">main</text:span><text:span text:style-name="hljs-params">()</text:span><text:span text:style-name="HTMLCode"><text:s/>{</text:span></text:p>
      <text:p text:style-name="HTMLPreformatted"><text:span text:style-name="HTMLCode"><text:s text:c="4"/></text:span><text:span text:style-name="hljs-type">char</text:span><text:span text:style-name="HTMLCode"><text:s/>name[] =<text:s/></text:span><text:span text:style-name="hljs-string">"Hello"</text:span><text:span text:style-name="HTMLCode">;</text:span></text:p>
      <text:p text:style-name="HTMLPreformatted"><text:span text:style-name="HTMLCode"><text:s text:c="4"/></text:span><text:span text:style-name="T795">printf</text:span><text:span text:style-name="HTMLCode">(</text:span><text:span text:style-name="hljs-string">"Length: %zu\n"</text:span><text:span text:style-name="HTMLCode">,<text:s/></text:span><text:span text:style-name="T796">strlen</text:span><text:span text:style-name="HTMLCode">(name));<text:s/></text:span><text:span text:style-name="hljs-comment">// Output: 5</text:span></text:p>
      <text:p text:style-name="HTMLPreformatted"><text:span text:style-name="HTMLCode"><text:s text:c="4"/></text:span><text:span text:style-name="hljs-keyword">return</text:span><text:span text:style-name="HTMLCode"><text:s/></text:span><text:span text:style-name="T797">0</text:span><text:span text:style-name="HTMLCode">;</text:span></text:p>
      <text:p text:style-name="HTMLPreformatted"><text:span text:style-name="HTMLCode">}</text:span></text:p>
      <text:soft-page-break/>
      <text:p text:style-name="NormalWeb"><text:span text:style-name="Strong">When useful:</text:span></text:p>
      <text:list text:style-name="LFO18" text:continue-numbering="true">
        <text:list-item>
          <text:p text:style-name="P798">Counting characters in user input.</text:p>
        </text:list-item>
        <text:list-item>
          <text:p text:style-name="P799">Allocating enough memory for string storage.</text:p>
        </text:list-item>
      </text:list>
      <text:p text:style-name="Normal"/>
      <text:h text:style-name="Heading2" text:outline-level="2"><text:span text:style-name="T800">2.<text:s/></text:span><text:span text:style-name="T801">strcpy()</text:span><text:span text:style-name="T802"><text:s/>String Copy</text:span></text:h>
      <text:p text:style-name="NormalWeb"><text:span text:style-name="Strong">Purpose:</text:span><text:s/>Copies one string into another.</text:p>
      <text:p text:style-name="NormalWeb"><text:span text:style-name="Strong">Syntax:</text:span></text:p>
      <text:p text:style-name="HTMLPreformatted"><text:span text:style-name="hljs-type">char</text:span><text:span text:style-name="HTMLCode"><text:s/>*</text:span><text:span text:style-name="hljs-title">strcpy</text:span><text:span text:style-name="hljs-params">(</text:span><text:span text:style-name="hljs-type">char</text:span><text:span text:style-name="HTMLCode"><text:s/>*destination,<text:s/></text:span><text:span text:style-name="hljs-type">const</text:span><text:span text:style-name="HTMLCode"><text:s/></text:span><text:span text:style-name="hljs-type">char</text:span><text:span text:style-name="HTMLCode"><text:s/>*source);</text:span></text:p>
      <text:p text:style-name="NormalWeb"><text:span text:style-name="Strong">Example:</text:span></text:p>
      <text:p text:style-name="HTMLPreformatted"><text:span text:style-name="hljs-meta">#</text:span><text:span text:style-name="hljs-keyword">include</text:span><text:span text:style-name="HTMLCode"><text:s/></text:span><text:span text:style-name="hljs-string">&lt;stdio.h&gt;</text:span></text:p>
      <text:p text:style-name="HTMLPreformatted"><text:span text:style-name="hljs-meta">#</text:span><text:span text:style-name="hljs-keyword">include</text:span><text:span text:style-name="HTMLCode"><text:s/></text:span><text:span text:style-name="hljs-string">&lt;string.h&gt;</text:span></text:p>
      <text:p text:style-name="HTMLPreformatted"/>
      <text:p text:style-name="HTMLPreformatted"><text:span text:style-name="hljs-type">int</text:span><text:span text:style-name="HTMLCode"><text:s/></text:span><text:span text:style-name="hljs-title">main</text:span><text:span text:style-name="hljs-params">()</text:span><text:span text:style-name="HTMLCode"><text:s/>{</text:span></text:p>
      <text:p text:style-name="HTMLPreformatted"><text:span text:style-name="HTMLCode"><text:s text:c="4"/></text:span><text:span text:style-name="hljs-type">char</text:span><text:span text:style-name="HTMLCode"><text:s/>source[] =<text:s/></text:span><text:span text:style-name="hljs-string">"C Language"</text:span><text:span text:style-name="HTMLCode">;</text:span></text:p>
      <text:p text:style-name="HTMLPreformatted"><text:span text:style-name="HTMLCode"><text:s text:c="4"/></text:span><text:span text:style-name="hljs-type">char</text:span><text:span text:style-name="HTMLCode"><text:s/>target[</text:span><text:span text:style-name="T803">20</text:span><text:span text:style-name="HTMLCode">];</text:span></text:p>
      <text:p text:style-name="HTMLPreformatted"><text:span text:style-name="HTMLCode"><text:s text:c="4"/></text:span><text:span text:style-name="T804">strcpy</text:span><text:span text:style-name="HTMLCode">(target, source);</text:span></text:p>
      <text:p text:style-name="HTMLPreformatted"><text:span text:style-name="HTMLCode"><text:s text:c="4"/></text:span><text:span text:style-name="T805">printf</text:span><text:span text:style-name="HTMLCode">(</text:span><text:span text:style-name="hljs-string">"Copied String: %s\n"</text:span><text:span text:style-name="HTMLCode">, target);</text:span></text:p>
      <text:p text:style-name="HTMLPreformatted"><text:span text:style-name="HTMLCode"><text:s text:c="4"/></text:span><text:span text:style-name="hljs-keyword">return</text:span><text:span text:style-name="HTMLCode"><text:s/></text:span><text:span text:style-name="T806">0</text:span><text:span text:style-name="HTMLCode">;</text:span></text:p>
      <text:p text:style-name="HTMLPreformatted"><text:span text:style-name="HTMLCode">}</text:span></text:p>
      <text:p text:style-name="NormalWeb"><text:span text:style-name="Strong">When useful:</text:span></text:p>
      <text:list text:style-name="LFO19" text:continue-numbering="true">
        <text:list-item>
          <text:p text:style-name="P807">Copying strings to new variables.</text:p>
        </text:list-item>
        <text:list-item>
          <text:p text:style-name="P808">Moving string data into buffers.</text:p>
        </text:list-item>
      </text:list>
      <text:p text:style-name="Normal"/>
      <text:h text:style-name="Heading2" text:outline-level="2"><text:span text:style-name="T809">3.<text:s/></text:span><text:span text:style-name="T810">strcat()</text:span><text:span text:style-name="T811"><text:s/>String Concatenation</text:span></text:h>
      <text:p text:style-name="NormalWeb"><text:span text:style-name="Strong">Purpose:</text:span><text:s/>Appends one string to the end of another.</text:p>
      <text:p text:style-name="NormalWeb"><text:span text:style-name="Strong">Syntax:</text:span></text:p>
      <text:p text:style-name="HTMLPreformatted"><text:span text:style-name="hljs-type">char</text:span><text:span text:style-name="HTMLCode"><text:s/>*</text:span><text:span text:style-name="hljs-title">strcat</text:span><text:span text:style-name="hljs-params">(</text:span><text:span text:style-name="hljs-type">char</text:span><text:span text:style-name="HTMLCode"><text:s/>*destination,<text:s/></text:span><text:span text:style-name="hljs-type">const</text:span><text:span text:style-name="HTMLCode"><text:s/></text:span><text:span text:style-name="hljs-type">char</text:span><text:span text:style-name="HTMLCode"><text:s/>*source);</text:span></text:p>
      <text:p text:style-name="NormalWeb"><text:span text:style-name="Strong">Example:</text:span></text:p>
      <text:p text:style-name="HTMLPreformatted"><text:span text:style-name="hljs-meta">#</text:span><text:span text:style-name="hljs-keyword">include</text:span><text:span text:style-name="HTMLCode"><text:s/></text:span><text:span text:style-name="hljs-string">&lt;stdio.h&gt;</text:span></text:p>
      <text:p text:style-name="HTMLPreformatted"><text:span text:style-name="hljs-meta">#</text:span><text:span text:style-name="hljs-keyword">include</text:span><text:span text:style-name="HTMLCode"><text:s/></text:span><text:span text:style-name="hljs-string">&lt;string.h&gt;</text:span></text:p>
      <text:p text:style-name="HTMLPreformatted"/>
      <text:p text:style-name="HTMLPreformatted"><text:span text:style-name="hljs-type">int</text:span><text:span text:style-name="HTMLCode"><text:s/></text:span><text:span text:style-name="hljs-title">main</text:span><text:span text:style-name="hljs-params">()</text:span><text:span text:style-name="HTMLCode"><text:s/>{</text:span></text:p>
      <text:p text:style-name="HTMLPreformatted"><text:span text:style-name="HTMLCode"><text:s text:c="4"/></text:span><text:span text:style-name="hljs-type">char</text:span><text:span text:style-name="HTMLCode"><text:s/>str1[</text:span><text:span text:style-name="T812">30</text:span><text:span text:style-name="HTMLCode">] =<text:s/></text:span><text:span text:style-name="hljs-string">"Hello, "</text:span><text:span text:style-name="HTMLCode">;</text:span></text:p>
      <text:p text:style-name="HTMLPreformatted"><text:span text:style-name="HTMLCode"><text:s text:c="4"/></text:span><text:span text:style-name="hljs-type">char</text:span><text:span text:style-name="HTMLCode"><text:s/>str2[] =<text:s/></text:span><text:span text:style-name="hljs-string">"World!"</text:span><text:span text:style-name="HTMLCode">;</text:span></text:p>
      <text:soft-page-break/>
      <text:p text:style-name="HTMLPreformatted"><text:span text:style-name="HTMLCode"><text:s text:c="4"/></text:span><text:span text:style-name="T813">strcat</text:span><text:span text:style-name="HTMLCode">(str1, str2);</text:span></text:p>
      <text:p text:style-name="HTMLPreformatted"><text:span text:style-name="HTMLCode"><text:s text:c="4"/></text:span><text:span text:style-name="T814">printf</text:span><text:span text:style-name="HTMLCode">(</text:span><text:span text:style-name="hljs-string">"Concatenated: %s\n"</text:span><text:span text:style-name="HTMLCode">, str1);</text:span></text:p>
      <text:p text:style-name="HTMLPreformatted"><text:span text:style-name="HTMLCode"><text:s text:c="4"/></text:span><text:span text:style-name="hljs-keyword">return</text:span><text:span text:style-name="HTMLCode"><text:s/></text:span><text:span text:style-name="T815">0</text:span><text:span text:style-name="HTMLCode">;</text:span></text:p>
      <text:p text:style-name="HTMLPreformatted"><text:span text:style-name="HTMLCode">}</text:span></text:p>
      <text:p text:style-name="NormalWeb"><text:span text:style-name="Strong">When useful:</text:span></text:p>
      <text:list text:style-name="LFO20" text:continue-numbering="true">
        <text:list-item>
          <text:p text:style-name="P816">Joining two pieces of text (like first name + last name).</text:p>
        </text:list-item>
        <text:list-item>
          <text:p text:style-name="P817">Building file paths or messages.</text:p>
        </text:list-item>
      </text:list>
      <text:p text:style-name="Normal"/>
      <text:h text:style-name="Heading2" text:outline-level="2"><text:span text:style-name="T818">4.<text:s/></text:span><text:span text:style-name="T819">strcmp()</text:span><text:span text:style-name="T820"><text:s/>String Comparison</text:span></text:h>
      <text:p text:style-name="NormalWeb"><text:span text:style-name="Strong">Purpose:</text:span><text:s/>Compares two strings<text:s/><text:span text:style-name="Strong">lexicographically</text:span><text:s/>(dictionary order).</text:p>
      <text:p text:style-name="NormalWeb"><text:span text:style-name="Strong">Syntax:</text:span></text:p>
      <text:p text:style-name="HTMLPreformatted"><text:span text:style-name="hljs-type">int</text:span><text:span text:style-name="HTMLCode"><text:s/></text:span><text:span text:style-name="hljs-title">strcmp</text:span><text:span text:style-name="hljs-params">(</text:span><text:span text:style-name="hljs-type">const</text:span><text:span text:style-name="HTMLCode"><text:s/></text:span><text:span text:style-name="hljs-type">char</text:span><text:span text:style-name="HTMLCode"><text:s/>*str1,<text:s/></text:span><text:span text:style-name="hljs-type">const</text:span><text:span text:style-name="HTMLCode"><text:s/></text:span><text:span text:style-name="hljs-type">char</text:span><text:span text:style-name="HTMLCode"><text:s/>*str2);</text:span></text:p>
      <text:p text:style-name="NormalWeb">Returns:</text:p>
      <text:list text:style-name="LFO21" text:continue-numbering="true">
        <text:list-item>
          <text:p text:style-name="P821"><text:span text:style-name="HTMLCode">0</text:span><text:s/>→ strings are equal</text:p>
        </text:list-item>
        <text:list-item>
          <text:p text:style-name="P822"><text:span text:style-name="HTMLCode">&lt; 0</text:span><text:s/>→<text:s/><text:span text:style-name="HTMLCode">str1</text:span><text:s/>is smaller than<text:s/><text:span text:style-name="HTMLCode">str2</text:span></text:p>
        </text:list-item>
        <text:list-item>
          <text:p text:style-name="P823"><text:span text:style-name="HTMLCode">&gt; 0</text:span><text:s/>→<text:s/><text:span text:style-name="HTMLCode">str1</text:span><text:s/>is larger than<text:s/><text:span text:style-name="HTMLCode">str2</text:span></text:p>
        </text:list-item>
      </text:list>
      <text:p text:style-name="NormalWeb"><text:span text:style-name="Strong">Example:</text:span></text:p>
      <text:p text:style-name="HTMLPreformatted"><text:span text:style-name="hljs-meta">#</text:span><text:span text:style-name="hljs-keyword">include</text:span><text:span text:style-name="HTMLCode"><text:s/></text:span><text:span text:style-name="hljs-string">&lt;stdio.h&gt;</text:span></text:p>
      <text:p text:style-name="HTMLPreformatted"><text:span text:style-name="hljs-meta">#</text:span><text:span text:style-name="hljs-keyword">include</text:span><text:span text:style-name="HTMLCode"><text:s/></text:span><text:span text:style-name="hljs-string">&lt;string.h&gt;</text:span></text:p>
      <text:p text:style-name="HTMLPreformatted"/>
      <text:p text:style-name="HTMLPreformatted"><text:span text:style-name="hljs-type">int</text:span><text:span text:style-name="HTMLCode"><text:s/></text:span><text:span text:style-name="hljs-title">main</text:span><text:span text:style-name="hljs-params">()</text:span><text:span text:style-name="HTMLCode"><text:s/>{</text:span></text:p>
      <text:p text:style-name="HTMLPreformatted"><text:span text:style-name="HTMLCode"><text:s text:c="4"/></text:span><text:span text:style-name="hljs-type">char</text:span><text:span text:style-name="HTMLCode"><text:s/>a[] =<text:s/></text:span><text:span text:style-name="hljs-string">"apple"</text:span><text:span text:style-name="HTMLCode">;</text:span></text:p>
      <text:p text:style-name="HTMLPreformatted"><text:span text:style-name="HTMLCode"><text:s text:c="4"/></text:span><text:span text:style-name="hljs-type">char</text:span><text:span text:style-name="HTMLCode"><text:s/>b[] =<text:s/></text:span><text:span text:style-name="hljs-string">"banana"</text:span><text:span text:style-name="HTMLCode">;</text:span></text:p>
      <text:p text:style-name="HTMLPreformatted"><text:span text:style-name="HTMLCode"><text:s text:c="4"/></text:span><text:span text:style-name="hljs-type">int</text:span><text:span text:style-name="HTMLCode"><text:s/>result =<text:s/></text:span><text:span text:style-name="T824">strcmp</text:span><text:span text:style-name="HTMLCode">(a, b);</text:span></text:p>
      <text:p text:style-name="HTMLPreformatted"><text:span text:style-name="HTMLCode"><text:s text:c="4"/></text:span><text:span text:style-name="hljs-keyword">if</text:span><text:span text:style-name="HTMLCode"><text:s/>(result ==<text:s/></text:span><text:span text:style-name="T825">0</text:span><text:span text:style-name="HTMLCode">)</text:span></text:p>
      <text:p text:style-name="HTMLPreformatted"><text:span text:style-name="HTMLCode"><text:s text:c="8"/></text:span><text:span text:style-name="T826">printf</text:span><text:span text:style-name="HTMLCode">(</text:span><text:span text:style-name="hljs-string">"Strings are equal\n"</text:span><text:span text:style-name="HTMLCode">);</text:span></text:p>
      <text:p text:style-name="HTMLPreformatted"><text:span text:style-name="HTMLCode"><text:s text:c="4"/></text:span><text:span text:style-name="hljs-keyword">else</text:span><text:span text:style-name="HTMLCode"><text:s/></text:span><text:span text:style-name="hljs-keyword">if</text:span><text:span text:style-name="HTMLCode"><text:s/>(result &lt;<text:s/></text:span><text:span text:style-name="T827">0</text:span><text:span text:style-name="HTMLCode">)</text:span></text:p>
      <text:p text:style-name="HTMLPreformatted"><text:span text:style-name="HTMLCode"><text:s text:c="8"/></text:span><text:span text:style-name="T828">printf</text:span><text:span text:style-name="HTMLCode">(</text:span><text:span text:style-name="hljs-string">"'%s' comes before '%s'\n"</text:span><text:span text:style-name="HTMLCode">, a, b);</text:span></text:p>
      <text:p text:style-name="HTMLPreformatted"><text:span text:style-name="HTMLCode"><text:s text:c="4"/></text:span><text:span text:style-name="hljs-keyword">else</text:span></text:p>
      <text:p text:style-name="HTMLPreformatted"><text:span text:style-name="HTMLCode"><text:s text:c="8"/></text:span><text:span text:style-name="T829">printf</text:span><text:span text:style-name="HTMLCode">(</text:span><text:span text:style-name="hljs-string">"'%s' comes after '%s'\n"</text:span><text:span text:style-name="HTMLCode">, a, b);</text:span></text:p>
      <text:p text:style-name="HTMLPreformatted"><text:span text:style-name="HTMLCode"><text:s text:c="4"/></text:span><text:span text:style-name="hljs-keyword">return</text:span><text:span text:style-name="HTMLCode"><text:s/></text:span><text:span text:style-name="T830">0</text:span><text:span text:style-name="HTMLCode">;</text:span></text:p>
      <text:p text:style-name="HTMLPreformatted"><text:span text:style-name="HTMLCode">}</text:span></text:p>
      <text:p text:style-name="NormalWeb"><text:span text:style-name="Strong">When useful:</text:span></text:p>
      <text:list text:style-name="LFO22" text:continue-numbering="true">
        <text:list-item>
          <text:p text:style-name="P831">Sorting strings alphabetically.</text:p>
        </text:list-item>
        <text:list-item>
          <text:p text:style-name="P832">Checking if two inputs match (like passwords).</text:p>
        </text:list-item>
      </text:list>
      <text:p text:style-name="Normal"/>
      <text:soft-page-break/>
      <text:h text:style-name="Heading2" text:outline-level="2"><text:span text:style-name="T833">5.<text:s/></text:span><text:span text:style-name="T834">strchr()</text:span><text:span text:style-name="T835"><text:s/>Find Character in String</text:span></text:h>
      <text:p text:style-name="NormalWeb"><text:span text:style-name="Strong">Purpose:</text:span><text:s/>Finds the first occurrence of a given character in a string.</text:p>
      <text:p text:style-name="NormalWeb"><text:span text:style-name="Strong">Syntax:</text:span></text:p>
      <text:p text:style-name="HTMLPreformatted"><text:span text:style-name="hljs-type">char</text:span><text:span text:style-name="HTMLCode"><text:s/>*</text:span><text:span text:style-name="hljs-title">strchr</text:span><text:span text:style-name="hljs-params">(</text:span><text:span text:style-name="hljs-type">const</text:span><text:span text:style-name="HTMLCode"><text:s/></text:span><text:span text:style-name="hljs-type">char</text:span><text:span text:style-name="HTMLCode"><text:s/>*str,<text:s/></text:span><text:span text:style-name="hljs-type">int</text:span><text:span text:style-name="HTMLCode"><text:s/>character);</text:span></text:p>
      <text:p text:style-name="NormalWeb"><text:span text:style-name="Strong">Example:</text:span></text:p>
      <text:p text:style-name="HTMLPreformatted"><text:span text:style-name="hljs-meta">#</text:span><text:span text:style-name="hljs-keyword">include</text:span><text:span text:style-name="HTMLCode"><text:s/></text:span><text:span text:style-name="hljs-string">&lt;stdio.h&gt;</text:span></text:p>
      <text:p text:style-name="HTMLPreformatted"><text:span text:style-name="hljs-meta">#</text:span><text:span text:style-name="hljs-keyword">include</text:span><text:span text:style-name="HTMLCode"><text:s/></text:span><text:span text:style-name="hljs-string">&lt;string.h&gt;</text:span></text:p>
      <text:p text:style-name="HTMLPreformatted"/>
      <text:p text:style-name="HTMLPreformatted"><text:span text:style-name="hljs-type">int</text:span><text:span text:style-name="HTMLCode"><text:s/></text:span><text:span text:style-name="hljs-title">main</text:span><text:span text:style-name="hljs-params">()</text:span><text:span text:style-name="HTMLCode"><text:s/>{</text:span></text:p>
      <text:p text:style-name="HTMLPreformatted"><text:span text:style-name="HTMLCode"><text:s text:c="4"/></text:span><text:span text:style-name="hljs-type">char</text:span><text:span text:style-name="HTMLCode"><text:s/>text[] =<text:s/></text:span><text:span text:style-name="hljs-string">"programming"</text:span><text:span text:style-name="HTMLCode">;</text:span></text:p>
      <text:p text:style-name="HTMLPreformatted"><text:span text:style-name="HTMLCode"><text:s text:c="4"/></text:span><text:span text:style-name="hljs-type">char</text:span><text:span text:style-name="HTMLCode"><text:s/>*pos =<text:s/></text:span><text:span text:style-name="T836">strchr</text:span><text:span text:style-name="HTMLCode">(text,<text:s/></text:span><text:span text:style-name="hljs-string">'g'</text:span><text:span text:style-name="HTMLCode">);</text:span></text:p>
      <text:p text:style-name="HTMLPreformatted"><text:span text:style-name="HTMLCode"><text:s text:c="4"/></text:span><text:span text:style-name="hljs-keyword">if</text:span><text:span text:style-name="HTMLCode"><text:s/>(pos !=<text:s/></text:span><text:span text:style-name="hljs-literal">NULL</text:span><text:span text:style-name="HTMLCode">)</text:span></text:p>
      <text:p text:style-name="HTMLPreformatted"><text:span text:style-name="HTMLCode"><text:s text:c="8"/></text:span><text:span text:style-name="T837">printf</text:span><text:span text:style-name="HTMLCode">(</text:span><text:span text:style-name="hljs-string">"Found 'g' at position: %ld\n"</text:span><text:span text:style-name="HTMLCode">, pos - text);</text:span></text:p>
      <text:p text:style-name="HTMLPreformatted"><text:span text:style-name="HTMLCode"><text:s text:c="4"/></text:span><text:span text:style-name="hljs-keyword">else</text:span></text:p>
      <text:p text:style-name="HTMLPreformatted"><text:span text:style-name="HTMLCode"><text:s text:c="8"/></text:span><text:span text:style-name="T838">printf</text:span><text:span text:style-name="HTMLCode">(</text:span><text:span text:style-name="hljs-string">"Character not found\n"</text:span><text:span text:style-name="HTMLCode">);</text:span></text:p>
      <text:p text:style-name="HTMLPreformatted"><text:span text:style-name="HTMLCode"><text:s text:c="4"/></text:span><text:span text:style-name="hljs-keyword">return</text:span><text:span text:style-name="HTMLCode"><text:s/></text:span><text:span text:style-name="T839">0</text:span><text:span text:style-name="HTMLCode">;</text:span></text:p>
      <text:p text:style-name="HTMLPreformatted"><text:span text:style-name="HTMLCode">}</text:span></text:p>
      <text:p text:style-name="NormalWeb"><text:span text:style-name="Strong">When useful:</text:span></text:p>
      <text:list text:style-name="LFO23" text:continue-numbering="true">
        <text:list-item>
          <text:p text:style-name="P840">Searching for specific characters (like<text:s/><text:span text:style-name="HTMLCode">@</text:span><text:s/>in an email).</text:p>
        </text:list-item>
        <text:list-item>
          <text:p text:style-name="P841">Splitting strings based on certain characters.</text:p>
        </text:list-item>
      </text:list>
      <text:list text:style-name="LFO1" text:continue-numbering="true">
        <text:list-item>
          <text:list>
            <text:list-item>
              <text:p text:style-name="P842"/>
            </text:list-item>
          </text:list>
        </text:list-item>
        <text:list-item>
          <text:p text:style-name="P843"><text:span text:style-name="StrongEmphasis">Structures in C</text:span></text:p>
          <text:list text:continue-numbering="true">
            <text:list-item>
              <text:p text:style-name="P844">Explain the concept of structures in C. Describe how to declare, initialize, and access structure members.</text:p>
            </text:list-item>
          </text:list>
        </text:list-item>
      </text:list>
      <text:p text:style-name="NormalWeb">In<text:s/><text:span text:style-name="Strong">C programming</text:span>, a<text:s/><text:span text:style-name="Strong">structure</text:span><text:s/>is a<text:s/><text:span text:style-name="Strong">user-defined data type</text:span><text:s/>that lets you group variables of<text:s/><text:span text:style-name="Strong">different data types</text:span><text:s/>under one name.<text:line-break/>It is used when you want to store related data together — for example, a student’s name, roll number, and marks.</text:p>
      <text:p text:style-name="Normal"/>
      <text:h text:style-name="Heading2" text:outline-level="2"><text:span text:style-name="T845">1. Concept of Structures</text:span></text:h>
      <text:list text:style-name="LFO24" text:continue-numbering="true">
        <text:list-item>
          <text:p text:style-name="P846">Structures help in<text:s/><text:span text:style-name="Strong">organizing complex data</text:span>.</text:p>
        </text:list-item>
        <text:list-item>
          <text:p text:style-name="P847">Unlike arrays (which store multiple values of the same type), structures can store<text:s/><text:span text:style-name="Strong">different types of data</text:span><text:s/>in one unit.</text:p>
        </text:list-item>
        <text:list-item>
          <text:p text:style-name="P848">They are defined using the keyword<text:s/><text:span text:style-name="HTMLCode">struct</text:span>.</text:p>
        </text:list-item>
      </text:list>
      <text:p text:style-name="Normal"/>
      <text:soft-page-break/>
      <text:h text:style-name="Heading2" text:outline-level="2"><text:span text:style-name="T849">2. Syntax for Declaring a Structure</text:span></text:h>
      <text:p text:style-name="HTMLPreformatted"><text:span text:style-name="hljs-keyword">struct</text:span><text:span text:style-name="HTMLCode"><text:s/></text:span><text:span text:style-name="hljs-title">StructureName</text:span><text:span text:style-name="HTMLCode"><text:s/>{</text:span></text:p>
      <text:p text:style-name="HTMLPreformatted"><text:span text:style-name="HTMLCode"><text:s text:c="4"/>data_type member1;</text:span></text:p>
      <text:p text:style-name="HTMLPreformatted"><text:span text:style-name="HTMLCode"><text:s text:c="4"/>data_type member2;</text:span></text:p>
      <text:p text:style-name="HTMLPreformatted"><text:span text:style-name="HTMLCode"><text:s text:c="4"/>...</text:span></text:p>
      <text:p text:style-name="HTMLPreformatted"><text:span text:style-name="HTMLCode">};</text:span></text:p>
      <text:p text:style-name="NormalWeb">Example:</text:p>
      <text:p text:style-name="HTMLPreformatted"><text:span text:style-name="hljs-keyword">struct</text:span><text:span text:style-name="HTMLCode"><text:s/></text:span><text:span text:style-name="hljs-title">Student</text:span><text:span text:style-name="HTMLCode"><text:s/>{</text:span></text:p>
      <text:p text:style-name="HTMLPreformatted"><text:span text:style-name="HTMLCode"><text:s text:c="4"/></text:span><text:span text:style-name="hljs-type">int</text:span><text:span text:style-name="HTMLCode"><text:s/>roll;</text:span></text:p>
      <text:p text:style-name="HTMLPreformatted"><text:span text:style-name="HTMLCode"><text:s text:c="4"/></text:span><text:span text:style-name="hljs-type">char</text:span><text:span text:style-name="HTMLCode"><text:s/>name[</text:span><text:span text:style-name="hljs-number">50</text:span><text:span text:style-name="HTMLCode">];</text:span></text:p>
      <text:p text:style-name="HTMLPreformatted"><text:span text:style-name="HTMLCode"><text:s text:c="4"/></text:span><text:span text:style-name="hljs-type">float</text:span><text:span text:style-name="HTMLCode"><text:s/>marks;</text:span></text:p>
      <text:p text:style-name="HTMLPreformatted"><text:span text:style-name="HTMLCode">};</text:span></text:p>
      <text:p text:style-name="NormalWeb">Here:</text:p>
      <text:list text:style-name="LFO25" text:continue-numbering="true">
        <text:list-item>
          <text:p text:style-name="P850"><text:span text:style-name="HTMLCode">roll</text:span><text:s/>→ integer type</text:p>
        </text:list-item>
        <text:list-item>
          <text:p text:style-name="P851"><text:span text:style-name="HTMLCode">name</text:span><text:s/>→ string (character array)</text:p>
        </text:list-item>
        <text:list-item>
          <text:p text:style-name="P852"><text:span text:style-name="HTMLCode">marks</text:span><text:s/>→ floating-point type</text:p>
        </text:list-item>
      </text:list>
      <text:p text:style-name="Normal"/>
      <text:h text:style-name="Heading2" text:outline-level="2"><text:span text:style-name="T853">3. Declaring Structure Variables</text:span></text:h>
      <text:p text:style-name="NormalWeb">You can declare structure variables in two ways:</text:p>
      <text:p text:style-name="NormalWeb"><text:span text:style-name="Strong">Method 1: Separate declaration</text:span></text:p>
      <text:p text:style-name="HTMLPreformatted"><text:span text:style-name="hljs-keyword">struct</text:span><text:span text:style-name="HTMLCode"><text:s/></text:span><text:span text:style-name="hljs-title">Student</text:span><text:span text:style-name="HTMLCode"><text:s/>{</text:span></text:p>
      <text:p text:style-name="HTMLPreformatted"><text:span text:style-name="HTMLCode"><text:s text:c="4"/></text:span><text:span text:style-name="hljs-type">int</text:span><text:span text:style-name="HTMLCode"><text:s/>roll;</text:span></text:p>
      <text:p text:style-name="HTMLPreformatted"><text:span text:style-name="HTMLCode"><text:s text:c="4"/></text:span><text:span text:style-name="hljs-type">char</text:span><text:span text:style-name="HTMLCode"><text:s/>name[</text:span><text:span text:style-name="hljs-number">50</text:span><text:span text:style-name="HTMLCode">];</text:span></text:p>
      <text:p text:style-name="HTMLPreformatted"><text:span text:style-name="HTMLCode"><text:s text:c="4"/></text:span><text:span text:style-name="hljs-type">float</text:span><text:span text:style-name="HTMLCode"><text:s/>marks;</text:span></text:p>
      <text:p text:style-name="HTMLPreformatted"><text:span text:style-name="HTMLCode">};</text:span></text:p>
      <text:p text:style-name="HTMLPreformatted"/>
      <text:p text:style-name="HTMLPreformatted"><text:span text:style-name="hljs-keyword">struct</text:span><text:span text:style-name="HTMLCode"><text:s/></text:span><text:span text:style-name="hljs-title">Student</text:span><text:span text:style-name="HTMLCode"><text:s/></text:span><text:span text:style-name="hljs-title">s1</text:span><text:span text:style-name="HTMLCode">,<text:s/></text:span><text:span text:style-name="hljs-title">s2</text:span><text:span text:style-name="HTMLCode">;<text:s/></text:span><text:span text:style-name="hljs-comment">// variables of type Student</text:span></text:p>
      <text:p text:style-name="NormalWeb"><text:span text:style-name="Strong">Method 2: Declare variables with structure</text:span></text:p>
      <text:p text:style-name="HTMLPreformatted"><text:span text:style-name="hljs-keyword">struct</text:span><text:span text:style-name="HTMLCode"><text:s/></text:span><text:span text:style-name="hljs-title">Student</text:span><text:span text:style-name="HTMLCode"><text:s/>{</text:span></text:p>
      <text:p text:style-name="HTMLPreformatted"><text:span text:style-name="HTMLCode"><text:s text:c="4"/></text:span><text:span text:style-name="hljs-type">int</text:span><text:span text:style-name="HTMLCode"><text:s/>roll;</text:span></text:p>
      <text:p text:style-name="HTMLPreformatted"><text:span text:style-name="HTMLCode"><text:s text:c="4"/></text:span><text:span text:style-name="hljs-type">char</text:span><text:span text:style-name="HTMLCode"><text:s/>name[</text:span><text:span text:style-name="hljs-number">50</text:span><text:span text:style-name="HTMLCode">];</text:span></text:p>
      <text:p text:style-name="HTMLPreformatted"><text:span text:style-name="HTMLCode"><text:s text:c="4"/></text:span><text:span text:style-name="hljs-type">float</text:span><text:span text:style-name="HTMLCode"><text:s/>marks;</text:span></text:p>
      <text:p text:style-name="HTMLPreformatted"><text:span text:style-name="HTMLCode">} s1, s2;</text:span></text:p>
      <text:p text:style-name="Normal"/>
      <text:h text:style-name="Heading2" text:outline-level="2"><text:span text:style-name="T854">4. Initializing a Structure</text:span></text:h>
      <text:p text:style-name="HTMLPreformatted"><text:span text:style-name="hljs-keyword">struct</text:span><text:span text:style-name="HTMLCode"><text:s/></text:span><text:span text:style-name="hljs-title">Student</text:span><text:span text:style-name="HTMLCode"><text:s/></text:span><text:span text:style-name="hljs-title">s1</text:span><text:span text:style-name="HTMLCode"><text:s/>= {</text:span><text:span text:style-name="hljs-number">1</text:span><text:span text:style-name="HTMLCode">,<text:s/></text:span><text:span text:style-name="T855">"Abhi"</text:span><text:span text:style-name="HTMLCode">,<text:s/></text:span><text:span text:style-name="hljs-number">85.5</text:span><text:span text:style-name="HTMLCode">};</text:span></text:p>
      <text:p text:style-name="NormalWeb">You can also assign values later:</text:p>
      <text:soft-page-break/>
      <text:p text:style-name="HTMLPreformatted">c</text:p>
      <text:p text:style-name="HTMLPreformatted">CopyEdit</text:p>
      <text:p text:style-name="HTMLPreformatted"><text:span text:style-name="HTMLCode">s1.roll =<text:s/></text:span><text:span text:style-name="hljs-number">1</text:span><text:span text:style-name="HTMLCode">;</text:span></text:p>
      <text:p text:style-name="HTMLPreformatted"><text:span text:style-name="hljs-built_in">strcpy</text:span><text:span text:style-name="HTMLCode">(s1.name,<text:s/></text:span><text:span text:style-name="T856">"Abhi"</text:span><text:span text:style-name="HTMLCode">);<text:s/></text:span><text:span text:style-name="hljs-comment">// use strcpy for strings</text:span></text:p>
      <text:p text:style-name="HTMLPreformatted"><text:span text:style-name="HTMLCode">s1.marks =<text:s/></text:span><text:span text:style-name="hljs-number">85.5</text:span><text:span text:style-name="HTMLCode">;</text:span></text:p>
      <text:p text:style-name="Normal"/>
      <text:h text:style-name="Heading2" text:outline-level="2"><text:span text:style-name="T857">5. Accessing Structure Members</text:span></text:h>
      <text:p text:style-name="NormalWeb">Use the<text:s/><text:span text:style-name="Strong">dot (</text:span><text:span text:style-name="T858">.</text:span><text:span text:style-name="Strong">) operator</text:span><text:s/>for direct variables, and<text:s/><text:span text:style-name="Strong">arrow (</text:span><text:span text:style-name="T859">-&gt;</text:span><text:span text:style-name="Strong">) operator</text:span><text:s/>for pointers.</text:p>
      <text:p text:style-name="NormalWeb"><text:span text:style-name="Strong">Example with dot operator:</text:span></text:p>
      <text:p text:style-name="HTMLPreformatted"><text:span text:style-name="hljs-built_in">printf</text:span><text:span text:style-name="HTMLCode">(</text:span><text:span text:style-name="T860">"Roll: %d\n"</text:span><text:span text:style-name="HTMLCode">, s1.roll);</text:span></text:p>
      <text:p text:style-name="HTMLPreformatted"><text:span text:style-name="hljs-built_in">printf</text:span><text:span text:style-name="HTMLCode">(</text:span><text:span text:style-name="T861">"Name: %s\n"</text:span><text:span text:style-name="HTMLCode">, s1.name);</text:span></text:p>
      <text:p text:style-name="HTMLPreformatted"><text:span text:style-name="hljs-built_in">printf</text:span><text:span text:style-name="HTMLCode">(</text:span><text:span text:style-name="T862">"Marks: %.2f\n"</text:span><text:span text:style-name="HTMLCode">, s1.marks);</text:span></text:p>
      <text:p text:style-name="NormalWeb"><text:span text:style-name="Strong">Example with pointer (-&gt; operator):</text:span></text:p>
      <text:p text:style-name="HTMLPreformatted"><text:span text:style-name="hljs-keyword">struct</text:span><text:span text:style-name="HTMLCode"><text:s/></text:span><text:span text:style-name="hljs-title">Student</text:span><text:span text:style-name="HTMLCode"><text:s/>*</text:span><text:span text:style-name="hljs-title">ptr</text:span><text:span text:style-name="HTMLCode"><text:s/>= &amp;s1;</text:span></text:p>
      <text:p text:style-name="HTMLPreformatted"><text:span text:style-name="hljs-built_in">printf</text:span><text:span text:style-name="HTMLCode">(</text:span><text:span text:style-name="T863">"Roll: %d\n"</text:span><text:span text:style-name="HTMLCode">, ptr-&gt;roll);</text:span></text:p>
      <text:p text:style-name="Normal"/>
      <text:h text:style-name="Heading2" text:outline-level="2"><text:span text:style-name="T864">6. Example Program</text:span></text:h>
      <text:p text:style-name="HTMLPreformatted"><text:span text:style-name="T865">#</text:span><text:span text:style-name="hljs-keyword">include</text:span><text:span text:style-name="HTMLCode"><text:s/></text:span><text:span text:style-name="T866">&lt;stdio.h&gt;</text:span></text:p>
      <text:p text:style-name="HTMLPreformatted"><text:span text:style-name="T867">#</text:span><text:span text:style-name="hljs-keyword">include</text:span><text:span text:style-name="HTMLCode"><text:s/></text:span><text:span text:style-name="T868">&lt;string.h&gt;</text:span></text:p>
      <text:p text:style-name="HTMLPreformatted"/>
      <text:p text:style-name="HTMLPreformatted"><text:span text:style-name="hljs-keyword">struct</text:span><text:span text:style-name="HTMLCode"><text:s/></text:span><text:span text:style-name="hljs-title">Student</text:span><text:span text:style-name="HTMLCode"><text:s/>{</text:span></text:p>
      <text:p text:style-name="HTMLPreformatted"><text:span text:style-name="HTMLCode"><text:s text:c="4"/></text:span><text:span text:style-name="hljs-type">int</text:span><text:span text:style-name="HTMLCode"><text:s/>roll;</text:span></text:p>
      <text:p text:style-name="HTMLPreformatted"><text:span text:style-name="HTMLCode"><text:s text:c="4"/></text:span><text:span text:style-name="hljs-type">char</text:span><text:span text:style-name="HTMLCode"><text:s/>name[</text:span><text:span text:style-name="hljs-number">50</text:span><text:span text:style-name="HTMLCode">];</text:span></text:p>
      <text:p text:style-name="HTMLPreformatted"><text:span text:style-name="HTMLCode"><text:s text:c="4"/></text:span><text:span text:style-name="hljs-type">float</text:span><text:span text:style-name="HTMLCode"><text:s/>marks;</text:span></text:p>
      <text:p text:style-name="HTMLPreformatted"><text:span text:style-name="HTMLCode">};</text:span></text:p>
      <text:p text:style-name="HTMLPreformatted"/>
      <text:p text:style-name="HTMLPreformatted"><text:span text:style-name="hljs-type">int</text:span><text:span text:style-name="HTMLCode"><text:s/></text:span><text:span text:style-name="hljs-title">main</text:span><text:span text:style-name="hljs-params">()</text:span><text:span text:style-name="HTMLCode"><text:s/>{</text:span></text:p>
      <text:p text:style-name="HTMLPreformatted"><text:span text:style-name="HTMLCode"><text:s text:c="4"/></text:span><text:span text:style-name="hljs-keyword">struct</text:span><text:span text:style-name="HTMLCode"><text:s/></text:span><text:span text:style-name="hljs-title">Student</text:span><text:span text:style-name="HTMLCode"><text:s/></text:span><text:span text:style-name="hljs-title">s1</text:span><text:span text:style-name="HTMLCode">;</text:span></text:p>
      <text:p text:style-name="HTMLPreformatted"/>
      <text:p text:style-name="HTMLPreformatted"><text:span text:style-name="HTMLCode"><text:s text:c="4"/></text:span><text:span text:style-name="hljs-comment">// Assign values</text:span></text:p>
      <text:p text:style-name="HTMLPreformatted"><text:span text:style-name="HTMLCode"><text:s text:c="4"/>s1.roll =<text:s/></text:span><text:span text:style-name="hljs-number">101</text:span><text:span text:style-name="HTMLCode">;</text:span></text:p>
      <text:p text:style-name="HTMLPreformatted"><text:span text:style-name="HTMLCode"><text:s text:c="4"/></text:span><text:span text:style-name="hljs-built_in">strcpy</text:span><text:span text:style-name="HTMLCode">(s1.name,<text:s/></text:span><text:span text:style-name="T869">"Abhi"</text:span><text:span text:style-name="HTMLCode">);</text:span></text:p>
      <text:p text:style-name="HTMLPreformatted"><text:span text:style-name="HTMLCode"><text:s text:c="4"/>s1.marks =<text:s/></text:span><text:span text:style-name="hljs-number">90.5</text:span><text:span text:style-name="HTMLCode">;</text:span></text:p>
      <text:p text:style-name="HTMLPreformatted"/>
      <text:p text:style-name="HTMLPreformatted"><text:span text:style-name="HTMLCode"><text:s text:c="4"/></text:span><text:span text:style-name="hljs-comment">// Display</text:span></text:p>
      <text:p text:style-name="HTMLPreformatted"><text:span text:style-name="HTMLCode"><text:s text:c="4"/></text:span><text:span text:style-name="hljs-built_in">printf</text:span><text:span text:style-name="HTMLCode">(</text:span><text:span text:style-name="T870">"Roll: %d\n"</text:span><text:span text:style-name="HTMLCode">, s1.roll);</text:span></text:p>
      <text:p text:style-name="HTMLPreformatted"><text:span text:style-name="HTMLCode"><text:s text:c="4"/></text:span><text:span text:style-name="hljs-built_in">printf</text:span><text:span text:style-name="HTMLCode">(</text:span><text:span text:style-name="T871">"Name: %s\n"</text:span><text:span text:style-name="HTMLCode">, s1.name);</text:span></text:p>
      <text:p text:style-name="HTMLPreformatted"><text:span text:style-name="HTMLCode"><text:s text:c="4"/></text:span><text:span text:style-name="hljs-built_in">printf</text:span><text:span text:style-name="HTMLCode">(</text:span><text:span text:style-name="T872">"Marks: %.2f\n"</text:span><text:span text:style-name="HTMLCode">, s1.marks);</text:span></text:p>
      <text:p text:style-name="HTMLPreformatted"/>
      <text:p text:style-name="HTMLPreformatted"><text:span text:style-name="HTMLCode"><text:s text:c="4"/></text:span><text:span text:style-name="hljs-keyword">return</text:span><text:span text:style-name="HTMLCode"><text:s/></text:span><text:span text:style-name="hljs-number">0</text:span><text:span text:style-name="HTMLCode">;</text:span></text:p>
      <text:p text:style-name="HTMLPreformatted"><text:span text:style-name="HTMLCode">}</text:span></text:p>
      <text:list text:style-name="LFO1" text:continue-numbering="true">
        <text:list-item>
          <text:list>
            <text:list-item>
              <text:p text:style-name="P873"/>
            </text:list-item>
          </text:list>
        </text:list-item>
        <text:list-item>
          <text:p text:style-name="P874"><text:span text:style-name="StrongEmphasis">File Handling in C</text:span></text:p>
          <text:list text:continue-numbering="true">
            <text:list-item>
              <text:p text:style-name="P875">Explain the importance of file handling in C. Discuss how to perform file operations like opening, closing, reading, and writing files.</text:p>
            </text:list-item>
          </text:list>
        </text:list-item>
      </text:list>
      <text:soft-page-break/>
      <text:p text:style-name="NormalWeb"><text:span text:style-name="Strong">Importance of File Handling in C</text:span><text:line-break/>File handling in C is important because it allows programs to<text:s/><text:span text:style-name="Strong">store and retrieve data permanently</text:span><text:s/>on storage devices (like HDDs or SSDs) instead of keeping it only in temporary memory (RAM). Without file handling, all program data would be lost when the program ends.</text:p>
      <text:p text:style-name="NormalWeb"><text:span text:style-name="Strong">Key benefits:</text:span></text:p>
      <text:list text:style-name="LFO26" text:continue-numbering="true">
        <text:list-item>
          <text:p text:style-name="P876"><text:span text:style-name="Strong">Data persistence:</text:span><text:s/>Data is saved permanently for future use.</text:p>
        </text:list-item>
        <text:list-item>
          <text:p text:style-name="P877"><text:span text:style-name="Strong">Large data storage:</text:span><text:s/>Can store more data than memory allows.</text:p>
        </text:list-item>
        <text:list-item>
          <text:p text:style-name="P878"><text:span text:style-name="Strong">Data sharing:</text:span><text:s/>Files can be shared between programs or systems.</text:p>
        </text:list-item>
        <text:list-item>
          <text:p text:style-name="P879"><text:span text:style-name="Strong">Structured data management:</text:span><text:s/>Can organize data in text or binary format for easy processing.</text:p>
        </text:list-item>
      </text:list>
      <text:p text:style-name="Normal"/>
      <text:h text:style-name="Heading3" text:outline-level="3"><text:span text:style-name="T880">File Operations in C</text:span></text:h>
      <text:p text:style-name="NormalWeb">C provides functions for file handling through the<text:s/><text:span text:style-name="T881">stdio.h</text:span><text:s/>library.</text:p>
      <text:h text:style-name="Heading4" text:outline-level="4">1.<text:s/><text:span text:style-name="T882">Opening a File</text:span></text:h>
      <text:p text:style-name="NormalWeb">Use<text:s/><text:span text:style-name="HTMLCode">fopen()</text:span><text:s/>to open a file.</text:p>
      <text:p text:style-name="HTMLPreformatted"><text:span text:style-name="HTMLCode">FILE *fp;</text:span></text:p>
      <text:p text:style-name="HTMLPreformatted"><text:span text:style-name="HTMLCode">fp = fopen(</text:span><text:span text:style-name="hljs-string">"data.txt"</text:span><text:span text:style-name="HTMLCode">,<text:s/></text:span><text:span text:style-name="hljs-string">"r"</text:span><text:span text:style-name="HTMLCode">);<text:s/></text:span><text:span text:style-name="hljs-comment">// open for reading</text:span></text:p>
      <text:p text:style-name="NormalWeb"><text:span text:style-name="Strong">Modes in<text:s/></text:span><text:span text:style-name="T883">fopen()</text:span>:</text:p>
      <text:list text:style-name="LFO27" text:continue-numbering="true">
        <text:list-item>
          <text:p text:style-name="P884"><text:span text:style-name="HTMLCode">"r"</text:span><text:s/>→ Read (file must exist)</text:p>
        </text:list-item>
        <text:list-item>
          <text:p text:style-name="P885"><text:span text:style-name="HTMLCode">"w"</text:span><text:s/>→ Write (creates new or overwrites existing file)</text:p>
        </text:list-item>
        <text:list-item>
          <text:p text:style-name="P886"><text:span text:style-name="HTMLCode">"a"</text:span><text:s/>→ Append (adds data to end of file)</text:p>
        </text:list-item>
        <text:list-item>
          <text:p text:style-name="P887"><text:span text:style-name="HTMLCode">"r+"</text:span><text:s/>→ Read + Write (file must exist)</text:p>
        </text:list-item>
        <text:list-item>
          <text:p text:style-name="P888"><text:span text:style-name="HTMLCode">"w+"</text:span><text:s/>→ Read + Write (creates new or overwrites existing)</text:p>
        </text:list-item>
        <text:list-item>
          <text:p text:style-name="P889"><text:span text:style-name="HTMLCode">"a+"</text:span><text:s/>→ Read + Append</text:p>
        </text:list-item>
      </text:list>
      <text:p text:style-name="Normal"/>
      <text:h text:style-name="Heading4" text:outline-level="4">2.<text:s/><text:span text:style-name="T890">Reading from a File</text:span></text:h>
      <text:p text:style-name="NormalWeb">Common functions:</text:p>
      <text:list text:style-name="LFO28" text:continue-numbering="true">
        <text:list-item>
          <text:p text:style-name="P891"><text:span text:style-name="HTMLCode">fgetc(fp)</text:span><text:s/>→ Reads a single character.</text:p>
        </text:list-item>
        <text:list-item>
          <text:p text:style-name="P892"><text:span text:style-name="HTMLCode">fgets(str, n, fp)</text:span><text:s/>→ Reads a string (up to<text:s/><text:span text:style-name="HTMLCode">n-1</text:span><text:s/>chars).</text:p>
        </text:list-item>
        <text:list-item>
          <text:p text:style-name="P893"><text:span text:style-name="HTMLCode">fscanf(fp, format, &amp;var)</text:span><text:s/>→ Reads formatted data.</text:p>
        </text:list-item>
      </text:list>
      <text:p text:style-name="NormalWeb">Example:</text:p>
      <text:p text:style-name="HTMLPreformatted"><text:span text:style-name="hljs-type">char</text:span><text:span text:style-name="HTMLCode"><text:s/>str[</text:span><text:span text:style-name="hljs-number">100</text:span><text:span text:style-name="HTMLCode">];</text:span></text:p>
      <text:p text:style-name="HTMLPreformatted"><text:span text:style-name="HTMLCode">fgets(str,<text:s/></text:span><text:span text:style-name="hljs-number">100</text:span><text:span text:style-name="HTMLCode">, fp);</text:span></text:p>
      <text:p text:style-name="HTMLPreformatted"><text:span text:style-name="hljs-built_in">printf</text:span><text:span text:style-name="HTMLCode">(</text:span><text:span text:style-name="hljs-string">"%s"</text:span><text:span text:style-name="HTMLCode">, str);</text:span></text:p>
      <text:p text:style-name="Normal"/>
      <text:soft-page-break/>
      <text:h text:style-name="Heading4" text:outline-level="4">3.<text:s/><text:span text:style-name="T894">Writing to a File</text:span></text:h>
      <text:p text:style-name="NormalWeb">Common functions:</text:p>
      <text:list text:style-name="LFO29" text:continue-numbering="true">
        <text:list-item>
          <text:p text:style-name="P895"><text:span text:style-name="HTMLCode">fputc(ch, fp)</text:span><text:s/>→ Writes a single character.</text:p>
        </text:list-item>
        <text:list-item>
          <text:p text:style-name="P896"><text:span text:style-name="HTMLCode">fputs(str, fp)</text:span><text:s/>→ Writes a string.</text:p>
        </text:list-item>
        <text:list-item>
          <text:p text:style-name="P897"><text:span text:style-name="HTMLCode">fprintf(fp, format, vars...)</text:span><text:s/>→ Writes formatted data.</text:p>
        </text:list-item>
      </text:list>
      <text:p text:style-name="NormalWeb">Example:</text:p>
      <text:p text:style-name="HTMLPreformatted"><text:span text:style-name="hljs-built_in">fprintf</text:span><text:span text:style-name="HTMLCode">(fp,<text:s/></text:span><text:span text:style-name="hljs-string">"Name: %s, Age: %d\n"</text:span><text:span text:style-name="HTMLCode">,<text:s/></text:span><text:span text:style-name="hljs-string">"Abhi"</text:span><text:span text:style-name="HTMLCode">,<text:s/></text:span><text:span text:style-name="hljs-number">21</text:span><text:span text:style-name="HTMLCode">);</text:span></text:p>
      <text:p text:style-name="Normal"/>
      <text:h text:style-name="Heading4" text:outline-level="4">4.<text:s/><text:span text:style-name="T898">Closing a File</text:span></text:h>
      <text:p text:style-name="NormalWeb">Use<text:s/><text:span text:style-name="HTMLCode">fclose(fp)</text:span><text:s/>to free resources and ensure data is saved.</text:p>
      <text:p text:style-name="HTMLPreformatted"><text:span text:style-name="HTMLCode">fclose(fp);</text:span></text:p>
      <text:p text:style-name="Normal"/>
      <text:p text:style-name="NormalWeb"><text:span text:style-name="Strong">Simple Example:</text:span></text:p>
      <text:p text:style-name="HTMLPreformatted"><text:span text:style-name="T899">#</text:span><text:span text:style-name="hljs-keyword">include</text:span><text:span text:style-name="HTMLCode"><text:s/></text:span><text:span text:style-name="hljs-string">&lt;stdio.h&gt;</text:span></text:p>
      <text:p text:style-name="HTMLPreformatted"/>
      <text:p text:style-name="HTMLPreformatted"><text:span text:style-name="hljs-type">int</text:span><text:span text:style-name="HTMLCode"><text:s/></text:span><text:span text:style-name="T900">main</text:span><text:span text:style-name="hljs-params">()</text:span><text:span text:style-name="HTMLCode"><text:s/>{</text:span></text:p>
      <text:p text:style-name="HTMLPreformatted"><text:span text:style-name="HTMLCode"><text:s text:c="4"/>FILE *fp;</text:span></text:p>
      <text:p text:style-name="HTMLPreformatted"><text:span text:style-name="HTMLCode"><text:s text:c="4"/></text:span><text:span text:style-name="hljs-type">char</text:span><text:span text:style-name="HTMLCode"><text:s/>data[</text:span><text:span text:style-name="hljs-number">100</text:span><text:span text:style-name="HTMLCode">];</text:span></text:p>
      <text:p text:style-name="HTMLPreformatted"/>
      <text:p text:style-name="HTMLPreformatted"><text:span text:style-name="HTMLCode"><text:s text:c="4"/></text:span><text:span text:style-name="hljs-comment">// Writing to file</text:span></text:p>
      <text:p text:style-name="HTMLPreformatted"><text:span text:style-name="HTMLCode"><text:s text:c="4"/>fp = fopen(</text:span><text:span text:style-name="hljs-string">"sample.txt"</text:span><text:span text:style-name="HTMLCode">,<text:s/></text:span><text:span text:style-name="hljs-string">"w"</text:span><text:span text:style-name="HTMLCode">);</text:span></text:p>
      <text:p text:style-name="HTMLPreformatted"><text:span text:style-name="HTMLCode"><text:s text:c="4"/></text:span><text:span text:style-name="hljs-built_in">fprintf</text:span><text:span text:style-name="HTMLCode">(fp,<text:s/></text:span><text:span text:style-name="hljs-string">"Hello, File Handling in C!\n"</text:span><text:span text:style-name="HTMLCode">);</text:span></text:p>
      <text:p text:style-name="HTMLPreformatted"><text:span text:style-name="HTMLCode"><text:s text:c="4"/>fclose(fp);</text:span></text:p>
      <text:p text:style-name="HTMLPreformatted"/>
      <text:p text:style-name="HTMLPreformatted"><text:span text:style-name="HTMLCode"><text:s text:c="4"/></text:span><text:span text:style-name="hljs-comment">// Reading from file</text:span></text:p>
      <text:p text:style-name="HTMLPreformatted"><text:span text:style-name="HTMLCode"><text:s text:c="4"/>fp = fopen(</text:span><text:span text:style-name="hljs-string">"sample.txt"</text:span><text:span text:style-name="HTMLCode">,<text:s/></text:span><text:span text:style-name="hljs-string">"r"</text:span><text:span text:style-name="HTMLCode">);</text:span></text:p>
      <text:p text:style-name="HTMLPreformatted"><text:span text:style-name="HTMLCode"><text:s text:c="4"/>fgets(data,<text:s/></text:span><text:span text:style-name="hljs-number">100</text:span><text:span text:style-name="HTMLCode">, fp);</text:span></text:p>
      <text:p text:style-name="HTMLPreformatted"><text:span text:style-name="HTMLCode"><text:s text:c="4"/></text:span><text:span text:style-name="hljs-built_in">printf</text:span><text:span text:style-name="HTMLCode">(</text:span><text:span text:style-name="hljs-string">"File content: %s"</text:span><text:span text:style-name="HTMLCode">, data);</text:span></text:p>
      <text:p text:style-name="HTMLPreformatted"><text:span text:style-name="HTMLCode"><text:s text:c="4"/>fclose(fp);</text:span></text:p>
      <text:p text:style-name="HTMLPreformatted"/>
      <text:p text:style-name="HTMLPreformatted"><text:span text:style-name="HTMLCode"><text:s text:c="4"/></text:span><text:span text:style-name="hljs-keyword">return</text:span><text:span text:style-name="HTMLCode"><text:s/></text:span><text:span text:style-name="hljs-number">0</text:span><text:span text:style-name="HTMLCode">;</text:span></text:p>
      <text:p text:style-name="HTMLPreformatted"><text:span text:style-name="HTMLCode">}</text:span></text:p>
      <text:p text:style-name="Standard"/>
      <text:p text:style-name="Standard"/>
      <text:p text:style-name="Standard"/>
      <text:p text:style-name="Standard"/>
      <text:p text:style-name="Standard"><text:span text:style-name="T901">NOTE:-<text:s/></text:span><text:span text:style-name="T902">I have added the lab exercise to the folder containing the tas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ans-serif" svg:font-family="Verdana, sans-serif" style:font-family-generic="system"/>
    <style:font-face style:name="Segoe UI" svg:font-family="Segoe UI" style:font-family-generic="swiss" style:font-pitch="variable" svg:panose-1="2 11 5 2 4 2 4 2 2 3"/>
    <style:font-face style:name="Consolas, Menlo, 'courier new'," svg:font-family="Consolas, Menlo, 'courier new',"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hljs-type" style:display-name="hljs-type" style:family="text" style:parent-style-name="DefaultParagraphFont"/>
    <style:style style:name="hljs-comment" style:display-name="hljs-comment" style:family="text" style:parent-style-name="DefaultParagraphFont"/>
    <style:style style:name="hljs-number" style:display-name="hljs-number" style:family="text" style:parent-style-name="DefaultParagraphFont"/>
    <style:style style:name="hljs-meta" style:display-name="hljs-meta" style:family="text" style:parent-style-name="DefaultParagraphFont"/>
    <style:style style:name="hljs-keyword" style:display-name="hljs-keyword" style:family="text" style:parent-style-name="DefaultParagraphFont"/>
    <style:style style:name="hljs-string" style:display-name="hljs-string"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built_in" style:display-name="hljs-built_in" style:family="text" style:parent-style-name="DefaultParagraphFont"/>
    <style:style style:name="hljs-literal" style:display-name="hljs-litera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account</dc:creator>
    <meta:creation-date>2025-04-20T22:35:00Z</meta:creation-date>
    <dc:date>2025-08-11T06:01:00Z</dc:date>
    <meta:template xlink:href="Normal" xlink:type="simple"/>
    <meta:editing-cycles>5</meta:editing-cycles>
    <meta:editing-duration>PT2940S</meta:editing-duration>
    <meta:document-statistic meta:page-count="27" meta:paragraph-count="1063" meta:word-count="4299" meta:character-count="23400" meta:row-count="1186" meta:non-whitespace-character-count="20164"/>
  </office:meta>
</office:document-meta>
</file>